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90000020661D222D989B40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color="#ffffff" svg:stroke-opacity="50%" draw:fill-color="#ffffff" draw:opacity="69%" draw:textarea-horizontal-align="justify" draw:textarea-vertical-align="middle" draw:auto-grow-height="false" fo:min-height="8.25cm" fo:min-width="16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53cm" svg:stroke-color="#000000" draw:marker-start-width="0.28cm" draw:marker-end-width="0.28cm" draw:fill-color="#666666" draw:textarea-horizontal-align="justify" draw:textarea-vertical-align="middle" draw:auto-grow-height="false" fo:min-height="2.376cm" fo:min-width="2.125cm" fo:padding-top="0.152cm" fo:padding-bottom="0.152cm" fo:padding-left="0.277cm" fo:padding-right="0.277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8cm" draw:marker-end-width="0.28cm" draw:fill-color="#666666" draw:textarea-horizontal-align="justify" draw:textarea-vertical-align="middle" draw:auto-grow-height="false" fo:min-height="1.509cm" fo:min-width="1.258cm" fo:padding-top="0.152cm" fo:padding-bottom="0.152cm" fo:padding-left="0.277cm" fo:padding-right="0.277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1.5cm"/>
    </style:style>
    <style:style style:name="gr10" style:family="graphic" style:parent-style-name="standard">
      <style:graphic-properties svg:stroke-width="0.053cm" svg:stroke-color="#000000" draw:marker-start-width="0.28cm" draw:marker-end-width="0.28cm" draw:fill-color="#666666" draw:textarea-horizontal-align="justify" draw:textarea-vertical-align="middle" draw:auto-grow-height="false" fo:min-height="6.449cm" fo:min-width="6.196cm" fo:padding-top="0.152cm" fo:padding-bottom="0.152cm" fo:padding-left="0.277cm" fo:padding-right="0.277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81cm" svg:stroke-color="#ff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3.89cm" fo:min-width="3.64cm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53cm" svg:stroke-color="#000000" draw:marker-start="Arrowheads_20_3" draw:marker-start-width="0.279cm" draw:marker-end="Arrowheads_20_3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6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9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1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2cm" fo:min-width="0cm"/>
      <style:paragraph-properties style:writing-mode="lr-tb"/>
    </style:style>
    <style:style style:name="gr28" style:family="graphic" style:parent-style-name="standard">
      <style:graphic-properties draw:stroke="none" draw:stroke-dash="Dash_20_Dot_20_4" svg:stroke-width="0cm" draw:stroke-linejoin="none" svg:stroke-linecap="butt" draw:fill="solid" draw:fill-color="#0000ff" draw:textarea-horizontal-align="center" draw:textarea-vertical-align="middle"/>
    </style:style>
    <style:style style:name="gr29" style:family="graphic" style:parent-style-name="objectwithoutfill">
      <style:graphic-properties svg:stroke-width="0.053cm" svg:stroke-color="#0000ff" draw:marker-start-width="0.28cm" draw:marker-end="Arrowheads_20_4" draw:marker-end-width="0.38cm" draw:fill="none" draw:textarea-vertical-align="middle" fo:padding-top="0.152cm" fo:padding-bottom="0.152cm" fo:padding-left="0.277cm" fo:padding-right="0.277cm"/>
    </style:style>
    <style:style style:name="gr30" style:family="graphic" style:parent-style-name="objectwithoutfill">
      <style:graphic-properties svg:stroke-width="0.053cm" svg:stroke-color="#000000" draw:marker-start="Arrowheads_20_5" draw:marker-start-width="0.279cm" draw:marker-end="Arrowheads_20_3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9cm" fo:min-width="0cm"/>
      <style:paragraph-properties style:writing-mode="lr-tb"/>
    </style:style>
    <style:style style:name="gr33" style:family="graphic" style:parent-style-name="standard">
      <style:graphic-properties draw:stroke="none" draw:fill="solid" draw:fill-color="#ffffff" draw:opacity="100%" draw:opacity-name="Transparency_20_3" draw:textarea-horizontal-align="justify" draw:textarea-vertical-align="middle" draw:auto-grow-height="false" fo:min-height="0.55cm" fo:min-width="2.3cm"/>
    </style:style>
    <style:style style:name="gr34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.75cm" fo:min-width="3.3cm"/>
    </style:style>
    <style:style style:name="gr35" style:family="graphic" style:parent-style-name="standard">
      <style:graphic-properties draw:stroke="none" draw:fill="solid" draw:fill-color="#ffffff" draw:opacity="100%" draw:opacity-name="Transparency_20_4" draw:textarea-horizontal-align="justify" draw:textarea-vertical-align="middle" draw:auto-grow-height="false" fo:min-height="0.55cm" fo:min-width="2.32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 draw:opacity="69%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color="#ffffff" loext:opacity="100%" style:font-name="CMU Sans Serif" fo:font-weight="normal" style:font-weight-asian="normal" style:font-weight-complex="normal"/>
    </style:style>
    <style:style style:name="P7" style:family="paragraph">
      <loext:graphic-properties draw:fill-color="#666666"/>
      <style:paragraph-properties fo:text-align="center" style:writing-mode="lr-tb"/>
      <style:text-properties fo:color="#ffffff" loext:opacity="100%" style:font-name="CMU Sans Serif" fo:font-weight="normal" style:font-weight-asian="normal" style:font-weight-complex="normal"/>
    </style:style>
    <style:style style:name="P8" style:family="paragraph">
      <style:paragraph-properties fo:text-align="center" style:writing-mode="lr-tb"/>
      <style:text-properties fo:color="#ffffff" loext:opacity="100%" style:font-name="CMU Sans Serif"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-color="#666666"/>
      <style:paragraph-properties fo:text-align="center" style:writing-mode="lr-tb"/>
      <style:text-properties fo:color="#ffffff" loext:opacity="100%" style:font-name="CMU Sans Serif" fo:font-size="11pt" fo:font-weight="normal" style:font-size-asian="11pt" style:font-weight-asian="normal" style:font-size-complex="11pt" style:font-weight-complex="normal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CMU Sans Serif"/>
    </style:style>
    <style:style style:name="P13" style:family="paragraph">
      <loext:graphic-properties draw:fill="solid" draw:fill-color="#0000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0000ff" loext:opacity="100%" style:font-name="CMU Sans Serif"/>
    </style:style>
    <style:style style:name="P15" style:family="paragraph">
      <loext:graphic-properties draw:fill="none" draw:fill-color="#ffffff"/>
      <style:paragraph-properties style:writing-mode="lr-tb"/>
      <style:text-properties style:font-name="CMU Sans Serif" fo:font-size="10.5pt" style:font-size-asian="10.5pt" style:font-size-complex="10.5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CMU Sans Serif" fo:font-size="10.5pt" style:font-size-asian="10.5pt" style:font-size-complex="10.5pt"/>
    </style:style>
    <style:style style:name="P18" style:family="paragraph">
      <loext:graphic-properties draw:fill="solid" draw:fill-color="#ffffff" draw:opacity="100%" draw:opacity-name="Transparency_20_3"/>
      <style:paragraph-properties fo:text-align="center"/>
    </style:style>
    <style:style style:name="P19" style:family="paragraph">
      <loext:graphic-properties draw:fill="solid" draw:fill-color="#ffffff" draw:opacity="100%"/>
      <style:paragraph-properties fo:text-align="center"/>
    </style:style>
    <style:style style:name="P20" style:family="paragraph">
      <loext:graphic-properties draw:fill="solid" draw:fill-color="#ffffff" draw:opacity="100%" draw:opacity-name="Transparency_20_4"/>
      <style:paragraph-properties fo:text-align="center"/>
    </style:style>
    <style:style style:name="T1" style:family="text">
      <style:text-properties fo:color="#ffffff" loext:opacity="100%" style:font-name="CMU Sans Serif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ffffff" loext:opacity="100%" style:font-name="CMU Sans Serif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style:font-name="CMU Sans Serif" fo:font-size="32pt" style:font-size-asian="32pt" style:font-size-complex="32pt"/>
    </style:style>
    <style:style style:name="T4" style:family="text">
      <style:text-properties style:font-name="CMU Sans Serif" fo:font-size="26pt" style:font-size-asian="26pt" style:font-size-complex="26pt"/>
    </style:style>
    <style:style style:name="T5" style:family="text">
      <style:text-properties style:font-name="CMU Sans Serif" fo:font-size="22pt" style:font-size-asian="22pt" style:font-size-complex="22pt"/>
    </style:style>
    <style:style style:name="T6" style:family="text">
      <style:text-properties style:font-name="CMU Sans Serif" fo:font-size="20pt" style:font-size-asian="20pt" style:font-size-complex="20pt"/>
    </style:style>
    <style:style style:name="T7" style:family="text">
      <style:text-properties style:font-name="CMU Sans Serif" fo:font-size="15pt" style:font-size-asian="15pt" style:font-size-complex="15pt"/>
    </style:style>
    <style:style style:name="T8" style:family="text">
      <style:text-properties style:font-name="CMU Sans Serif" fo:font-size="13pt" style:font-size-asian="13pt" style:font-size-complex="13pt"/>
    </style:style>
    <style:style style:name="T9" style:family="text">
      <style:text-properties style:font-name="CMU Sans Serif" fo:font-size="11pt" style:font-size-asian="11pt" style:font-size-complex="11pt"/>
    </style:style>
    <style:style style:name="T10" style:family="text">
      <style:text-properties style:font-name="CMU Sans Serif" fo:font-size="10pt" style:font-size-asian="10pt" style:font-size-complex="10pt"/>
    </style:style>
    <style:style style:name="T11" style:family="text">
      <style:text-properties style:font-name="CMU Sans Serif" fo:font-size="7pt" style:font-size-asian="7pt" style:font-size-complex="7pt"/>
    </style:style>
    <style:style style:name="T12" style:family="text">
      <style:text-properties style:font-name="CMU Sans Serif" fo:font-size="4.90000009536743pt" style:font-size-asian="4.90000009536743pt" style:font-size-complex="4.90000009536743pt"/>
    </style:style>
    <style:style style:name="T13" style:family="text">
      <style:text-properties style:font-name="CMU Sans Serif" fo:font-size="3.59999990463257pt" style:font-size-asian="3.59999990463257pt" style:font-size-complex="3.59999990463257pt"/>
    </style:style>
    <style:style style:name="T14" style:family="text">
      <style:text-properties style:font-name="CMU Sans Serif" fo:font-size="2.59999990463257pt" style:font-size-asian="2.59999990463257pt" style:font-size-complex="2.59999990463257pt"/>
    </style:style>
    <style:style style:name="T15" style:family="text">
      <style:text-properties style:font-name="CMU Sans Serif" fo:font-size="1.89999997615814pt" style:font-size-asian="1.89999997615814pt" style:font-size-complex="1.89999997615814pt"/>
    </style:style>
    <style:style style:name="T16" style:family="text">
      <style:text-properties fo:color="#0000ff" loext:opacity="100%" style:font-name="CMU Sans Serif" fo:font-size="26pt" style:font-size-asian="26pt" style:font-size-complex="26pt"/>
    </style:style>
    <style:style style:name="T17" style:family="text">
      <style:text-properties style:font-name="CMU Sans 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svg:title>TexMaths</svg:title>
          <svg:desc>28§display§00000000000000§svg§600§FALSE§</svg:desc>
          <draw:g>
            <draw:path draw:style-name="gr1" draw:text-style-name="P1" draw:layer="layout" svg:width="6.741cm" svg:height="0.571cm" svg:x="3.707cm" svg:y="2.876cm" svg:viewBox="0 0 6742 572" svg:d="M0 0c2247 0 4495 0 6742 0 0 191 0 381 0 572-2247 0-4495 0-6742 0 0-191 0-381 0-572z">
              <text:p/>
            </draw:path>
            <draw:path draw:style-name="gr2" draw:text-style-name="P2" draw:layer="layout" svg:width="0.413cm" svg:height="0.671cm" svg:x="3.696cm" svg:y="2.826cm" svg:viewBox="0 0 414 672" svg:d="M414 337c0-78-5-156-39-228-48-92-126-109-168-109-59 0-131 25-171 117-33 67-36 142-36 220 0 73 3 162 45 237 42 78 112 98 159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4.186cm" svg:y="2.826cm" svg:viewBox="0 0 414 672" svg:d="M414 337c0-78-5-156-39-228-45-92-126-109-168-109-59 0-129 25-171 117-30 67-36 142-36 220 0 73 6 162 45 237 42 78 115 98 162 98 53 0 129-20 171-114 31-67 36-143 36-221zM207 650c-39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4.678cm" svg:y="2.826cm" svg:viewBox="0 0 414 672" svg:d="M414 337c0-78-5-156-39-228-45-92-126-109-168-109-59 0-131 25-171 117-30 67-36 142-36 220 0 73 3 162 45 237 42 78 115 98 162 98 53 0 126-20 171-114 31-67 36-143 36-221zM207 650c-39 0-98-23-115-117-11-59-11-148-11-207 0-61 0-128 9-178 19-117 92-126 117-126 31 0 98 17 115 115 11 53 11 128 11 189 0 73 0 140-11 204-14 92-70 120-115 120z">
              <text:p/>
            </draw:path>
            <draw:path draw:style-name="gr2" draw:text-style-name="P2" draw:layer="layout" svg:width="0.413cm" svg:height="0.671cm" svg:x="5.171cm" svg:y="2.826cm" svg:viewBox="0 0 414 672" svg:d="M414 337c0-78-5-156-42-228-45-92-123-109-165-109-59 0-131 25-171 117-33 67-36 142-36 220 0 73 3 162 42 237 45 78 115 98 162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5.661cm" svg:y="2.826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6.153cm" svg:y="2.826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4 92-70 120-115 120z">
              <text:p/>
            </draw:path>
            <draw:path draw:style-name="gr2" draw:text-style-name="P2" draw:layer="layout" svg:width="0.41cm" svg:height="0.671cm" svg:x="6.646cm" svg:y="2.826cm" svg:viewBox="0 0 411 672" svg:d="M411 337c0-78-2-156-39-228-45-92-126-109-165-109-59 0-131 25-171 117-33 67-36 142-36 220 0 73 3 162 42 237 42 78 115 98 162 98 53 0 129-20 171-114 34-67 36-143 36-221zM204 650c-36 0-95-23-112-117-11-59-11-148-11-207 0-61 0-128 9-178 16-117 92-126 114-126 34 0 98 17 118 115 8 53 8 128 8 189 0 73 0 140-11 204-14 92-70 120-115 120z">
              <text:p/>
            </draw:path>
            <draw:path draw:style-name="gr2" draw:text-style-name="P2" draw:layer="layout" svg:width="0.413cm" svg:height="0.671cm" svg:x="7.136cm" svg:y="2.826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7.628cm" svg:y="2.826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7 92-73 120-115 120z">
              <text:p/>
            </draw:path>
            <draw:path draw:style-name="gr2" draw:text-style-name="P2" draw:layer="layout" svg:width="0.41cm" svg:height="0.671cm" svg:x="8.121cm" svg:y="2.826cm" svg:viewBox="0 0 411 672" svg:d="M411 337c0-78-2-156-39-228-45-92-126-109-165-109-59 0-131 25-171 117-33 67-36 142-36 220 0 73 3 162 42 237 42 78 115 98 162 98 53 0 129-20 171-114 34-67 36-143 36-221zM204 650c-36 0-95-23-112-117-11-59-11-148-11-207 0-61 0-128 6-178 19-117 95-126 117-126 34 0 98 17 118 115 8 53 8 128 8 189 0 73 0 140-11 204-14 92-70 120-115 120z">
              <text:p/>
            </draw:path>
            <draw:path draw:style-name="gr2" draw:text-style-name="P2" draw:layer="layout" svg:width="0.413cm" svg:height="0.671cm" svg:x="8.611cm" svg:y="2.826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9.103cm" svg:y="2.826cm" svg:viewBox="0 0 414 672" svg:d="M414 337c0-78-5-156-39-228-48-92-126-109-168-109-59 0-131 25-171 117-30 67-36 142-36 220 0 73 3 162 45 237 42 78 112 98 162 98 53 0 126-20 171-114 31-67 36-143 36-221zM207 650c-39 0-98-23-115-117-11-59-11-148-11-207 0-61 0-128 9-178 16-117 92-126 117-126 31 0 95 17 115 115 11 53 11 128 11 189 0 73 0 140-11 204-17 92-73 120-115 120z">
              <text:p/>
            </draw:path>
            <draw:path draw:style-name="gr2" draw:text-style-name="P2" draw:layer="layout" svg:width="0.413cm" svg:height="0.671cm" svg:x="9.593cm" svg:y="2.826cm" svg:viewBox="0 0 414 672" svg:d="M414 337c0-78-3-156-39-228-45-92-126-109-165-109-59 0-132 25-174 117-30 67-36 142-36 220 0 73 6 162 45 237 42 78 115 98 162 98 53 0 129-20 171-114 33-67 36-143 36-221zM207 650c-36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10.086cm" svg:y="2.826cm" svg:viewBox="0 0 414 672" svg:d="M414 337c0-78-5-156-39-228-45-92-126-109-168-109-59 0-129 25-171 117-30 67-36 142-36 220 0 73 6 162 45 237 42 78 115 98 162 98 53 0 129-20 171-114 31-67 36-143 36-221zM207 650c-39 0-98-23-115-117-11-59-11-148-11-207 0-61 0-128 9-178 19-117 92-126 117-126 31 0 98 17 115 115 11 53 11 128 11 189 0 73 0 140-11 204-14 92-70 120-115 120z">
              <text:p/>
            </draw:path>
          </draw:g>
        </draw:g>
        <draw:g>
          <svg:title>TexMaths</svg:title>
          <svg:desc>28§display§00000000000000§svg§600§FALSE§</svg:desc>
          <draw:g>
            <draw:path draw:style-name="gr1" draw:text-style-name="P1" draw:layer="layout" svg:width="6.741cm" svg:height="0.571cm" svg:x="3.707cm" svg:y="3.877cm" svg:viewBox="0 0 6742 572" svg:d="M0 0c2247 0 4495 0 6742 0 0 191 0 381 0 572-2247 0-4495 0-6742 0 0-191 0-381 0-572z">
              <text:p/>
            </draw:path>
            <draw:path draw:style-name="gr2" draw:text-style-name="P2" draw:layer="layout" svg:width="0.413cm" svg:height="0.671cm" svg:x="3.696cm" svg:y="3.827cm" svg:viewBox="0 0 414 672" svg:d="M414 337c0-78-5-156-39-228-48-92-126-109-168-109-59 0-131 25-171 117-33 67-36 142-36 220 0 73 3 162 45 237 42 78 112 98 159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4.186cm" svg:y="3.827cm" svg:viewBox="0 0 414 672" svg:d="M414 337c0-78-5-156-39-228-45-92-126-109-168-109-59 0-129 25-171 117-30 67-36 142-36 220 0 73 6 162 45 237 42 78 115 98 162 98 53 0 129-20 171-114 31-67 36-143 36-221zM207 650c-39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4.678cm" svg:y="3.827cm" svg:viewBox="0 0 414 672" svg:d="M414 337c0-78-5-156-39-228-45-92-126-109-168-109-59 0-131 25-171 117-30 67-36 142-36 220 0 73 3 162 45 237 42 78 115 98 162 98 53 0 126-20 171-114 31-67 36-143 36-221zM207 650c-39 0-98-23-115-117-11-59-11-148-11-207 0-61 0-128 9-178 19-117 92-126 117-126 31 0 98 17 115 115 11 53 11 128 11 189 0 73 0 140-11 204-14 92-70 120-115 120z">
              <text:p/>
            </draw:path>
            <draw:path draw:style-name="gr2" draw:text-style-name="P2" draw:layer="layout" svg:width="0.413cm" svg:height="0.671cm" svg:x="5.171cm" svg:y="3.827cm" svg:viewBox="0 0 414 672" svg:d="M414 337c0-78-5-156-42-228-45-92-123-109-165-109-59 0-131 25-171 117-33 67-36 142-36 220 0 73 3 162 42 237 45 78 115 98 162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5.661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6.153cm" svg:y="3.827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4 92-70 120-115 120z">
              <text:p/>
            </draw:path>
            <draw:path draw:style-name="gr2" draw:text-style-name="P2" draw:layer="layout" svg:width="0.41cm" svg:height="0.671cm" svg:x="6.646cm" svg:y="3.827cm" svg:viewBox="0 0 411 672" svg:d="M411 337c0-78-2-156-39-228-45-92-126-109-165-109-59 0-131 25-171 117-33 67-36 142-36 220 0 73 3 162 42 237 42 78 115 98 162 98 53 0 129-20 171-114 34-67 36-143 36-221zM204 650c-36 0-95-23-112-117-11-59-11-148-11-207 0-61 0-128 9-178 16-117 92-126 114-126 34 0 98 17 118 115 8 53 8 128 8 189 0 73 0 140-11 204-14 92-70 120-115 120z">
              <text:p/>
            </draw:path>
            <draw:path draw:style-name="gr2" draw:text-style-name="P2" draw:layer="layout" svg:width="0.413cm" svg:height="0.671cm" svg:x="7.136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7.628cm" svg:y="3.827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7 92-73 120-115 120z">
              <text:p/>
            </draw:path>
            <draw:path draw:style-name="gr2" draw:text-style-name="P2" draw:layer="layout" svg:width="0.41cm" svg:height="0.671cm" svg:x="8.121cm" svg:y="3.827cm" svg:viewBox="0 0 411 672" svg:d="M411 337c0-78-2-156-39-228-45-92-126-109-165-109-59 0-131 25-171 117-33 67-36 142-36 220 0 73 3 162 42 237 42 78 115 98 162 98 53 0 129-20 171-114 34-67 36-143 36-221zM204 650c-36 0-95-23-112-117-11-59-11-148-11-207 0-61 0-128 6-178 19-117 95-126 117-126 34 0 98 17 118 115 8 53 8 128 8 189 0 73 0 140-11 204-14 92-70 120-115 120z">
              <text:p/>
            </draw:path>
            <draw:path draw:style-name="gr2" draw:text-style-name="P2" draw:layer="layout" svg:width="0.413cm" svg:height="0.671cm" svg:x="8.611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9.103cm" svg:y="3.827cm" svg:viewBox="0 0 414 672" svg:d="M414 337c0-78-5-156-39-228-48-92-126-109-168-109-59 0-131 25-171 117-30 67-36 142-36 220 0 73 3 162 45 237 42 78 112 98 162 98 53 0 126-20 171-114 31-67 36-143 36-221zM207 650c-39 0-98-23-115-117-11-59-11-148-11-207 0-61 0-128 9-178 16-117 92-126 117-126 31 0 95 17 115 115 11 53 11 128 11 189 0 73 0 140-11 204-17 92-73 120-115 120z">
              <text:p/>
            </draw:path>
            <draw:path draw:style-name="gr2" draw:text-style-name="P2" draw:layer="layout" svg:width="0.413cm" svg:height="0.671cm" svg:x="9.593cm" svg:y="3.827cm" svg:viewBox="0 0 414 672" svg:d="M414 337c0-78-3-156-39-228-45-92-126-109-165-109-59 0-132 25-174 117-30 67-36 142-36 220 0 73 6 162 45 237 42 78 115 98 162 98 53 0 129-20 171-114 33-67 36-143 36-221zM207 650c-36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10.086cm" svg:y="3.827cm" svg:viewBox="0 0 414 672" svg:d="M414 337c0-78-5-156-39-228-45-92-126-109-168-109-59 0-129 25-171 117-30 67-36 142-36 220 0 73 6 162 45 237 42 78 115 98 162 98 53 0 129-20 171-114 31-67 36-143 36-221zM207 650c-39 0-98-23-115-117-11-59-11-148-11-207 0-61 0-128 9-178 19-117 92-126 117-126 31 0 98 17 115 115 11 53 11 128 11 189 0 73 0 140-11 204-14 92-70 120-115 120z">
              <text:p/>
            </draw:path>
          </draw:g>
        </draw:g>
        <draw:g>
          <svg:title>TexMaths</svg:title>
          <svg:desc>28§display§00000000000000§svg§600§FALSE§</svg:desc>
          <draw:g>
            <draw:path draw:style-name="gr1" draw:text-style-name="P1" draw:layer="layout" svg:width="6.741cm" svg:height="0.571cm" svg:x="3.707cm" svg:y="3.877cm" svg:viewBox="0 0 6742 572" svg:d="M0 0c2247 0 4495 0 6742 0 0 191 0 381 0 572-2247 0-4495 0-6742 0 0-191 0-381 0-572z">
              <text:p/>
            </draw:path>
            <draw:path draw:style-name="gr2" draw:text-style-name="P2" draw:layer="layout" svg:width="0.413cm" svg:height="0.671cm" svg:x="3.696cm" svg:y="3.827cm" svg:viewBox="0 0 414 672" svg:d="M414 337c0-78-5-156-39-228-48-92-126-109-168-109-59 0-131 25-171 117-33 67-36 142-36 220 0 73 3 162 45 237 42 78 112 98 159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4.186cm" svg:y="3.827cm" svg:viewBox="0 0 414 672" svg:d="M414 337c0-78-5-156-39-228-45-92-126-109-168-109-59 0-129 25-171 117-30 67-36 142-36 220 0 73 6 162 45 237 42 78 115 98 162 98 53 0 129-20 171-114 31-67 36-143 36-221zM207 650c-39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4.678cm" svg:y="3.827cm" svg:viewBox="0 0 414 672" svg:d="M414 337c0-78-5-156-39-228-45-92-126-109-168-109-59 0-131 25-171 117-30 67-36 142-36 220 0 73 3 162 45 237 42 78 115 98 162 98 53 0 126-20 171-114 31-67 36-143 36-221zM207 650c-39 0-98-23-115-117-11-59-11-148-11-207 0-61 0-128 9-178 19-117 92-126 117-126 31 0 98 17 115 115 11 53 11 128 11 189 0 73 0 140-11 204-14 92-70 120-115 120z">
              <text:p/>
            </draw:path>
            <draw:path draw:style-name="gr2" draw:text-style-name="P2" draw:layer="layout" svg:width="0.413cm" svg:height="0.671cm" svg:x="5.171cm" svg:y="3.827cm" svg:viewBox="0 0 414 672" svg:d="M414 337c0-78-5-156-42-228-45-92-123-109-165-109-59 0-131 25-171 117-33 67-36 142-36 220 0 73 3 162 42 237 45 78 115 98 162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5.661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6.153cm" svg:y="3.827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4 92-70 120-115 120z">
              <text:p/>
            </draw:path>
            <draw:path draw:style-name="gr2" draw:text-style-name="P2" draw:layer="layout" svg:width="0.41cm" svg:height="0.671cm" svg:x="6.646cm" svg:y="3.827cm" svg:viewBox="0 0 411 672" svg:d="M411 337c0-78-2-156-39-228-45-92-126-109-165-109-59 0-131 25-171 117-33 67-36 142-36 220 0 73 3 162 42 237 42 78 115 98 162 98 53 0 129-20 171-114 34-67 36-143 36-221zM204 650c-36 0-95-23-112-117-11-59-11-148-11-207 0-61 0-128 9-178 16-117 92-126 114-126 34 0 98 17 118 115 8 53 8 128 8 189 0 73 0 140-11 204-14 92-70 120-115 120z">
              <text:p/>
            </draw:path>
            <draw:path draw:style-name="gr2" draw:text-style-name="P2" draw:layer="layout" svg:width="0.413cm" svg:height="0.671cm" svg:x="7.136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7.628cm" svg:y="3.827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7 92-73 120-115 120z">
              <text:p/>
            </draw:path>
            <draw:path draw:style-name="gr2" draw:text-style-name="P2" draw:layer="layout" svg:width="0.41cm" svg:height="0.671cm" svg:x="8.121cm" svg:y="3.827cm" svg:viewBox="0 0 411 672" svg:d="M411 337c0-78-2-156-39-228-45-92-126-109-165-109-59 0-131 25-171 117-33 67-36 142-36 220 0 73 3 162 42 237 42 78 115 98 162 98 53 0 129-20 171-114 34-67 36-143 36-221zM204 650c-36 0-95-23-112-117-11-59-11-148-11-207 0-61 0-128 6-178 19-117 95-126 117-126 34 0 98 17 118 115 8 53 8 128 8 189 0 73 0 140-11 204-14 92-70 120-115 120z">
              <text:p/>
            </draw:path>
            <draw:path draw:style-name="gr2" draw:text-style-name="P2" draw:layer="layout" svg:width="0.413cm" svg:height="0.671cm" svg:x="8.611cm" svg:y="3.827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9.103cm" svg:y="3.827cm" svg:viewBox="0 0 414 672" svg:d="M414 337c0-78-5-156-39-228-48-92-126-109-168-109-59 0-131 25-171 117-30 67-36 142-36 220 0 73 3 162 45 237 42 78 112 98 162 98 53 0 126-20 171-114 31-67 36-143 36-221zM207 650c-39 0-98-23-115-117-11-59-11-148-11-207 0-61 0-128 9-178 16-117 92-126 117-126 31 0 95 17 115 115 11 53 11 128 11 189 0 73 0 140-11 204-17 92-73 120-115 120z">
              <text:p/>
            </draw:path>
            <draw:path draw:style-name="gr2" draw:text-style-name="P2" draw:layer="layout" svg:width="0.413cm" svg:height="0.671cm" svg:x="9.593cm" svg:y="3.827cm" svg:viewBox="0 0 414 672" svg:d="M414 337c0-78-3-156-39-228-45-92-126-109-165-109-59 0-132 25-174 117-30 67-36 142-36 220 0 73 6 162 45 237 42 78 115 98 162 98 53 0 129-20 171-114 33-67 36-143 36-221zM207 650c-36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10.086cm" svg:y="3.827cm" svg:viewBox="0 0 414 672" svg:d="M414 337c0-78-5-156-39-228-45-92-126-109-168-109-59 0-129 25-171 117-30 67-36 142-36 220 0 73 6 162 45 237 42 78 115 98 162 98 53 0 129-20 171-114 31-67 36-143 36-221zM207 650c-39 0-98-23-115-117-11-59-11-148-11-207 0-61 0-128 9-178 19-117 92-126 117-126 31 0 98 17 115 115 11 53 11 128 11 189 0 73 0 140-11 204-14 92-70 120-115 120z">
              <text:p/>
            </draw:path>
          </draw:g>
        </draw:g>
        <draw:g>
          <svg:title>TexMaths</svg:title>
          <svg:desc>28§display§00000000000000§svg§600§FALSE§</svg:desc>
          <draw:g>
            <draw:path draw:style-name="gr1" draw:text-style-name="P1" draw:layer="layout" svg:width="6.741cm" svg:height="0.571cm" svg:x="3.707cm" svg:y="4.878cm" svg:viewBox="0 0 6742 572" svg:d="M0 0c2247 0 4495 0 6742 0 0 191 0 381 0 572-2247 0-4495 0-6742 0 0-191 0-381 0-572z">
              <text:p/>
            </draw:path>
            <draw:path draw:style-name="gr2" draw:text-style-name="P2" draw:layer="layout" svg:width="0.413cm" svg:height="0.671cm" svg:x="3.696cm" svg:y="4.828cm" svg:viewBox="0 0 414 672" svg:d="M414 337c0-78-5-156-39-228-48-92-126-109-168-109-59 0-131 25-171 117-33 67-36 142-36 220 0 73 3 162 45 237 42 78 112 98 159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4.186cm" svg:y="4.828cm" svg:viewBox="0 0 414 672" svg:d="M414 337c0-78-5-156-39-228-45-92-126-109-168-109-59 0-129 25-171 117-30 67-36 142-36 220 0 73 6 162 45 237 42 78 115 98 162 98 53 0 129-20 171-114 31-67 36-143 36-221zM207 650c-39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4.678cm" svg:y="4.828cm" svg:viewBox="0 0 414 672" svg:d="M414 337c0-78-5-156-39-228-45-92-126-109-168-109-59 0-131 25-171 117-30 67-36 142-36 220 0 73 3 162 45 237 42 78 115 98 162 98 53 0 126-20 171-114 31-67 36-143 36-221zM207 650c-39 0-98-23-115-117-11-59-11-148-11-207 0-61 0-128 9-178 19-117 92-126 117-126 31 0 98 17 115 115 11 53 11 128 11 189 0 73 0 140-11 204-14 92-70 120-115 120z">
              <text:p/>
            </draw:path>
            <draw:path draw:style-name="gr2" draw:text-style-name="P2" draw:layer="layout" svg:width="0.413cm" svg:height="0.671cm" svg:x="5.171cm" svg:y="4.828cm" svg:viewBox="0 0 414 672" svg:d="M414 337c0-78-5-156-42-228-45-92-123-109-165-109-59 0-131 25-171 117-33 67-36 142-36 220 0 73 3 162 42 237 45 78 115 98 162 98 53 0 129-20 174-114 31-67 36-143 36-221zM204 650c-36 0-95-23-112-117-11-59-11-148-11-207 0-61 0-128 9-178 16-117 92-126 114-126 34 0 98 17 118 115 8 53 8 128 8 189 0 73 0 140-8 204-17 92-73 120-118 120z">
              <text:p/>
            </draw:path>
            <draw:path draw:style-name="gr2" draw:text-style-name="P2" draw:layer="layout" svg:width="0.413cm" svg:height="0.671cm" svg:x="5.661cm" svg:y="4.828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6.153cm" svg:y="4.828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4 92-70 120-115 120z">
              <text:p/>
            </draw:path>
            <draw:path draw:style-name="gr2" draw:text-style-name="P2" draw:layer="layout" svg:width="0.41cm" svg:height="0.671cm" svg:x="6.646cm" svg:y="4.828cm" svg:viewBox="0 0 411 672" svg:d="M411 337c0-78-2-156-39-228-45-92-126-109-165-109-59 0-131 25-171 117-33 67-36 142-36 220 0 73 3 162 42 237 42 78 115 98 162 98 53 0 129-20 171-114 34-67 36-143 36-221zM204 650c-36 0-95-23-112-117-11-59-11-148-11-207 0-61 0-128 9-178 16-117 92-126 114-126 34 0 98 17 118 115 8 53 8 128 8 189 0 73 0 140-11 204-14 92-70 120-115 120z">
              <text:p/>
            </draw:path>
            <draw:path draw:style-name="gr2" draw:text-style-name="P2" draw:layer="layout" svg:width="0.413cm" svg:height="0.671cm" svg:x="7.136cm" svg:y="4.828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7.628cm" svg:y="4.828cm" svg:viewBox="0 0 414 672" svg:d="M414 337c0-78-5-156-39-228-45-92-126-109-168-109-59 0-131 25-171 117-30 67-36 142-36 220 0 73 3 162 45 237 42 78 112 98 162 98 53 0 126-20 171-114 31-67 36-143 36-221zM207 650c-39 0-98-23-115-117-11-59-11-148-11-207 0-61 0-128 9-178 19-117 92-126 117-126 31 0 95 17 115 115 11 53 11 128 11 189 0 73 0 140-11 204-17 92-73 120-115 120z">
              <text:p/>
            </draw:path>
            <draw:path draw:style-name="gr2" draw:text-style-name="P2" draw:layer="layout" svg:width="0.41cm" svg:height="0.671cm" svg:x="8.121cm" svg:y="4.828cm" svg:viewBox="0 0 411 672" svg:d="M411 337c0-78-2-156-39-228-45-92-126-109-165-109-59 0-131 25-171 117-33 67-36 142-36 220 0 73 3 162 42 237 42 78 115 98 162 98 53 0 129-20 171-114 34-67 36-143 36-221zM204 650c-36 0-95-23-112-117-11-59-11-148-11-207 0-61 0-128 6-178 19-117 95-126 117-126 34 0 98 17 118 115 8 53 8 128 8 189 0 73 0 140-11 204-14 92-70 120-115 120z">
              <text:p/>
            </draw:path>
            <draw:path draw:style-name="gr2" draw:text-style-name="P2" draw:layer="layout" svg:width="0.413cm" svg:height="0.671cm" svg:x="8.611cm" svg:y="4.828cm" svg:viewBox="0 0 414 672" svg:d="M414 337c0-78-5-156-39-228-45-92-126-109-168-109-59 0-129 25-171 117-30 67-36 142-36 220 0 73 6 162 45 237 42 78 115 98 162 98 53 0 129-20 171-114 31-67 36-143 36-221zM207 650c-39 0-95-23-115-117-11-59-11-148-11-207 0-61 0-128 9-178 19-117 92-126 117-126 34 0 98 17 115 115 11 53 11 128 11 189 0 73 0 140-11 204-14 92-70 120-115 120z">
              <text:p/>
            </draw:path>
            <draw:path draw:style-name="gr2" draw:text-style-name="P2" draw:layer="layout" svg:width="0.413cm" svg:height="0.671cm" svg:x="9.103cm" svg:y="4.828cm" svg:viewBox="0 0 414 672" svg:d="M414 337c0-78-5-156-39-228-48-92-126-109-168-109-59 0-131 25-171 117-30 67-36 142-36 220 0 73 3 162 45 237 42 78 112 98 162 98 53 0 126-20 171-114 31-67 36-143 36-221zM207 650c-39 0-98-23-115-117-11-59-11-148-11-207 0-61 0-128 9-178 16-117 92-126 117-126 31 0 95 17 115 115 11 53 11 128 11 189 0 73 0 140-11 204-17 92-73 120-115 120z">
              <text:p/>
            </draw:path>
            <draw:path draw:style-name="gr2" draw:text-style-name="P2" draw:layer="layout" svg:width="0.413cm" svg:height="0.671cm" svg:x="9.593cm" svg:y="4.828cm" svg:viewBox="0 0 414 672" svg:d="M414 337c0-78-3-156-39-228-45-92-126-109-165-109-59 0-132 25-174 117-30 67-36 142-36 220 0 73 6 162 45 237 42 78 115 98 162 98 53 0 129-20 171-114 33-67 36-143 36-221zM207 650c-36 0-95-23-115-117-8-59-8-148-8-207 0-61 0-128 6-178 19-117 92-126 117-126 34 0 98 17 118 115 8 53 8 128 8 189 0 73 0 140-11 204-14 92-70 120-115 120z">
              <text:p/>
            </draw:path>
            <draw:path draw:style-name="gr2" draw:text-style-name="P2" draw:layer="layout" svg:width="0.413cm" svg:height="0.671cm" svg:x="10.086cm" svg:y="4.828cm" svg:viewBox="0 0 414 672" svg:d="M414 337c0-78-5-156-39-228-45-92-126-109-168-109-59 0-129 25-171 117-30 67-36 142-36 220 0 73 6 162 45 237 42 78 115 98 162 98 53 0 129-20 171-114 31-67 36-143 36-221zM207 650c-39 0-98-23-115-117-11-59-11-148-11-207 0-61 0-128 9-178 19-117 92-126 117-126 31 0 98 17 115 115 11 53 11 128 11 189 0 73 0 140-11 204-14 92-70 120-115 120z">
              <text:p/>
            </draw:path>
          </draw:g>
        </draw:g>
        <draw:g>
          <svg:title>TexMaths</svg:title>
          <svg:desc>28§display§\uparrow\,\uparrow\,\uparrow\uparrow\uparrow\uparrow§svg§600§FALSE§</svg:desc>
          <draw:g>
            <draw:path draw:style-name="gr1" draw:text-style-name="P1" draw:layer="layout" svg:width="3.16cm" svg:height="0.769cm" svg:x="13.035cm" svg:y="2.877cm" svg:viewBox="0 0 3161 770" svg:d="M1582 770c-527 0-1055 0-1582 0 0-257 0-513 0-770 1054 0 2107 0 3161 0 0 257 0 513 0 770-526 0-1053 0-1579 0z">
              <text:p/>
            </draw:path>
            <draw:path draw:style-name="gr2" draw:text-style-name="P2" draw:layer="layout" svg:width="0.458cm" svg:height="0.87cm" svg:x="13.001cm" svg:y="2.827cm" svg:viewBox="0 0 459 871" svg:d="M249 137c23 37 51 65 76 81 59 45 120 56 123 56 11 0 11-11 11-19 0-14-3-17-22-23-67-19-107-53-129-78-50-53-62-112-67-146 0-2-6-8-11-8-9 0-12 6-12 17-22 109-92 187-201 218-14 3-17 3-17 20 0 8 0 19 11 19 3 0 62-11 118-50 33-25 59-56 81-87 0 233 0 465 0 698 0 19 0 36 20 36 19 0 19-17 19-36 0-233 0-465 0-698z">
              <text:p/>
            </draw:path>
            <draw:path draw:style-name="gr2" draw:text-style-name="P2" draw:layer="layout" svg:width="0.458cm" svg:height="0.87cm" svg:x="13.656cm" svg:y="2.827cm" svg:viewBox="0 0 459 871" svg:d="M249 137c25 37 51 65 76 81 61 45 120 56 123 56 11 0 11-11 11-19 0-14 0-17-22-23-67-19-107-53-129-78-50-53-62-112-67-146 0-2-6-8-11-8-9 0-9 6-12 17-22 109-92 187-201 218-14 3-17 3-17 20 0 8 0 19 14 19 3 0 59-11 115-50 33-25 59-56 81-87 0 233 0 465 0 698 0 19 0 36 20 36 19 0 19-17 19-36 0-233 0-465 0-698z">
              <text:p/>
            </draw:path>
            <draw:path draw:style-name="gr2" draw:text-style-name="P2" draw:layer="layout" svg:width="0.458cm" svg:height="0.87cm" svg:x="14.311cm" svg:y="2.827cm" svg:viewBox="0 0 459 871" svg:d="M249 137c25 37 53 65 76 81 61 45 120 56 123 56 11 0 11-11 11-19 0-14 0-17-22-23-67-19-107-53-129-78-50-53-62-112-67-146 0-2-6-8-11-8-9 0-9 6-12 17-22 109-92 187-201 218-14 3-17 3-17 20 0 8 0 19 14 19 3 0 59-11 115-50 33-25 59-56 81-87 0 233 0 465 0 698 0 19 0 36 20 36 19 0 19-17 19-36 0-233 0-465 0-698z">
              <text:p/>
            </draw:path>
            <draw:path draw:style-name="gr2" draw:text-style-name="P2" draw:layer="layout" svg:width="0.458cm" svg:height="0.87cm" svg:x="14.804cm" svg:y="2.827cm" svg:viewBox="0 0 459 871" svg:d="M249 137c23 37 51 65 76 81 59 45 80 38 120 56 14 0 14-11 14-19 0-14-3-17-22-23-67-19-107-53-129-78-50-53-62-112-67-146-3-2-6-8-11-8-9 0-12 6-12 17-22 109-92 187-201 218-14 3-17 3-17 20 0 8 0 19 11 19 3 0 62-11 118-50 33-25 59-56 81-87 0 233 0 465 0 698 0 19 0 36 20 36 19 0 19-17 19-36 0-233 0-465 0-698z">
              <text:p/>
            </draw:path>
            <draw:path draw:style-name="gr2" draw:text-style-name="P2" draw:layer="layout" svg:width="0.455cm" svg:height="0.87cm" svg:x="15.297cm" svg:y="2.827cm" svg:viewBox="0 0 456 871" svg:d="M246 137c26 37 54 65 76 81 62 45 120 56 123 56 11 0 11-11 11-19 0-14 0-17-22-23-67-19-104-53-129-78-47-53-61-112-67-146 0-2-6-8-11-8-9 0-9 6-11 17-23 109-93 187-199 218-17 3-17 3-17 20 0 8 0 19 11 19 3 0 62-11 118-50 31-25 59-56 78-87 0 233 0 465 0 698 0 19 0 36 20 36 19 0 19-17 19-36 0-233 0-465 0-698z">
              <text:p/>
            </draw:path>
            <draw:path draw:style-name="gr2" draw:text-style-name="P2" draw:layer="layout" svg:width="0.458cm" svg:height="0.87cm" svg:x="15.787cm" svg:y="2.827cm" svg:viewBox="0 0 459 871" svg:d="M249 137c23 37 51 65 76 81 59 45 120 56 123 56 11 0 11-11 11-19 0-14-3-17-22-23-67-19-107-53-129-78-50-53-62-112-67-146-3-2-6-8-11-8-9 0-12 6-12 17-22 109-92 187-201 218-14 3-17 3-17 20 0 8 0 19 11 19 3 0 62-11 118-50 33-25 59-56 81-87 0 233 0 465 0 698 0 19 0 36 20 36 19 0 19-17 19-36 0-233 0-465 0-698z">
              <text:p/>
            </draw:path>
          </draw:g>
        </draw:g>
        <draw:g>
          <svg:title>TexMaths</svg:title>
          <svg:desc>28§display§\uparrow\uparrow\uparrow\uparrow\uparrow\uparrow§svg§600§FALSE§</svg:desc>
          <draw:g>
            <draw:path draw:style-name="gr1" draw:text-style-name="P1" draw:layer="layout" svg:width="2.83cm" svg:height="0.767cm" svg:x="13.034cm" svg:y="4.05cm" svg:viewBox="0 0 2831 768" svg:d="M1416 768c-472 0-944 0-1416 0 0-256 0-512 0-768 944 0 1887 0 2831 0 0 256 0 512 0 768-472 0-944 0-1415 0z">
              <text:p/>
            </draw:path>
            <draw:path draw:style-name="gr2" draw:text-style-name="P2" draw:layer="layout" svg:width="0.458cm" svg:height="0.867cm" svg:x="13cm" svg:y="4cm" svg:viewBox="0 0 459 868" svg:d="M249 137c22 36 50 64 76 81 58 44 120 56 123 56 11 0 11-12 11-20 0-14-3-17-23-22-67-20-106-53-128-78-51-53-62-112-67-146 0-2-6-8-12-8-8 0-8 6-11 17-22 109-92 187-201 218-14 2-17 2-17 19 0 8 0 20 11 20 3 0 62-12 118-51 33-25 58-55 81-86 0 232 0 463 0 695 0 19 0 36 19 36 20 0 20-17 20-36 0-232 0-463 0-695z">
              <text:p/>
            </draw:path>
            <draw:path draw:style-name="gr2" draw:text-style-name="P2" draw:layer="layout" svg:width="0.455cm" svg:height="0.867cm" svg:x="13.492cm" svg:y="4cm" svg:viewBox="0 0 456 868" svg:d="M249 137c22 36 50 64 76 81 58 44 80 37 120 56 11 0 11-12 11-20 0-14 0-17-22-22-68-20-104-53-126-78-51-53-62-112-70-146 0-2-3-8-9-8-11 0-11 6-14 17-22 109-92 187-198 218-17 2-17 2-17 19 0 8 0 20 11 20 3 0 62-12 118-51 30-25 58-55 81-86 0 232 0 463 0 695 0 19 0 36 19 36 20 0 20-17 20-36 0-232 0-463 0-695z">
              <text:p/>
            </draw:path>
            <draw:path draw:style-name="gr2" draw:text-style-name="P2" draw:layer="layout" svg:width="0.458cm" svg:height="0.867cm" svg:x="13.982cm" svg:y="4cm" svg:viewBox="0 0 459 868" svg:d="M249 137c25 36 50 64 76 81 61 44 120 56 123 56 11 0 11-12 11-20 0-14 0-17-23-22-67-20-106-53-128-78-51-53-62-112-67-146 0-2-6-8-12-8-8 0-8 6-11 17-22 109-92 187-201 218-14 2-17 2-17 19 0 8 0 20 14 20 3 0 59-12 115-51 33-25 58-55 81-86 0 232 0 463 0 695 0 19 0 36 19 36 20 0 20-17 20-36 0-232 0-463 0-695z">
              <text:p/>
            </draw:path>
            <draw:path draw:style-name="gr2" draw:text-style-name="P2" draw:layer="layout" svg:width="0.458cm" svg:height="0.867cm" svg:x="14.474cm" svg:y="4cm" svg:viewBox="0 0 459 868" svg:d="M249 137c22 36 50 64 76 81 58 44 80 37 120 56 14 0 14-12 14-20 0-14-3-17-23-22-67-20-106-53-128-78-51-53-62-112-67-146-3-2-6-8-12-8-8 0-11 6-11 17-25 109-92 187-201 218-14 2-17 2-17 19 0 8 0 20 11 20 3 0 62-12 118-51 33-25 58-55 81-86 0 232 0 463 0 695 0 19 0 36 19 36 20 0 20-17 20-36 0-232 0-463 0-695z">
              <text:p/>
            </draw:path>
            <draw:path draw:style-name="gr2" draw:text-style-name="P2" draw:layer="layout" svg:width="0.455cm" svg:height="0.867cm" svg:x="14.967cm" svg:y="4cm" svg:viewBox="0 0 456 868" svg:d="M246 137c25 36 53 64 76 81 61 44 120 56 123 56 11 0 11-12 11-20 0-14 0-17-22-22-68-20-104-53-129-78-48-53-62-112-67-146 0-2-6-8-11-8-9 0-9 6-12 17-22 109-92 187-198 218-17 2-17 2-17 19 0 8 0 20 11 20 3 0 62-12 118-51 30-25 58-55 78-86 0 232 0 463 0 695 0 19 0 36 20 36 19 0 19-17 19-36 0-232 0-463 0-695z">
              <text:p/>
            </draw:path>
            <draw:path draw:style-name="gr2" draw:text-style-name="P2" draw:layer="layout" svg:width="0.458cm" svg:height="0.867cm" svg:x="15.456cm" svg:y="4cm" svg:viewBox="0 0 459 868" svg:d="M249 137c22 36 50 64 76 81 58 44 120 56 123 56 11 0 11-12 11-20 0-14-3-17-23-22-67-20-106-53-128-78-51-53-62-112-67-146-3-2-6-8-12-8-8 0-11 6-11 17-22 109-92 187-201 218-14 2-17 2-17 19 0 8 0 20 11 20 3 0 62-12 118-51 33-25 58-55 81-86 0 232 0 463 0 695 0 19 0 36 19 36 20 0 20-17 20-36 0-232 0-463 0-695z">
              <text:p/>
            </draw:path>
          </draw:g>
        </draw:g>
        <draw:custom-shape draw:style-name="gr3" draw:text-style-name="P3" draw:layer="layout" svg:width="16.5cm" svg:height="8.5cm" svg:x="4cm" svg:y="-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0.9cm" svg:height="7.266cm" svg:x="2cm" svg:y="3.734cm">
          <draw:image xlink:href="Pictures/10000000000003090000020661D222D989B40BEC.png" xlink:type="simple" xlink:show="embed" xlink:actuate="onLoad" draw:mime-type="image/png">
            <text:p/>
          </draw:image>
        </draw:frame>
        <draw:line draw:style-name="gr6" draw:text-style-name="P5" draw:layer="layout" svg:x1="14cm" svg:y1="8cm" svg:x2="16.5cm" svg:y2="8cm">
          <text:p/>
        </draw:line>
        <draw:custom-shape draw:style-name="gr7" draw:text-style-name="P7" draw:layer="layout" svg:width="3.5cm" svg:height="3.5cm" svg:x="17.5cm" svg:y="6cm">
          <text:p text:style-name="P6"><text:span text:style-name="T1">universe</text:span></text:p>
          <text:p text:style-name="P6"><text:span text:style-name="T1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8" draw:text-style-name="P9" draw:layer="layout" svg:width="2.416cm" svg:height="2.416cm" svg:x="17.189cm" svg:y="8.9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984cm" svg:y="10.7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984cm" svg:y="8.9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373cm" svg:y="9.5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189cm" svg:y="7.2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984cm" svg:y="7.2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984cm" svg:y="5.4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373cm" svg:y="7.8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8.373cm" svg:y="6.0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89cm" svg:y="10.7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89cm" svg:y="8.9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2.584cm" svg:y="8.9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178cm" svg:y="9.5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973cm" svg:y="9.555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89cm" svg:y="7.2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89cm" svg:y="5.4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2.584cm" svg:y="7.2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2.584cm" svg:y="5.4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178cm" svg:y="7.8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178cm" svg:y="6.0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973cm" svg:y="7.839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973cm" svg:y="6.0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806cm" svg:y="10.1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806cm" svg:y="8.4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806cm" svg:y="6.6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195cm" svg:y="9.0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7.195cm" svg:y="7.2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.611cm" svg:y="10.1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406cm" svg:y="10.1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cm" svg:y="10.7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95cm" svg:y="10.744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.611cm" svg:y="8.4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.611cm" svg:y="6.6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406cm" svg:y="8.4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1.406cm" svg:y="6.6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cm" svg:y="9.0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19cm" svg:y="7.2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95cm" svg:y="9.028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416cm" svg:height="2.416cm" svg:x="20.795cm" svg:y="7.233cm">
          <text:p text:style-name="P8"><text:span text:style-name="T2">universe</text:span></text:p>
          <text:p text:style-name="P8"><text:span text:style-name="T2">bo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0" draw:layer="layout" svg:width="12cm" svg:height="12cm" svg:x="16cm" svg:y="2.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0" draw:layer="layout" svg:width="12cm" svg:height="12cm" svg:x="16cm" svg:y="2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7" draw:layer="layout" svg:width="9cm" svg:height="9cm" svg:x="8.655cm" svg:y="2.7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" draw:text-style-name="P5" draw:layer="layout" svg:x1="8.729cm" svg:y1="4.948cm" svg:x2="8.729cm" svg:y2="11.735cm">
          <text:p/>
        </draw:line>
        <draw:line draw:style-name="gr11" draw:text-style-name="P5" draw:layer="layout" svg:x1="8.829cm" svg:y1="4.949cm" svg:x2="8.829cm" svg:y2="11.736cm">
          <text:p/>
        </draw:line>
        <draw:line draw:style-name="gr11" draw:text-style-name="P5" draw:layer="layout" svg:x1="8.929cm" svg:y1="4.95cm" svg:x2="8.929cm" svg:y2="11.737cm">
          <text:p/>
        </draw:line>
        <draw:line draw:style-name="gr11" draw:text-style-name="P5" draw:layer="layout" svg:x1="9.029cm" svg:y1="4.951cm" svg:x2="9.029cm" svg:y2="11.738cm">
          <text:p/>
        </draw:line>
        <draw:line draw:style-name="gr11" draw:text-style-name="P5" draw:layer="layout" svg:x1="9.129cm" svg:y1="4.952cm" svg:x2="9.129cm" svg:y2="11.739cm">
          <text:p/>
        </draw:line>
        <draw:line draw:style-name="gr11" draw:text-style-name="P5" draw:layer="layout" svg:x1="9.229cm" svg:y1="4.949cm" svg:x2="9.229cm" svg:y2="11.736cm">
          <text:p/>
        </draw:line>
        <draw:line draw:style-name="gr11" draw:text-style-name="P5" draw:layer="layout" svg:x1="9.329cm" svg:y1="4.95cm" svg:x2="9.329cm" svg:y2="11.737cm">
          <text:p/>
        </draw:line>
        <draw:line draw:style-name="gr11" draw:text-style-name="P5" draw:layer="layout" svg:x1="9.429cm" svg:y1="4.951cm" svg:x2="9.429cm" svg:y2="11.738cm">
          <text:p/>
        </draw:line>
        <draw:line draw:style-name="gr11" draw:text-style-name="P5" draw:layer="layout" svg:x1="9.529cm" svg:y1="4.952cm" svg:x2="9.529cm" svg:y2="11.739cm">
          <text:p/>
        </draw:line>
        <draw:line draw:style-name="gr11" draw:text-style-name="P5" draw:layer="layout" svg:x1="9.629cm" svg:y1="4.953cm" svg:x2="9.629cm" svg:y2="11.74cm">
          <text:p/>
        </draw:line>
        <draw:line draw:style-name="gr11" draw:text-style-name="P5" draw:layer="layout" svg:x1="9.729cm" svg:y1="4.948cm" svg:x2="9.729cm" svg:y2="11.735cm">
          <text:p/>
        </draw:line>
        <draw:line draw:style-name="gr11" draw:text-style-name="P5" draw:layer="layout" svg:x1="9.829cm" svg:y1="4.949cm" svg:x2="9.829cm" svg:y2="11.736cm">
          <text:p/>
        </draw:line>
        <draw:line draw:style-name="gr11" draw:text-style-name="P5" draw:layer="layout" svg:x1="9.929cm" svg:y1="4.95cm" svg:x2="9.929cm" svg:y2="11.737cm">
          <text:p/>
        </draw:line>
        <draw:line draw:style-name="gr11" draw:text-style-name="P5" draw:layer="layout" svg:x1="10.029cm" svg:y1="4.951cm" svg:x2="10.029cm" svg:y2="11.738cm">
          <text:p/>
        </draw:line>
        <draw:line draw:style-name="gr11" draw:text-style-name="P5" draw:layer="layout" svg:x1="10.129cm" svg:y1="4.952cm" svg:x2="10.129cm" svg:y2="11.739cm">
          <text:p/>
        </draw:line>
        <draw:line draw:style-name="gr11" draw:text-style-name="P5" draw:layer="layout" svg:x1="10.229cm" svg:y1="4.949cm" svg:x2="10.229cm" svg:y2="11.736cm">
          <text:p/>
        </draw:line>
        <draw:line draw:style-name="gr11" draw:text-style-name="P5" draw:layer="layout" svg:x1="10.329cm" svg:y1="4.95cm" svg:x2="10.329cm" svg:y2="11.737cm">
          <text:p/>
        </draw:line>
        <draw:line draw:style-name="gr11" draw:text-style-name="P5" draw:layer="layout" svg:x1="10.429cm" svg:y1="4.951cm" svg:x2="10.429cm" svg:y2="11.738cm">
          <text:p/>
        </draw:line>
        <draw:line draw:style-name="gr11" draw:text-style-name="P5" draw:layer="layout" svg:x1="10.529cm" svg:y1="4.952cm" svg:x2="10.529cm" svg:y2="11.739cm">
          <text:p/>
        </draw:line>
        <draw:line draw:style-name="gr11" draw:text-style-name="P5" draw:layer="layout" svg:x1="10.629cm" svg:y1="4.953cm" svg:x2="10.629cm" svg:y2="11.74cm">
          <text:p/>
        </draw:line>
        <draw:line draw:style-name="gr11" draw:text-style-name="P5" draw:layer="layout" svg:x1="10.729cm" svg:y1="4.948cm" svg:x2="10.729cm" svg:y2="11.735cm">
          <text:p/>
        </draw:line>
        <draw:line draw:style-name="gr11" draw:text-style-name="P5" draw:layer="layout" svg:x1="10.829cm" svg:y1="4.949cm" svg:x2="10.829cm" svg:y2="11.736cm">
          <text:p/>
        </draw:line>
        <draw:line draw:style-name="gr11" draw:text-style-name="P5" draw:layer="layout" svg:x1="10.929cm" svg:y1="4.95cm" svg:x2="10.929cm" svg:y2="11.737cm">
          <text:p/>
        </draw:line>
        <draw:line draw:style-name="gr11" draw:text-style-name="P5" draw:layer="layout" svg:x1="11.029cm" svg:y1="4.951cm" svg:x2="11.029cm" svg:y2="11.738cm">
          <text:p/>
        </draw:line>
        <draw:line draw:style-name="gr11" draw:text-style-name="P5" draw:layer="layout" svg:x1="11.129cm" svg:y1="4.952cm" svg:x2="11.129cm" svg:y2="11.739cm">
          <text:p/>
        </draw:line>
        <draw:line draw:style-name="gr11" draw:text-style-name="P5" draw:layer="layout" svg:x1="11.229cm" svg:y1="4.949cm" svg:x2="11.229cm" svg:y2="11.736cm">
          <text:p/>
        </draw:line>
        <draw:line draw:style-name="gr11" draw:text-style-name="P5" draw:layer="layout" svg:x1="11.329cm" svg:y1="4.95cm" svg:x2="11.329cm" svg:y2="11.737cm">
          <text:p/>
        </draw:line>
        <draw:line draw:style-name="gr11" draw:text-style-name="P5" draw:layer="layout" svg:x1="11.429cm" svg:y1="4.951cm" svg:x2="11.429cm" svg:y2="11.738cm">
          <text:p/>
        </draw:line>
        <draw:line draw:style-name="gr11" draw:text-style-name="P5" draw:layer="layout" svg:x1="11.529cm" svg:y1="4.952cm" svg:x2="11.529cm" svg:y2="11.739cm">
          <text:p/>
        </draw:line>
        <draw:line draw:style-name="gr11" draw:text-style-name="P5" draw:layer="layout" svg:x1="11.629cm" svg:y1="4.953cm" svg:x2="11.629cm" svg:y2="11.74cm">
          <text:p/>
        </draw:line>
        <draw:line draw:style-name="gr11" draw:text-style-name="P5" draw:layer="layout" svg:x1="11.729cm" svg:y1="4.948cm" svg:x2="11.729cm" svg:y2="11.735cm">
          <text:p/>
        </draw:line>
        <draw:line draw:style-name="gr11" draw:text-style-name="P5" draw:layer="layout" svg:x1="11.829cm" svg:y1="4.949cm" svg:x2="11.829cm" svg:y2="11.736cm">
          <text:p/>
        </draw:line>
        <draw:line draw:style-name="gr11" draw:text-style-name="P5" draw:layer="layout" svg:x1="11.929cm" svg:y1="4.95cm" svg:x2="11.929cm" svg:y2="11.737cm">
          <text:p/>
        </draw:line>
        <draw:line draw:style-name="gr11" draw:text-style-name="P5" draw:layer="layout" svg:x1="12.029cm" svg:y1="4.951cm" svg:x2="12.029cm" svg:y2="11.738cm">
          <text:p/>
        </draw:line>
        <draw:line draw:style-name="gr11" draw:text-style-name="P5" draw:layer="layout" svg:x1="12.129cm" svg:y1="4.952cm" svg:x2="12.129cm" svg:y2="11.739cm">
          <text:p/>
        </draw:line>
        <draw:line draw:style-name="gr11" draw:text-style-name="P5" draw:layer="layout" svg:x1="12.229cm" svg:y1="4.949cm" svg:x2="12.229cm" svg:y2="11.736cm">
          <text:p/>
        </draw:line>
        <draw:line draw:style-name="gr11" draw:text-style-name="P5" draw:layer="layout" svg:x1="12.329cm" svg:y1="4.95cm" svg:x2="12.329cm" svg:y2="11.737cm">
          <text:p/>
        </draw:line>
        <draw:line draw:style-name="gr11" draw:text-style-name="P5" draw:layer="layout" svg:x1="12.429cm" svg:y1="4.951cm" svg:x2="12.429cm" svg:y2="11.738cm">
          <text:p/>
        </draw:line>
        <draw:line draw:style-name="gr11" draw:text-style-name="P5" draw:layer="layout" svg:x1="12.529cm" svg:y1="4.952cm" svg:x2="12.529cm" svg:y2="11.739cm">
          <text:p/>
        </draw:line>
        <draw:line draw:style-name="gr11" draw:text-style-name="P5" draw:layer="layout" svg:x1="12.629cm" svg:y1="4.953cm" svg:x2="12.629cm" svg:y2="11.74cm">
          <text:p/>
        </draw:line>
        <draw:line draw:style-name="gr11" draw:text-style-name="P5" draw:layer="layout" svg:x1="12.729cm" svg:y1="4.948cm" svg:x2="12.729cm" svg:y2="11.735cm">
          <text:p/>
        </draw:line>
        <draw:line draw:style-name="gr11" draw:text-style-name="P5" draw:layer="layout" svg:x1="12.829cm" svg:y1="4.949cm" svg:x2="12.829cm" svg:y2="11.736cm">
          <text:p/>
        </draw:line>
        <draw:line draw:style-name="gr11" draw:text-style-name="P5" draw:layer="layout" svg:x1="12.929cm" svg:y1="4.95cm" svg:x2="12.929cm" svg:y2="11.737cm">
          <text:p/>
        </draw:line>
        <draw:line draw:style-name="gr11" draw:text-style-name="P5" draw:layer="layout" svg:x1="13.029cm" svg:y1="4.951cm" svg:x2="13.029cm" svg:y2="11.738cm">
          <text:p/>
        </draw:line>
        <draw:line draw:style-name="gr11" draw:text-style-name="P5" draw:layer="layout" svg:x1="13.129cm" svg:y1="4.952cm" svg:x2="13.129cm" svg:y2="11.739cm">
          <text:p/>
        </draw:line>
        <draw:line draw:style-name="gr11" draw:text-style-name="P5" draw:layer="layout" svg:x1="13.229cm" svg:y1="4.949cm" svg:x2="13.229cm" svg:y2="11.736cm">
          <text:p/>
        </draw:line>
        <draw:line draw:style-name="gr11" draw:text-style-name="P5" draw:layer="layout" svg:x1="13.329cm" svg:y1="4.95cm" svg:x2="13.329cm" svg:y2="11.737cm">
          <text:p/>
        </draw:line>
        <draw:line draw:style-name="gr11" draw:text-style-name="P5" draw:layer="layout" svg:x1="13.429cm" svg:y1="4.951cm" svg:x2="13.429cm" svg:y2="11.738cm">
          <text:p/>
        </draw:line>
        <draw:line draw:style-name="gr11" draw:text-style-name="P5" draw:layer="layout" svg:x1="13.529cm" svg:y1="4.952cm" svg:x2="13.529cm" svg:y2="11.739cm">
          <text:p/>
        </draw:line>
        <draw:line draw:style-name="gr11" draw:text-style-name="P5" draw:layer="layout" svg:x1="13.629cm" svg:y1="4.953cm" svg:x2="13.629cm" svg:y2="11.74cm">
          <text:p/>
        </draw:line>
        <draw:line draw:style-name="gr11" draw:text-style-name="P5" draw:layer="layout" svg:x1="13.729cm" svg:y1="4.948cm" svg:x2="13.729cm" svg:y2="11.735cm">
          <text:p/>
        </draw:line>
        <draw:line draw:style-name="gr11" draw:text-style-name="P5" draw:layer="layout" svg:x1="13.829cm" svg:y1="4.949cm" svg:x2="13.829cm" svg:y2="11.736cm">
          <text:p/>
        </draw:line>
        <draw:line draw:style-name="gr11" draw:text-style-name="P5" draw:layer="layout" svg:x1="13.929cm" svg:y1="4.95cm" svg:x2="13.929cm" svg:y2="11.737cm">
          <text:p/>
        </draw:line>
        <draw:line draw:style-name="gr11" draw:text-style-name="P5" draw:layer="layout" svg:x1="14.029cm" svg:y1="4.951cm" svg:x2="14.029cm" svg:y2="11.738cm">
          <text:p/>
        </draw:line>
        <draw:line draw:style-name="gr11" draw:text-style-name="P5" draw:layer="layout" svg:x1="14.129cm" svg:y1="4.952cm" svg:x2="14.129cm" svg:y2="11.739cm">
          <text:p/>
        </draw:line>
        <draw:line draw:style-name="gr11" draw:text-style-name="P5" draw:layer="layout" svg:x1="14.229cm" svg:y1="4.949cm" svg:x2="14.229cm" svg:y2="11.736cm">
          <text:p/>
        </draw:line>
        <draw:line draw:style-name="gr11" draw:text-style-name="P5" draw:layer="layout" svg:x1="14.329cm" svg:y1="4.95cm" svg:x2="14.329cm" svg:y2="11.737cm">
          <text:p/>
        </draw:line>
        <draw:line draw:style-name="gr11" draw:text-style-name="P5" draw:layer="layout" svg:x1="14.429cm" svg:y1="4.951cm" svg:x2="14.429cm" svg:y2="11.738cm">
          <text:p/>
        </draw:line>
        <draw:line draw:style-name="gr11" draw:text-style-name="P5" draw:layer="layout" svg:x1="14.529cm" svg:y1="4.952cm" svg:x2="14.529cm" svg:y2="11.739cm">
          <text:p/>
        </draw:line>
        <draw:line draw:style-name="gr11" draw:text-style-name="P5" draw:layer="layout" svg:x1="14.629cm" svg:y1="4.953cm" svg:x2="14.629cm" svg:y2="11.74cm">
          <text:p/>
        </draw:line>
        <draw:line draw:style-name="gr11" draw:text-style-name="P5" draw:layer="layout" svg:x1="14.729cm" svg:y1="4.951cm" svg:x2="14.729cm" svg:y2="11.738cm">
          <text:p/>
        </draw:line>
        <draw:line draw:style-name="gr11" draw:text-style-name="P5" draw:layer="layout" svg:x1="14.829cm" svg:y1="4.952cm" svg:x2="14.829cm" svg:y2="11.739cm">
          <text:p/>
        </draw:line>
        <draw:line draw:style-name="gr11" draw:text-style-name="P5" draw:layer="layout" svg:x1="14.929cm" svg:y1="4.953cm" svg:x2="14.929cm" svg:y2="11.74cm">
          <text:p/>
        </draw:line>
        <draw:line draw:style-name="gr11" draw:text-style-name="P5" draw:layer="layout" svg:x1="15.029cm" svg:y1="4.95cm" svg:x2="15.029cm" svg:y2="11.737cm">
          <text:p/>
        </draw:line>
        <draw:line draw:style-name="gr11" draw:text-style-name="P5" draw:layer="layout" svg:x1="15.129cm" svg:y1="4.951cm" svg:x2="15.129cm" svg:y2="11.738cm">
          <text:p/>
        </draw:line>
        <draw:line draw:style-name="gr11" draw:text-style-name="P5" draw:layer="layout" svg:x1="15.229cm" svg:y1="4.952cm" svg:x2="15.229cm" svg:y2="11.739cm">
          <text:p/>
        </draw:line>
        <draw:line draw:style-name="gr11" draw:text-style-name="P5" draw:layer="layout" svg:x1="15.329cm" svg:y1="4.953cm" svg:x2="15.329cm" svg:y2="11.74cm">
          <text:p/>
        </draw:line>
        <draw:line draw:style-name="gr11" draw:text-style-name="P5" draw:layer="layout" svg:x1="8.633cm" svg:y1="11.644cm" svg:x2="15.42cm" svg:y2="11.644cm">
          <text:p/>
        </draw:line>
        <draw:line draw:style-name="gr11" draw:text-style-name="P5" draw:layer="layout" svg:x1="8.634cm" svg:y1="11.544cm" svg:x2="15.421cm" svg:y2="11.544cm">
          <text:p/>
        </draw:line>
        <draw:line draw:style-name="gr11" draw:text-style-name="P5" draw:layer="layout" svg:x1="8.635cm" svg:y1="11.444cm" svg:x2="15.422cm" svg:y2="11.444cm">
          <text:p/>
        </draw:line>
        <draw:line draw:style-name="gr11" draw:text-style-name="P5" draw:layer="layout" svg:x1="8.636cm" svg:y1="11.344cm" svg:x2="15.423cm" svg:y2="11.344cm">
          <text:p/>
        </draw:line>
        <draw:line draw:style-name="gr11" draw:text-style-name="P5" draw:layer="layout" svg:x1="8.637cm" svg:y1="11.244cm" svg:x2="15.424cm" svg:y2="11.244cm">
          <text:p/>
        </draw:line>
        <draw:line draw:style-name="gr11" draw:text-style-name="P5" draw:layer="layout" svg:x1="8.634cm" svg:y1="11.144cm" svg:x2="15.421cm" svg:y2="11.144cm">
          <text:p/>
        </draw:line>
        <draw:line draw:style-name="gr11" draw:text-style-name="P5" draw:layer="layout" svg:x1="8.635cm" svg:y1="11.044cm" svg:x2="15.422cm" svg:y2="11.044cm">
          <text:p/>
        </draw:line>
        <draw:line draw:style-name="gr11" draw:text-style-name="P5" draw:layer="layout" svg:x1="8.636cm" svg:y1="10.944cm" svg:x2="15.423cm" svg:y2="10.944cm">
          <text:p/>
        </draw:line>
        <draw:line draw:style-name="gr11" draw:text-style-name="P5" draw:layer="layout" svg:x1="8.637cm" svg:y1="10.844cm" svg:x2="15.424cm" svg:y2="10.844cm">
          <text:p/>
        </draw:line>
        <draw:line draw:style-name="gr11" draw:text-style-name="P5" draw:layer="layout" svg:x1="8.638cm" svg:y1="10.744cm" svg:x2="15.425cm" svg:y2="10.744cm">
          <text:p/>
        </draw:line>
        <draw:line draw:style-name="gr11" draw:text-style-name="P5" draw:layer="layout" svg:x1="8.633cm" svg:y1="10.644cm" svg:x2="15.42cm" svg:y2="10.644cm">
          <text:p/>
        </draw:line>
        <draw:line draw:style-name="gr11" draw:text-style-name="P5" draw:layer="layout" svg:x1="8.634cm" svg:y1="10.544cm" svg:x2="15.421cm" svg:y2="10.544cm">
          <text:p/>
        </draw:line>
        <draw:line draw:style-name="gr11" draw:text-style-name="P5" draw:layer="layout" svg:x1="8.635cm" svg:y1="10.444cm" svg:x2="15.422cm" svg:y2="10.444cm">
          <text:p/>
        </draw:line>
        <draw:line draw:style-name="gr11" draw:text-style-name="P5" draw:layer="layout" svg:x1="8.636cm" svg:y1="10.344cm" svg:x2="15.423cm" svg:y2="10.344cm">
          <text:p/>
        </draw:line>
        <draw:line draw:style-name="gr11" draw:text-style-name="P5" draw:layer="layout" svg:x1="8.637cm" svg:y1="10.244cm" svg:x2="15.424cm" svg:y2="10.244cm">
          <text:p/>
        </draw:line>
        <draw:line draw:style-name="gr11" draw:text-style-name="P5" draw:layer="layout" svg:x1="8.634cm" svg:y1="10.144cm" svg:x2="15.421cm" svg:y2="10.144cm">
          <text:p/>
        </draw:line>
        <draw:line draw:style-name="gr11" draw:text-style-name="P5" draw:layer="layout" svg:x1="8.635cm" svg:y1="10.044cm" svg:x2="15.422cm" svg:y2="10.044cm">
          <text:p/>
        </draw:line>
        <draw:line draw:style-name="gr11" draw:text-style-name="P5" draw:layer="layout" svg:x1="8.636cm" svg:y1="9.944cm" svg:x2="15.423cm" svg:y2="9.944cm">
          <text:p/>
        </draw:line>
        <draw:line draw:style-name="gr11" draw:text-style-name="P5" draw:layer="layout" svg:x1="8.637cm" svg:y1="9.844cm" svg:x2="15.424cm" svg:y2="9.844cm">
          <text:p/>
        </draw:line>
        <draw:line draw:style-name="gr11" draw:text-style-name="P5" draw:layer="layout" svg:x1="8.638cm" svg:y1="9.744cm" svg:x2="15.425cm" svg:y2="9.744cm">
          <text:p/>
        </draw:line>
        <draw:line draw:style-name="gr11" draw:text-style-name="P5" draw:layer="layout" svg:x1="8.633cm" svg:y1="9.644cm" svg:x2="15.42cm" svg:y2="9.644cm">
          <text:p/>
        </draw:line>
        <draw:line draw:style-name="gr11" draw:text-style-name="P5" draw:layer="layout" svg:x1="8.634cm" svg:y1="9.544cm" svg:x2="15.421cm" svg:y2="9.544cm">
          <text:p/>
        </draw:line>
        <draw:line draw:style-name="gr11" draw:text-style-name="P5" draw:layer="layout" svg:x1="8.635cm" svg:y1="9.444cm" svg:x2="15.422cm" svg:y2="9.444cm">
          <text:p/>
        </draw:line>
        <draw:line draw:style-name="gr11" draw:text-style-name="P5" draw:layer="layout" svg:x1="8.636cm" svg:y1="9.344cm" svg:x2="15.423cm" svg:y2="9.344cm">
          <text:p/>
        </draw:line>
        <draw:line draw:style-name="gr11" draw:text-style-name="P5" draw:layer="layout" svg:x1="8.637cm" svg:y1="9.244cm" svg:x2="15.424cm" svg:y2="9.244cm">
          <text:p/>
        </draw:line>
        <draw:line draw:style-name="gr11" draw:text-style-name="P5" draw:layer="layout" svg:x1="8.634cm" svg:y1="9.144cm" svg:x2="15.421cm" svg:y2="9.144cm">
          <text:p/>
        </draw:line>
        <draw:line draw:style-name="gr11" draw:text-style-name="P5" draw:layer="layout" svg:x1="8.635cm" svg:y1="9.044cm" svg:x2="15.422cm" svg:y2="9.044cm">
          <text:p/>
        </draw:line>
        <draw:line draw:style-name="gr11" draw:text-style-name="P5" draw:layer="layout" svg:x1="8.636cm" svg:y1="8.944cm" svg:x2="15.423cm" svg:y2="8.944cm">
          <text:p/>
        </draw:line>
        <draw:line draw:style-name="gr11" draw:text-style-name="P5" draw:layer="layout" svg:x1="8.637cm" svg:y1="8.844cm" svg:x2="15.424cm" svg:y2="8.844cm">
          <text:p/>
        </draw:line>
        <draw:line draw:style-name="gr11" draw:text-style-name="P5" draw:layer="layout" svg:x1="8.638cm" svg:y1="8.744cm" svg:x2="15.425cm" svg:y2="8.744cm">
          <text:p/>
        </draw:line>
        <draw:line draw:style-name="gr11" draw:text-style-name="P5" draw:layer="layout" svg:x1="8.633cm" svg:y1="8.644cm" svg:x2="15.42cm" svg:y2="8.644cm">
          <text:p/>
        </draw:line>
        <draw:line draw:style-name="gr11" draw:text-style-name="P5" draw:layer="layout" svg:x1="8.634cm" svg:y1="8.544cm" svg:x2="15.421cm" svg:y2="8.544cm">
          <text:p/>
        </draw:line>
        <draw:line draw:style-name="gr11" draw:text-style-name="P5" draw:layer="layout" svg:x1="8.635cm" svg:y1="8.444cm" svg:x2="15.422cm" svg:y2="8.444cm">
          <text:p/>
        </draw:line>
        <draw:line draw:style-name="gr11" draw:text-style-name="P5" draw:layer="layout" svg:x1="8.636cm" svg:y1="8.344cm" svg:x2="15.423cm" svg:y2="8.344cm">
          <text:p/>
        </draw:line>
        <draw:line draw:style-name="gr11" draw:text-style-name="P5" draw:layer="layout" svg:x1="8.637cm" svg:y1="8.244cm" svg:x2="15.424cm" svg:y2="8.244cm">
          <text:p/>
        </draw:line>
        <draw:line draw:style-name="gr11" draw:text-style-name="P5" draw:layer="layout" svg:x1="8.634cm" svg:y1="8.144cm" svg:x2="15.421cm" svg:y2="8.144cm">
          <text:p/>
        </draw:line>
        <draw:line draw:style-name="gr11" draw:text-style-name="P5" draw:layer="layout" svg:x1="8.635cm" svg:y1="8.044cm" svg:x2="15.422cm" svg:y2="8.044cm">
          <text:p/>
        </draw:line>
        <draw:line draw:style-name="gr11" draw:text-style-name="P5" draw:layer="layout" svg:x1="8.636cm" svg:y1="7.944cm" svg:x2="15.423cm" svg:y2="7.944cm">
          <text:p/>
        </draw:line>
        <draw:line draw:style-name="gr11" draw:text-style-name="P5" draw:layer="layout" svg:x1="8.637cm" svg:y1="7.844cm" svg:x2="15.424cm" svg:y2="7.844cm">
          <text:p/>
        </draw:line>
        <draw:line draw:style-name="gr11" draw:text-style-name="P5" draw:layer="layout" svg:x1="8.638cm" svg:y1="7.744cm" svg:x2="15.425cm" svg:y2="7.744cm">
          <text:p/>
        </draw:line>
        <draw:line draw:style-name="gr11" draw:text-style-name="P5" draw:layer="layout" svg:x1="8.633cm" svg:y1="7.644cm" svg:x2="15.42cm" svg:y2="7.644cm">
          <text:p/>
        </draw:line>
        <draw:line draw:style-name="gr11" draw:text-style-name="P5" draw:layer="layout" svg:x1="8.634cm" svg:y1="7.544cm" svg:x2="15.421cm" svg:y2="7.544cm">
          <text:p/>
        </draw:line>
        <draw:line draw:style-name="gr11" draw:text-style-name="P5" draw:layer="layout" svg:x1="8.635cm" svg:y1="7.444cm" svg:x2="15.422cm" svg:y2="7.444cm">
          <text:p/>
        </draw:line>
        <draw:line draw:style-name="gr11" draw:text-style-name="P5" draw:layer="layout" svg:x1="8.636cm" svg:y1="7.344cm" svg:x2="15.423cm" svg:y2="7.344cm">
          <text:p/>
        </draw:line>
        <draw:line draw:style-name="gr11" draw:text-style-name="P5" draw:layer="layout" svg:x1="8.637cm" svg:y1="7.244cm" svg:x2="15.424cm" svg:y2="7.244cm">
          <text:p/>
        </draw:line>
        <draw:line draw:style-name="gr11" draw:text-style-name="P5" draw:layer="layout" svg:x1="8.634cm" svg:y1="7.144cm" svg:x2="15.421cm" svg:y2="7.144cm">
          <text:p/>
        </draw:line>
        <draw:line draw:style-name="gr11" draw:text-style-name="P5" draw:layer="layout" svg:x1="8.635cm" svg:y1="7.044cm" svg:x2="15.422cm" svg:y2="7.044cm">
          <text:p/>
        </draw:line>
        <draw:line draw:style-name="gr11" draw:text-style-name="P5" draw:layer="layout" svg:x1="8.636cm" svg:y1="6.944cm" svg:x2="15.423cm" svg:y2="6.944cm">
          <text:p/>
        </draw:line>
        <draw:line draw:style-name="gr11" draw:text-style-name="P5" draw:layer="layout" svg:x1="8.637cm" svg:y1="6.844cm" svg:x2="15.424cm" svg:y2="6.844cm">
          <text:p/>
        </draw:line>
        <draw:line draw:style-name="gr11" draw:text-style-name="P5" draw:layer="layout" svg:x1="8.638cm" svg:y1="6.744cm" svg:x2="15.425cm" svg:y2="6.744cm">
          <text:p/>
        </draw:line>
        <draw:line draw:style-name="gr11" draw:text-style-name="P5" draw:layer="layout" svg:x1="8.633cm" svg:y1="6.644cm" svg:x2="15.42cm" svg:y2="6.644cm">
          <text:p/>
        </draw:line>
        <draw:line draw:style-name="gr11" draw:text-style-name="P5" draw:layer="layout" svg:x1="8.634cm" svg:y1="6.544cm" svg:x2="15.421cm" svg:y2="6.544cm">
          <text:p/>
        </draw:line>
        <draw:line draw:style-name="gr11" draw:text-style-name="P5" draw:layer="layout" svg:x1="8.635cm" svg:y1="6.444cm" svg:x2="15.422cm" svg:y2="6.444cm">
          <text:p/>
        </draw:line>
        <draw:line draw:style-name="gr11" draw:text-style-name="P5" draw:layer="layout" svg:x1="8.636cm" svg:y1="6.344cm" svg:x2="15.423cm" svg:y2="6.344cm">
          <text:p/>
        </draw:line>
        <draw:line draw:style-name="gr11" draw:text-style-name="P5" draw:layer="layout" svg:x1="8.637cm" svg:y1="6.244cm" svg:x2="15.424cm" svg:y2="6.244cm">
          <text:p/>
        </draw:line>
        <draw:line draw:style-name="gr11" draw:text-style-name="P5" draw:layer="layout" svg:x1="8.634cm" svg:y1="6.144cm" svg:x2="15.421cm" svg:y2="6.144cm">
          <text:p/>
        </draw:line>
        <draw:line draw:style-name="gr11" draw:text-style-name="P5" draw:layer="layout" svg:x1="8.635cm" svg:y1="6.044cm" svg:x2="15.422cm" svg:y2="6.044cm">
          <text:p/>
        </draw:line>
        <draw:line draw:style-name="gr11" draw:text-style-name="P5" draw:layer="layout" svg:x1="8.636cm" svg:y1="5.944cm" svg:x2="15.423cm" svg:y2="5.944cm">
          <text:p/>
        </draw:line>
        <draw:line draw:style-name="gr11" draw:text-style-name="P5" draw:layer="layout" svg:x1="8.637cm" svg:y1="5.844cm" svg:x2="15.424cm" svg:y2="5.844cm">
          <text:p/>
        </draw:line>
        <draw:line draw:style-name="gr11" draw:text-style-name="P5" draw:layer="layout" svg:x1="8.638cm" svg:y1="5.744cm" svg:x2="15.425cm" svg:y2="5.744cm">
          <text:p/>
        </draw:line>
        <draw:line draw:style-name="gr11" draw:text-style-name="P5" draw:layer="layout" svg:x1="8.636cm" svg:y1="5.644cm" svg:x2="15.423cm" svg:y2="5.644cm">
          <text:p/>
        </draw:line>
        <draw:line draw:style-name="gr11" draw:text-style-name="P5" draw:layer="layout" svg:x1="8.637cm" svg:y1="5.544cm" svg:x2="15.424cm" svg:y2="5.544cm">
          <text:p/>
        </draw:line>
        <draw:line draw:style-name="gr11" draw:text-style-name="P5" draw:layer="layout" svg:x1="8.638cm" svg:y1="5.444cm" svg:x2="15.425cm" svg:y2="5.444cm">
          <text:p/>
        </draw:line>
        <draw:line draw:style-name="gr11" draw:text-style-name="P5" draw:layer="layout" svg:x1="8.635cm" svg:y1="5.344cm" svg:x2="15.422cm" svg:y2="5.344cm">
          <text:p/>
        </draw:line>
        <draw:line draw:style-name="gr11" draw:text-style-name="P5" draw:layer="layout" svg:x1="8.636cm" svg:y1="5.244cm" svg:x2="15.423cm" svg:y2="5.244cm">
          <text:p/>
        </draw:line>
        <draw:line draw:style-name="gr11" draw:text-style-name="P5" draw:layer="layout" svg:x1="8.637cm" svg:y1="5.144cm" svg:x2="15.424cm" svg:y2="5.144cm">
          <text:p/>
        </draw:line>
        <draw:line draw:style-name="gr11" draw:text-style-name="P5" draw:layer="layout" svg:x1="8.638cm" svg:y1="5.044cm" svg:x2="15.425cm" svg:y2="5.044cm">
          <text:p/>
        </draw:line>
        <draw:line draw:style-name="gr12" draw:text-style-name="P5" draw:layer="layout" svg:x1="10.931cm" svg:y1="2.735cm" svg:x2="8.708cm" svg:y2="4.951cm">
          <text:p/>
        </draw:line>
        <draw:line draw:style-name="gr12" draw:text-style-name="P5" draw:layer="layout" svg:x1="11.032cm" svg:y1="2.735cm" svg:x2="8.809cm" svg:y2="4.951cm">
          <text:p/>
        </draw:line>
        <draw:line draw:style-name="gr12" draw:text-style-name="P5" draw:layer="layout" svg:x1="11.132cm" svg:y1="2.736cm" svg:x2="8.909cm" svg:y2="4.952cm">
          <text:p/>
        </draw:line>
        <draw:line draw:style-name="gr12" draw:text-style-name="P5" draw:layer="layout" svg:x1="11.232cm" svg:y1="2.736cm" svg:x2="9.009cm" svg:y2="4.952cm">
          <text:p/>
        </draw:line>
        <draw:line draw:style-name="gr12" draw:text-style-name="P5" draw:layer="layout" svg:x1="11.333cm" svg:y1="2.736cm" svg:x2="9.11cm" svg:y2="4.952cm">
          <text:p/>
        </draw:line>
        <draw:line draw:style-name="gr12" draw:text-style-name="P5" draw:layer="layout" svg:x1="11.435cm" svg:y1="2.735cm" svg:x2="9.212cm" svg:y2="4.951cm">
          <text:p/>
        </draw:line>
        <draw:line draw:style-name="gr12" draw:text-style-name="P5" draw:layer="layout" svg:x1="11.535cm" svg:y1="2.736cm" svg:x2="9.312cm" svg:y2="4.952cm">
          <text:p/>
        </draw:line>
        <draw:line draw:style-name="gr12" draw:text-style-name="P5" draw:layer="layout" svg:x1="11.635cm" svg:y1="2.736cm" svg:x2="9.412cm" svg:y2="4.952cm">
          <text:p/>
        </draw:line>
        <draw:line draw:style-name="gr12" draw:text-style-name="P5" draw:layer="layout" svg:x1="11.736cm" svg:y1="2.736cm" svg:x2="9.513cm" svg:y2="4.952cm">
          <text:p/>
        </draw:line>
        <draw:line draw:style-name="gr12" draw:text-style-name="P5" draw:layer="layout" svg:x1="11.836cm" svg:y1="2.736cm" svg:x2="9.613cm" svg:y2="4.952cm">
          <text:p/>
        </draw:line>
        <draw:line draw:style-name="gr12" draw:text-style-name="P5" draw:layer="layout" svg:x1="11.938cm" svg:y1="2.735cm" svg:x2="9.715cm" svg:y2="4.951cm">
          <text:p/>
        </draw:line>
        <draw:line draw:style-name="gr12" draw:text-style-name="P5" draw:layer="layout" svg:x1="12.039cm" svg:y1="2.735cm" svg:x2="9.816cm" svg:y2="4.951cm">
          <text:p/>
        </draw:line>
        <draw:line draw:style-name="gr12" draw:text-style-name="P5" draw:layer="layout" svg:x1="12.139cm" svg:y1="2.736cm" svg:x2="9.916cm" svg:y2="4.952cm">
          <text:p/>
        </draw:line>
        <draw:line draw:style-name="gr12" draw:text-style-name="P5" draw:layer="layout" svg:x1="12.24cm" svg:y1="2.736cm" svg:x2="10.017cm" svg:y2="4.952cm">
          <text:p/>
        </draw:line>
        <draw:line draw:style-name="gr12" draw:text-style-name="P5" draw:layer="layout" svg:x1="12.34cm" svg:y1="2.736cm" svg:x2="10.117cm" svg:y2="4.952cm">
          <text:p/>
        </draw:line>
        <draw:line draw:style-name="gr12" draw:text-style-name="P5" draw:layer="layout" svg:x1="12.442cm" svg:y1="2.735cm" svg:x2="10.219cm" svg:y2="4.951cm">
          <text:p/>
        </draw:line>
        <draw:line draw:style-name="gr12" draw:text-style-name="P5" draw:layer="layout" svg:x1="12.542cm" svg:y1="2.736cm" svg:x2="10.319cm" svg:y2="4.952cm">
          <text:p/>
        </draw:line>
        <draw:line draw:style-name="gr12" draw:text-style-name="P5" draw:layer="layout" svg:x1="12.643cm" svg:y1="2.736cm" svg:x2="10.42cm" svg:y2="4.952cm">
          <text:p/>
        </draw:line>
        <draw:line draw:style-name="gr12" draw:text-style-name="P5" draw:layer="layout" svg:x1="12.743cm" svg:y1="2.736cm" svg:x2="10.52cm" svg:y2="4.952cm">
          <text:p/>
        </draw:line>
        <draw:line draw:style-name="gr12" draw:text-style-name="P5" draw:layer="layout" svg:x1="12.843cm" svg:y1="2.736cm" svg:x2="10.62cm" svg:y2="4.952cm">
          <text:p/>
        </draw:line>
        <draw:line draw:style-name="gr12" draw:text-style-name="P5" draw:layer="layout" svg:x1="12.946cm" svg:y1="2.735cm" svg:x2="10.723cm" svg:y2="4.951cm">
          <text:p/>
        </draw:line>
        <draw:line draw:style-name="gr12" draw:text-style-name="P5" draw:layer="layout" svg:x1="13.046cm" svg:y1="2.735cm" svg:x2="10.823cm" svg:y2="4.951cm">
          <text:p/>
        </draw:line>
        <draw:line draw:style-name="gr12" draw:text-style-name="P5" draw:layer="layout" svg:x1="13.146cm" svg:y1="2.736cm" svg:x2="10.923cm" svg:y2="4.952cm">
          <text:p/>
        </draw:line>
        <draw:line draw:style-name="gr12" draw:text-style-name="P5" draw:layer="layout" svg:x1="13.247cm" svg:y1="2.736cm" svg:x2="11.024cm" svg:y2="4.952cm">
          <text:p/>
        </draw:line>
        <draw:line draw:style-name="gr12" draw:text-style-name="P5" draw:layer="layout" svg:x1="13.347cm" svg:y1="2.736cm" svg:x2="11.124cm" svg:y2="4.952cm">
          <text:p/>
        </draw:line>
        <draw:line draw:style-name="gr12" draw:text-style-name="P5" draw:layer="layout" svg:x1="13.449cm" svg:y1="2.735cm" svg:x2="11.226cm" svg:y2="4.951cm">
          <text:p/>
        </draw:line>
        <draw:line draw:style-name="gr12" draw:text-style-name="P5" draw:layer="layout" svg:x1="13.549cm" svg:y1="2.736cm" svg:x2="11.326cm" svg:y2="4.952cm">
          <text:p/>
        </draw:line>
        <draw:line draw:style-name="gr12" draw:text-style-name="P5" draw:layer="layout" svg:x1="13.65cm" svg:y1="2.736cm" svg:x2="11.427cm" svg:y2="4.952cm">
          <text:p/>
        </draw:line>
        <draw:line draw:style-name="gr12" draw:text-style-name="P5" draw:layer="layout" svg:x1="13.75cm" svg:y1="2.736cm" svg:x2="11.527cm" svg:y2="4.952cm">
          <text:p/>
        </draw:line>
        <draw:line draw:style-name="gr12" draw:text-style-name="P5" draw:layer="layout" svg:x1="13.851cm" svg:y1="2.736cm" svg:x2="11.628cm" svg:y2="4.952cm">
          <text:p/>
        </draw:line>
        <draw:line draw:style-name="gr12" draw:text-style-name="P5" draw:layer="layout" svg:x1="13.953cm" svg:y1="2.735cm" svg:x2="11.73cm" svg:y2="4.951cm">
          <text:p/>
        </draw:line>
        <draw:line draw:style-name="gr12" draw:text-style-name="P5" draw:layer="layout" svg:x1="14.053cm" svg:y1="2.735cm" svg:x2="11.83cm" svg:y2="4.951cm">
          <text:p/>
        </draw:line>
        <draw:line draw:style-name="gr12" draw:text-style-name="P5" draw:layer="layout" svg:x1="14.154cm" svg:y1="2.736cm" svg:x2="11.931cm" svg:y2="4.952cm">
          <text:p/>
        </draw:line>
        <draw:line draw:style-name="gr12" draw:text-style-name="P5" draw:layer="layout" svg:x1="14.254cm" svg:y1="2.736cm" svg:x2="12.031cm" svg:y2="4.952cm">
          <text:p/>
        </draw:line>
        <draw:line draw:style-name="gr12" draw:text-style-name="P5" draw:layer="layout" svg:x1="14.354cm" svg:y1="2.736cm" svg:x2="12.131cm" svg:y2="4.952cm">
          <text:p/>
        </draw:line>
        <draw:line draw:style-name="gr12" draw:text-style-name="P5" draw:layer="layout" svg:x1="14.456cm" svg:y1="2.735cm" svg:x2="12.233cm" svg:y2="4.951cm">
          <text:p/>
        </draw:line>
        <draw:line draw:style-name="gr12" draw:text-style-name="P5" draw:layer="layout" svg:x1="14.557cm" svg:y1="2.736cm" svg:x2="12.334cm" svg:y2="4.952cm">
          <text:p/>
        </draw:line>
        <draw:line draw:style-name="gr12" draw:text-style-name="P5" draw:layer="layout" svg:x1="14.657cm" svg:y1="2.736cm" svg:x2="12.434cm" svg:y2="4.952cm">
          <text:p/>
        </draw:line>
        <draw:line draw:style-name="gr12" draw:text-style-name="P5" draw:layer="layout" svg:x1="14.757cm" svg:y1="2.736cm" svg:x2="12.534cm" svg:y2="4.952cm">
          <text:p/>
        </draw:line>
        <draw:line draw:style-name="gr12" draw:text-style-name="P5" draw:layer="layout" svg:x1="14.858cm" svg:y1="2.736cm" svg:x2="12.635cm" svg:y2="4.952cm">
          <text:p/>
        </draw:line>
        <draw:line draw:style-name="gr12" draw:text-style-name="P5" draw:layer="layout" svg:x1="14.96cm" svg:y1="2.735cm" svg:x2="12.737cm" svg:y2="4.951cm">
          <text:p/>
        </draw:line>
        <draw:line draw:style-name="gr12" draw:text-style-name="P5" draw:layer="layout" svg:x1="15.06cm" svg:y1="2.735cm" svg:x2="12.837cm" svg:y2="4.951cm">
          <text:p/>
        </draw:line>
        <draw:line draw:style-name="gr12" draw:text-style-name="P5" draw:layer="layout" svg:x1="15.161cm" svg:y1="2.736cm" svg:x2="12.938cm" svg:y2="4.952cm">
          <text:p/>
        </draw:line>
        <draw:line draw:style-name="gr12" draw:text-style-name="P5" draw:layer="layout" svg:x1="15.261cm" svg:y1="2.736cm" svg:x2="13.038cm" svg:y2="4.952cm">
          <text:p/>
        </draw:line>
        <draw:line draw:style-name="gr12" draw:text-style-name="P5" draw:layer="layout" svg:x1="15.362cm" svg:y1="2.736cm" svg:x2="13.139cm" svg:y2="4.952cm">
          <text:p/>
        </draw:line>
        <draw:line draw:style-name="gr12" draw:text-style-name="P5" draw:layer="layout" svg:x1="15.463cm" svg:y1="2.735cm" svg:x2="13.24cm" svg:y2="4.951cm">
          <text:p/>
        </draw:line>
        <draw:line draw:style-name="gr12" draw:text-style-name="P5" draw:layer="layout" svg:x1="15.564cm" svg:y1="2.736cm" svg:x2="13.341cm" svg:y2="4.952cm">
          <text:p/>
        </draw:line>
        <draw:line draw:style-name="gr12" draw:text-style-name="P5" draw:layer="layout" svg:x1="15.664cm" svg:y1="2.736cm" svg:x2="13.441cm" svg:y2="4.952cm">
          <text:p/>
        </draw:line>
        <draw:line draw:style-name="gr12" draw:text-style-name="P5" draw:layer="layout" svg:x1="15.765cm" svg:y1="2.736cm" svg:x2="13.542cm" svg:y2="4.952cm">
          <text:p/>
        </draw:line>
        <draw:line draw:style-name="gr12" draw:text-style-name="P5" draw:layer="layout" svg:x1="15.865cm" svg:y1="2.736cm" svg:x2="13.642cm" svg:y2="4.952cm">
          <text:p/>
        </draw:line>
        <draw:line draw:style-name="gr12" draw:text-style-name="P5" draw:layer="layout" svg:x1="15.967cm" svg:y1="2.735cm" svg:x2="13.744cm" svg:y2="4.951cm">
          <text:p/>
        </draw:line>
        <draw:line draw:style-name="gr12" draw:text-style-name="P5" draw:layer="layout" svg:x1="16.068cm" svg:y1="2.735cm" svg:x2="13.845cm" svg:y2="4.951cm">
          <text:p/>
        </draw:line>
        <draw:line draw:style-name="gr12" draw:text-style-name="P5" draw:layer="layout" svg:x1="16.168cm" svg:y1="2.736cm" svg:x2="13.945cm" svg:y2="4.952cm">
          <text:p/>
        </draw:line>
        <draw:line draw:style-name="gr12" draw:text-style-name="P5" draw:layer="layout" svg:x1="16.269cm" svg:y1="2.736cm" svg:x2="14.046cm" svg:y2="4.952cm">
          <text:p/>
        </draw:line>
        <draw:line draw:style-name="gr12" draw:text-style-name="P5" draw:layer="layout" svg:x1="16.369cm" svg:y1="2.736cm" svg:x2="14.146cm" svg:y2="4.952cm">
          <text:p/>
        </draw:line>
        <draw:line draw:style-name="gr12" draw:text-style-name="P5" draw:layer="layout" svg:x1="16.471cm" svg:y1="2.735cm" svg:x2="14.248cm" svg:y2="4.951cm">
          <text:p/>
        </draw:line>
        <draw:line draw:style-name="gr12" draw:text-style-name="P5" draw:layer="layout" svg:x1="16.571cm" svg:y1="2.736cm" svg:x2="14.348cm" svg:y2="4.952cm">
          <text:p/>
        </draw:line>
        <draw:line draw:style-name="gr12" draw:text-style-name="P5" draw:layer="layout" svg:x1="16.671cm" svg:y1="2.736cm" svg:x2="14.448cm" svg:y2="4.952cm">
          <text:p/>
        </draw:line>
        <draw:line draw:style-name="gr12" draw:text-style-name="P5" draw:layer="layout" svg:x1="16.772cm" svg:y1="2.736cm" svg:x2="14.549cm" svg:y2="4.952cm">
          <text:p/>
        </draw:line>
        <draw:line draw:style-name="gr12" draw:text-style-name="P5" draw:layer="layout" svg:x1="16.872cm" svg:y1="2.736cm" svg:x2="14.649cm" svg:y2="4.952cm">
          <text:p/>
        </draw:line>
        <draw:line draw:style-name="gr12" draw:text-style-name="P5" draw:layer="layout" svg:x1="16.974cm" svg:y1="2.736cm" svg:x2="14.751cm" svg:y2="4.952cm">
          <text:p/>
        </draw:line>
        <draw:line draw:style-name="gr12" draw:text-style-name="P5" draw:layer="layout" svg:x1="17.074cm" svg:y1="2.736cm" svg:x2="14.851cm" svg:y2="4.952cm">
          <text:p/>
        </draw:line>
        <draw:line draw:style-name="gr12" draw:text-style-name="P5" draw:layer="layout" svg:x1="17.174cm" svg:y1="2.736cm" svg:x2="14.951cm" svg:y2="4.952cm">
          <text:p/>
        </draw:line>
        <draw:line draw:style-name="gr12" draw:text-style-name="P5" draw:layer="layout" svg:x1="17.276cm" svg:y1="2.736cm" svg:x2="15.053cm" svg:y2="4.952cm">
          <text:p/>
        </draw:line>
        <draw:line draw:style-name="gr12" draw:text-style-name="P5" draw:layer="layout" svg:x1="17.376cm" svg:y1="2.736cm" svg:x2="15.153cm" svg:y2="4.952cm">
          <text:p/>
        </draw:line>
        <draw:line draw:style-name="gr12" draw:text-style-name="P5" draw:layer="layout" svg:x1="17.477cm" svg:y1="2.736cm" svg:x2="15.254cm" svg:y2="4.952cm">
          <text:p/>
        </draw:line>
        <draw:line draw:style-name="gr12" draw:text-style-name="P5" draw:layer="layout" svg:x1="17.577cm" svg:y1="2.736cm" svg:x2="15.354cm" svg:y2="4.952cm">
          <text:p/>
        </draw:line>
        <draw:line draw:style-name="gr12" draw:text-style-name="P5" draw:layer="layout" svg:x1="8.641cm" svg:y1="4.921cm" svg:x2="15.477cm" svg:y2="4.921cm">
          <text:p/>
        </draw:line>
        <draw:line draw:style-name="gr12" draw:text-style-name="P5" draw:layer="layout" svg:x1="8.675cm" svg:y1="4.888cm" svg:x2="15.511cm" svg:y2="4.888cm">
          <text:p/>
        </draw:line>
        <draw:line draw:style-name="gr12" draw:text-style-name="P5" draw:layer="layout" svg:x1="8.709cm" svg:y1="4.855cm" svg:x2="15.545cm" svg:y2="4.855cm">
          <text:p/>
        </draw:line>
        <draw:line draw:style-name="gr12" draw:text-style-name="P5" draw:layer="layout" svg:x1="8.743cm" svg:y1="4.823cm" svg:x2="15.579cm" svg:y2="4.823cm">
          <text:p/>
        </draw:line>
        <draw:line draw:style-name="gr12" draw:text-style-name="P5" draw:layer="layout" svg:x1="8.776cm" svg:y1="4.79cm" svg:x2="15.612cm" svg:y2="4.79cm">
          <text:p/>
        </draw:line>
        <draw:line draw:style-name="gr12" draw:text-style-name="P5" draw:layer="layout" svg:x1="8.806cm" svg:y1="4.757cm" svg:x2="15.642cm" svg:y2="4.757cm">
          <text:p/>
        </draw:line>
        <draw:line draw:style-name="gr12" draw:text-style-name="P5" draw:layer="layout" svg:x1="8.84cm" svg:y1="4.725cm" svg:x2="15.676cm" svg:y2="4.725cm">
          <text:p/>
        </draw:line>
        <draw:line draw:style-name="gr12" draw:text-style-name="P5" draw:layer="layout" svg:x1="8.874cm" svg:y1="4.692cm" svg:x2="15.71cm" svg:y2="4.692cm">
          <text:p/>
        </draw:line>
        <draw:line draw:style-name="gr12" draw:text-style-name="P5" draw:layer="layout" svg:x1="8.907cm" svg:y1="4.66cm" svg:x2="15.743cm" svg:y2="4.66cm">
          <text:p/>
        </draw:line>
        <draw:line draw:style-name="gr12" draw:text-style-name="P5" draw:layer="layout" svg:x1="8.941cm" svg:y1="4.627cm" svg:x2="15.777cm" svg:y2="4.627cm">
          <text:p/>
        </draw:line>
        <draw:line draw:style-name="gr12" draw:text-style-name="P5" draw:layer="layout" svg:x1="8.969cm" svg:y1="4.594cm" svg:x2="15.805cm" svg:y2="4.594cm">
          <text:p/>
        </draw:line>
        <draw:line draw:style-name="gr12" draw:text-style-name="P5" draw:layer="layout" svg:x1="9.003cm" svg:y1="4.562cm" svg:x2="15.839cm" svg:y2="4.562cm">
          <text:p/>
        </draw:line>
        <draw:line draw:style-name="gr12" draw:text-style-name="P5" draw:layer="layout" svg:x1="9.036cm" svg:y1="4.529cm" svg:x2="15.872cm" svg:y2="4.529cm">
          <text:p/>
        </draw:line>
        <draw:line draw:style-name="gr12" draw:text-style-name="P5" draw:layer="layout" svg:x1="9.07cm" svg:y1="4.496cm" svg:x2="15.906cm" svg:y2="4.496cm">
          <text:p/>
        </draw:line>
        <draw:line draw:style-name="gr12" draw:text-style-name="P5" draw:layer="layout" svg:x1="9.104cm" svg:y1="4.464cm" svg:x2="15.94cm" svg:y2="4.464cm">
          <text:p/>
        </draw:line>
        <draw:line draw:style-name="gr12" draw:text-style-name="P5" draw:layer="layout" svg:x1="9.134cm" svg:y1="4.431cm" svg:x2="15.97cm" svg:y2="4.431cm">
          <text:p/>
        </draw:line>
        <draw:line draw:style-name="gr12" draw:text-style-name="P5" draw:layer="layout" svg:x1="9.167cm" svg:y1="4.398cm" svg:x2="16.003cm" svg:y2="4.398cm">
          <text:p/>
        </draw:line>
        <draw:line draw:style-name="gr12" draw:text-style-name="P5" draw:layer="layout" svg:x1="9.201cm" svg:y1="4.366cm" svg:x2="16.037cm" svg:y2="4.366cm">
          <text:p/>
        </draw:line>
        <draw:line draw:style-name="gr12" draw:text-style-name="P5" draw:layer="layout" svg:x1="9.235cm" svg:y1="4.333cm" svg:x2="16.071cm" svg:y2="4.333cm">
          <text:p/>
        </draw:line>
        <draw:line draw:style-name="gr12" draw:text-style-name="P5" draw:layer="layout" svg:x1="9.269cm" svg:y1="4.3cm" svg:x2="16.105cm" svg:y2="4.3cm">
          <text:p/>
        </draw:line>
        <draw:line draw:style-name="gr12" draw:text-style-name="P5" draw:layer="layout" svg:x1="9.297cm" svg:y1="4.268cm" svg:x2="16.133cm" svg:y2="4.268cm">
          <text:p/>
        </draw:line>
        <draw:line draw:style-name="gr12" draw:text-style-name="P5" draw:layer="layout" svg:x1="9.33cm" svg:y1="4.235cm" svg:x2="16.166cm" svg:y2="4.235cm">
          <text:p/>
        </draw:line>
        <draw:line draw:style-name="gr12" draw:text-style-name="P5" draw:layer="layout" svg:x1="9.364cm" svg:y1="4.203cm" svg:x2="16.2cm" svg:y2="4.203cm">
          <text:p/>
        </draw:line>
        <draw:line draw:style-name="gr12" draw:text-style-name="P5" draw:layer="layout" svg:x1="9.398cm" svg:y1="4.17cm" svg:x2="16.234cm" svg:y2="4.17cm">
          <text:p/>
        </draw:line>
        <draw:line draw:style-name="gr12" draw:text-style-name="P5" draw:layer="layout" svg:x1="9.432cm" svg:y1="4.137cm" svg:x2="16.268cm" svg:y2="4.137cm">
          <text:p/>
        </draw:line>
        <draw:line draw:style-name="gr12" draw:text-style-name="P5" draw:layer="layout" svg:x1="9.461cm" svg:y1="4.105cm" svg:x2="16.297cm" svg:y2="4.105cm">
          <text:p/>
        </draw:line>
        <draw:line draw:style-name="gr12" draw:text-style-name="P5" draw:layer="layout" svg:x1="9.495cm" svg:y1="4.072cm" svg:x2="16.331cm" svg:y2="4.072cm">
          <text:p/>
        </draw:line>
        <draw:line draw:style-name="gr12" draw:text-style-name="P5" draw:layer="layout" svg:x1="9.529cm" svg:y1="4.039cm" svg:x2="16.365cm" svg:y2="4.039cm">
          <text:p/>
        </draw:line>
        <draw:line draw:style-name="gr12" draw:text-style-name="P5" draw:layer="layout" svg:x1="9.563cm" svg:y1="4.007cm" svg:x2="16.399cm" svg:y2="4.007cm">
          <text:p/>
        </draw:line>
        <draw:line draw:style-name="gr12" draw:text-style-name="P5" draw:layer="layout" svg:x1="9.596cm" svg:y1="3.974cm" svg:x2="16.432cm" svg:y2="3.974cm">
          <text:p/>
        </draw:line>
        <draw:line draw:style-name="gr12" draw:text-style-name="P5" draw:layer="layout" svg:x1="9.624cm" svg:y1="3.941cm" svg:x2="16.46cm" svg:y2="3.941cm">
          <text:p/>
        </draw:line>
        <draw:line draw:style-name="gr12" draw:text-style-name="P5" draw:layer="layout" svg:x1="9.658cm" svg:y1="3.909cm" svg:x2="16.494cm" svg:y2="3.909cm">
          <text:p/>
        </draw:line>
        <draw:line draw:style-name="gr12" draw:text-style-name="P5" draw:layer="layout" svg:x1="9.692cm" svg:y1="3.876cm" svg:x2="16.528cm" svg:y2="3.876cm">
          <text:p/>
        </draw:line>
        <draw:line draw:style-name="gr12" draw:text-style-name="P5" draw:layer="layout" svg:x1="9.725cm" svg:y1="3.843cm" svg:x2="16.561cm" svg:y2="3.843cm">
          <text:p/>
        </draw:line>
        <draw:line draw:style-name="gr12" draw:text-style-name="P5" draw:layer="layout" svg:x1="9.759cm" svg:y1="3.811cm" svg:x2="16.595cm" svg:y2="3.811cm">
          <text:p/>
        </draw:line>
        <draw:line draw:style-name="gr12" draw:text-style-name="P5" draw:layer="layout" svg:x1="9.789cm" svg:y1="3.778cm" svg:x2="16.625cm" svg:y2="3.778cm">
          <text:p/>
        </draw:line>
        <draw:line draw:style-name="gr12" draw:text-style-name="P5" draw:layer="layout" svg:x1="9.823cm" svg:y1="3.746cm" svg:x2="16.659cm" svg:y2="3.746cm">
          <text:p/>
        </draw:line>
        <draw:line draw:style-name="gr12" draw:text-style-name="P5" draw:layer="layout" svg:x1="9.856cm" svg:y1="3.713cm" svg:x2="16.692cm" svg:y2="3.713cm">
          <text:p/>
        </draw:line>
        <draw:line draw:style-name="gr12" draw:text-style-name="P5" draw:layer="layout" svg:x1="9.89cm" svg:y1="3.68cm" svg:x2="16.726cm" svg:y2="3.68cm">
          <text:p/>
        </draw:line>
        <draw:line draw:style-name="gr12" draw:text-style-name="P5" draw:layer="layout" svg:x1="9.924cm" svg:y1="3.648cm" svg:x2="16.76cm" svg:y2="3.648cm">
          <text:p/>
        </draw:line>
        <draw:line draw:style-name="gr12" draw:text-style-name="P5" draw:layer="layout" svg:x1="9.952cm" svg:y1="3.615cm" svg:x2="16.788cm" svg:y2="3.615cm">
          <text:p/>
        </draw:line>
        <draw:line draw:style-name="gr12" draw:text-style-name="P5" draw:layer="layout" svg:x1="9.985cm" svg:y1="3.582cm" svg:x2="16.821cm" svg:y2="3.582cm">
          <text:p/>
        </draw:line>
        <draw:line draw:style-name="gr12" draw:text-style-name="P5" draw:layer="layout" svg:x1="10.019cm" svg:y1="3.55cm" svg:x2="16.855cm" svg:y2="3.55cm">
          <text:p/>
        </draw:line>
        <draw:line draw:style-name="gr12" draw:text-style-name="P5" draw:layer="layout" svg:x1="10.053cm" svg:y1="3.517cm" svg:x2="16.889cm" svg:y2="3.517cm">
          <text:p/>
        </draw:line>
        <draw:line draw:style-name="gr12" draw:text-style-name="P5" draw:layer="layout" svg:x1="10.087cm" svg:y1="3.484cm" svg:x2="16.923cm" svg:y2="3.484cm">
          <text:p/>
        </draw:line>
        <draw:line draw:style-name="gr12" draw:text-style-name="P5" draw:layer="layout" svg:x1="10.116cm" svg:y1="3.452cm" svg:x2="16.952cm" svg:y2="3.452cm">
          <text:p/>
        </draw:line>
        <draw:line draw:style-name="gr12" draw:text-style-name="P5" draw:layer="layout" svg:x1="10.15cm" svg:y1="3.419cm" svg:x2="16.986cm" svg:y2="3.419cm">
          <text:p/>
        </draw:line>
        <draw:line draw:style-name="gr12" draw:text-style-name="P5" draw:layer="layout" svg:x1="10.184cm" svg:y1="3.386cm" svg:x2="17.02cm" svg:y2="3.386cm">
          <text:p/>
        </draw:line>
        <draw:line draw:style-name="gr12" draw:text-style-name="P5" draw:layer="layout" svg:x1="10.218cm" svg:y1="3.354cm" svg:x2="17.054cm" svg:y2="3.354cm">
          <text:p/>
        </draw:line>
        <draw:line draw:style-name="gr12" draw:text-style-name="P5" draw:layer="layout" svg:x1="10.252cm" svg:y1="3.321cm" svg:x2="17.088cm" svg:y2="3.321cm">
          <text:p/>
        </draw:line>
        <draw:line draw:style-name="gr12" draw:text-style-name="P5" draw:layer="layout" svg:x1="10.279cm" svg:y1="3.288cm" svg:x2="17.115cm" svg:y2="3.288cm">
          <text:p/>
        </draw:line>
        <draw:line draw:style-name="gr12" draw:text-style-name="P5" draw:layer="layout" svg:x1="10.313cm" svg:y1="3.256cm" svg:x2="17.149cm" svg:y2="3.256cm">
          <text:p/>
        </draw:line>
        <draw:line draw:style-name="gr12" draw:text-style-name="P5" draw:layer="layout" svg:x1="10.347cm" svg:y1="3.223cm" svg:x2="17.183cm" svg:y2="3.223cm">
          <text:p/>
        </draw:line>
        <draw:line draw:style-name="gr12" draw:text-style-name="P5" draw:layer="layout" svg:x1="10.381cm" svg:y1="3.191cm" svg:x2="17.217cm" svg:y2="3.191cm">
          <text:p/>
        </draw:line>
        <draw:line draw:style-name="gr12" draw:text-style-name="P5" draw:layer="layout" svg:x1="10.414cm" svg:y1="3.158cm" svg:x2="17.25cm" svg:y2="3.158cm">
          <text:p/>
        </draw:line>
        <draw:line draw:style-name="gr12" draw:text-style-name="P5" draw:layer="layout" svg:x1="10.444cm" svg:y1="3.125cm" svg:x2="17.28cm" svg:y2="3.125cm">
          <text:p/>
        </draw:line>
        <draw:line draw:style-name="gr12" draw:text-style-name="P5" draw:layer="layout" svg:x1="10.478cm" svg:y1="3.093cm" svg:x2="17.314cm" svg:y2="3.093cm">
          <text:p/>
        </draw:line>
        <draw:line draw:style-name="gr12" draw:text-style-name="P5" draw:layer="layout" svg:x1="10.512cm" svg:y1="3.06cm" svg:x2="17.348cm" svg:y2="3.06cm">
          <text:p/>
        </draw:line>
        <draw:line draw:style-name="gr12" draw:text-style-name="P5" draw:layer="layout" svg:x1="10.545cm" svg:y1="3.027cm" svg:x2="17.381cm" svg:y2="3.027cm">
          <text:p/>
        </draw:line>
        <draw:line draw:style-name="gr12" draw:text-style-name="P5" draw:layer="layout" svg:x1="10.579cm" svg:y1="2.995cm" svg:x2="17.415cm" svg:y2="2.995cm">
          <text:p/>
        </draw:line>
        <draw:line draw:style-name="gr12" draw:text-style-name="P5" draw:layer="layout" svg:x1="10.61cm" svg:y1="2.962cm" svg:x2="17.446cm" svg:y2="2.962cm">
          <text:p/>
        </draw:line>
        <draw:line draw:style-name="gr12" draw:text-style-name="P5" draw:layer="layout" svg:x1="10.644cm" svg:y1="2.929cm" svg:x2="17.48cm" svg:y2="2.929cm">
          <text:p/>
        </draw:line>
        <draw:line draw:style-name="gr12" draw:text-style-name="P5" draw:layer="layout" svg:x1="10.677cm" svg:y1="2.897cm" svg:x2="17.513cm" svg:y2="2.897cm">
          <text:p/>
        </draw:line>
        <draw:line draw:style-name="gr12" draw:text-style-name="P5" draw:layer="layout" svg:x1="10.707cm" svg:y1="2.864cm" svg:x2="17.543cm" svg:y2="2.864cm">
          <text:p/>
        </draw:line>
        <draw:line draw:style-name="gr12" draw:text-style-name="P5" draw:layer="layout" svg:x1="10.741cm" svg:y1="2.831cm" svg:x2="17.577cm" svg:y2="2.831cm">
          <text:p/>
        </draw:line>
        <draw:line draw:style-name="gr12" draw:text-style-name="P5" draw:layer="layout" svg:x1="10.775cm" svg:y1="2.799cm" svg:x2="17.611cm" svg:y2="2.799cm">
          <text:p/>
        </draw:line>
        <draw:line draw:style-name="gr12" draw:text-style-name="P5" draw:layer="layout" svg:x1="10.808cm" svg:y1="2.766cm" svg:x2="17.644cm" svg:y2="2.766cm">
          <text:p/>
        </draw:line>
        <draw:line draw:style-name="gr12" draw:text-style-name="P5" draw:layer="layout" svg:x1="15.431cm" svg:y1="5.059cm" svg:x2="17.645cm" svg:y2="2.834cm">
          <text:p/>
        </draw:line>
        <draw:line draw:style-name="gr12" draw:text-style-name="P5" draw:layer="layout" svg:x1="15.431cm" svg:y1="5.159cm" svg:x2="17.645cm" svg:y2="2.934cm">
          <text:p/>
        </draw:line>
        <draw:line draw:style-name="gr12" draw:text-style-name="P5" draw:layer="layout" svg:x1="15.431cm" svg:y1="5.26cm" svg:x2="17.645cm" svg:y2="3.035cm">
          <text:p/>
        </draw:line>
        <draw:line draw:style-name="gr12" draw:text-style-name="P5" draw:layer="layout" svg:x1="15.432cm" svg:y1="5.36cm" svg:x2="17.646cm" svg:y2="3.135cm">
          <text:p/>
        </draw:line>
        <draw:line draw:style-name="gr12" draw:text-style-name="P5" draw:layer="layout" svg:x1="15.432cm" svg:y1="5.461cm" svg:x2="17.646cm" svg:y2="3.236cm">
          <text:p/>
        </draw:line>
        <draw:line draw:style-name="gr12" draw:text-style-name="P5" draw:layer="layout" svg:x1="15.431cm" svg:y1="5.562cm" svg:x2="17.645cm" svg:y2="3.337cm">
          <text:p/>
        </draw:line>
        <draw:line draw:style-name="gr12" draw:text-style-name="P5" draw:layer="layout" svg:x1="15.432cm" svg:y1="5.663cm" svg:x2="17.646cm" svg:y2="3.438cm">
          <text:p/>
        </draw:line>
        <draw:line draw:style-name="gr12" draw:text-style-name="P5" draw:layer="layout" svg:x1="15.432cm" svg:y1="5.763cm" svg:x2="17.646cm" svg:y2="3.538cm">
          <text:p/>
        </draw:line>
        <draw:line draw:style-name="gr12" draw:text-style-name="P5" draw:layer="layout" svg:x1="15.433cm" svg:y1="5.864cm" svg:x2="17.647cm" svg:y2="3.639cm">
          <text:p/>
        </draw:line>
        <draw:line draw:style-name="gr12" draw:text-style-name="P5" draw:layer="layout" svg:x1="15.433cm" svg:y1="5.964cm" svg:x2="17.647cm" svg:y2="3.739cm">
          <text:p/>
        </draw:line>
        <draw:line draw:style-name="gr12" draw:text-style-name="P5" draw:layer="layout" svg:x1="15.432cm" svg:y1="6.066cm" svg:x2="17.646cm" svg:y2="3.841cm">
          <text:p/>
        </draw:line>
        <draw:line draw:style-name="gr12" draw:text-style-name="P5" draw:layer="layout" svg:x1="15.432cm" svg:y1="6.167cm" svg:x2="17.646cm" svg:y2="3.942cm">
          <text:p/>
        </draw:line>
        <draw:line draw:style-name="gr12" draw:text-style-name="P5" draw:layer="layout" svg:x1="15.432cm" svg:y1="6.267cm" svg:x2="17.646cm" svg:y2="4.042cm">
          <text:p/>
        </draw:line>
        <draw:line draw:style-name="gr12" draw:text-style-name="P5" draw:layer="layout" svg:x1="15.433cm" svg:y1="6.367cm" svg:x2="17.647cm" svg:y2="4.142cm">
          <text:p/>
        </draw:line>
        <draw:line draw:style-name="gr12" draw:text-style-name="P5" draw:layer="layout" svg:x1="15.433cm" svg:y1="6.468cm" svg:x2="17.647cm" svg:y2="4.243cm">
          <text:p/>
        </draw:line>
        <draw:line draw:style-name="gr12" draw:text-style-name="P5" draw:layer="layout" svg:x1="15.432cm" svg:y1="6.57cm" svg:x2="17.646cm" svg:y2="4.345cm">
          <text:p/>
        </draw:line>
        <draw:line draw:style-name="gr12" draw:text-style-name="P5" draw:layer="layout" svg:x1="15.433cm" svg:y1="6.67cm" svg:x2="17.647cm" svg:y2="4.445cm">
          <text:p/>
        </draw:line>
        <draw:line draw:style-name="gr12" draw:text-style-name="P5" draw:layer="layout" svg:x1="15.433cm" svg:y1="6.77cm" svg:x2="17.647cm" svg:y2="4.545cm">
          <text:p/>
        </draw:line>
        <draw:line draw:style-name="gr12" draw:text-style-name="P5" draw:layer="layout" svg:x1="15.434cm" svg:y1="6.871cm" svg:x2="17.648cm" svg:y2="4.646cm">
          <text:p/>
        </draw:line>
        <draw:line draw:style-name="gr12" draw:text-style-name="P5" draw:layer="layout" svg:x1="15.434cm" svg:y1="6.971cm" svg:x2="17.648cm" svg:y2="4.746cm">
          <text:p/>
        </draw:line>
        <draw:line draw:style-name="gr12" draw:text-style-name="P5" draw:layer="layout" svg:x1="15.432cm" svg:y1="7.073cm" svg:x2="17.646cm" svg:y2="4.848cm">
          <text:p/>
        </draw:line>
        <draw:line draw:style-name="gr12" draw:text-style-name="P5" draw:layer="layout" svg:x1="15.433cm" svg:y1="7.174cm" svg:x2="17.647cm" svg:y2="4.949cm">
          <text:p/>
        </draw:line>
        <draw:line draw:style-name="gr12" draw:text-style-name="P5" draw:layer="layout" svg:x1="15.433cm" svg:y1="7.274cm" svg:x2="17.647cm" svg:y2="5.049cm">
          <text:p/>
        </draw:line>
        <draw:line draw:style-name="gr12" draw:text-style-name="P5" draw:layer="layout" svg:x1="15.434cm" svg:y1="7.375cm" svg:x2="17.648cm" svg:y2="5.15cm">
          <text:p/>
        </draw:line>
        <draw:line draw:style-name="gr12" draw:text-style-name="P5" draw:layer="layout" svg:x1="15.434cm" svg:y1="7.475cm" svg:x2="17.648cm" svg:y2="5.25cm">
          <text:p/>
        </draw:line>
        <draw:line draw:style-name="gr12" draw:text-style-name="P5" draw:layer="layout" svg:x1="15.433cm" svg:y1="7.577cm" svg:x2="17.647cm" svg:y2="5.352cm">
          <text:p/>
        </draw:line>
        <draw:line draw:style-name="gr12" draw:text-style-name="P5" draw:layer="layout" svg:x1="15.434cm" svg:y1="7.677cm" svg:x2="17.648cm" svg:y2="5.452cm">
          <text:p/>
        </draw:line>
        <draw:line draw:style-name="gr12" draw:text-style-name="P5" draw:layer="layout" svg:x1="15.434cm" svg:y1="7.778cm" svg:x2="17.648cm" svg:y2="5.553cm">
          <text:p/>
        </draw:line>
        <draw:line draw:style-name="gr12" draw:text-style-name="P5" draw:layer="layout" svg:x1="15.434cm" svg:y1="7.878cm" svg:x2="17.648cm" svg:y2="5.653cm">
          <text:p/>
        </draw:line>
        <draw:line draw:style-name="gr12" draw:text-style-name="P5" draw:layer="layout" svg:x1="15.435cm" svg:y1="7.978cm" svg:x2="17.649cm" svg:y2="5.753cm">
          <text:p/>
        </draw:line>
        <draw:line draw:style-name="gr12" draw:text-style-name="P5" draw:layer="layout" svg:x1="15.433cm" svg:y1="8.081cm" svg:x2="17.647cm" svg:y2="5.856cm">
          <text:p/>
        </draw:line>
        <draw:line draw:style-name="gr12" draw:text-style-name="P5" draw:layer="layout" svg:x1="15.434cm" svg:y1="8.181cm" svg:x2="17.648cm" svg:y2="5.956cm">
          <text:p/>
        </draw:line>
        <draw:line draw:style-name="gr12" draw:text-style-name="P5" draw:layer="layout" svg:x1="15.434cm" svg:y1="8.282cm" svg:x2="17.648cm" svg:y2="6.057cm">
          <text:p/>
        </draw:line>
        <draw:line draw:style-name="gr12" draw:text-style-name="P5" draw:layer="layout" svg:x1="15.435cm" svg:y1="8.382cm" svg:x2="17.649cm" svg:y2="6.157cm">
          <text:p/>
        </draw:line>
        <draw:line draw:style-name="gr12" draw:text-style-name="P5" draw:layer="layout" svg:x1="15.435cm" svg:y1="8.482cm" svg:x2="17.649cm" svg:y2="6.257cm">
          <text:p/>
        </draw:line>
        <draw:line draw:style-name="gr12" draw:text-style-name="P5" draw:layer="layout" svg:x1="15.434cm" svg:y1="8.584cm" svg:x2="17.648cm" svg:y2="6.359cm">
          <text:p/>
        </draw:line>
        <draw:line draw:style-name="gr12" draw:text-style-name="P5" draw:layer="layout" svg:x1="15.434cm" svg:y1="8.684cm" svg:x2="17.648cm" svg:y2="6.459cm">
          <text:p/>
        </draw:line>
        <draw:line draw:style-name="gr12" draw:text-style-name="P5" draw:layer="layout" svg:x1="15.435cm" svg:y1="8.785cm" svg:x2="17.649cm" svg:y2="6.56cm">
          <text:p/>
        </draw:line>
        <draw:line draw:style-name="gr12" draw:text-style-name="P5" draw:layer="layout" svg:x1="15.435cm" svg:y1="8.885cm" svg:x2="17.649cm" svg:y2="6.66cm">
          <text:p/>
        </draw:line>
        <draw:line draw:style-name="gr12" draw:text-style-name="P5" draw:layer="layout" svg:x1="15.436cm" svg:y1="8.986cm" svg:x2="17.65cm" svg:y2="6.761cm">
          <text:p/>
        </draw:line>
        <draw:line draw:style-name="gr12" draw:text-style-name="P5" draw:layer="layout" svg:x1="15.434cm" svg:y1="9.088cm" svg:x2="17.648cm" svg:y2="6.863cm">
          <text:p/>
        </draw:line>
        <draw:line draw:style-name="gr12" draw:text-style-name="P5" draw:layer="layout" svg:x1="15.435cm" svg:y1="9.188cm" svg:x2="17.649cm" svg:y2="6.963cm">
          <text:p/>
        </draw:line>
        <draw:line draw:style-name="gr12" draw:text-style-name="P5" draw:layer="layout" svg:x1="15.435cm" svg:y1="9.289cm" svg:x2="17.649cm" svg:y2="7.064cm">
          <text:p/>
        </draw:line>
        <draw:line draw:style-name="gr12" draw:text-style-name="P5" draw:layer="layout" svg:x1="15.435cm" svg:y1="9.389cm" svg:x2="17.649cm" svg:y2="7.164cm">
          <text:p/>
        </draw:line>
        <draw:line draw:style-name="gr12" draw:text-style-name="P5" draw:layer="layout" svg:x1="15.436cm" svg:y1="9.49cm" svg:x2="17.65cm" svg:y2="7.265cm">
          <text:p/>
        </draw:line>
        <draw:line draw:style-name="gr12" draw:text-style-name="P5" draw:layer="layout" svg:x1="15.435cm" svg:y1="9.591cm" svg:x2="17.649cm" svg:y2="7.366cm">
          <text:p/>
        </draw:line>
        <draw:line draw:style-name="gr12" draw:text-style-name="P5" draw:layer="layout" svg:x1="15.435cm" svg:y1="9.692cm" svg:x2="17.649cm" svg:y2="7.467cm">
          <text:p/>
        </draw:line>
        <draw:line draw:style-name="gr12" draw:text-style-name="P5" draw:layer="layout" svg:x1="15.436cm" svg:y1="9.792cm" svg:x2="17.65cm" svg:y2="7.567cm">
          <text:p/>
        </draw:line>
        <draw:line draw:style-name="gr12" draw:text-style-name="P5" draw:layer="layout" svg:x1="15.436cm" svg:y1="9.892cm" svg:x2="17.65cm" svg:y2="7.667cm">
          <text:p/>
        </draw:line>
        <draw:line draw:style-name="gr12" draw:text-style-name="P5" draw:layer="layout" svg:x1="15.437cm" svg:y1="9.993cm" svg:x2="17.651cm" svg:y2="7.768cm">
          <text:p/>
        </draw:line>
        <draw:line draw:style-name="gr12" draw:text-style-name="P5" draw:layer="layout" svg:x1="15.435cm" svg:y1="10.095cm" svg:x2="17.649cm" svg:y2="7.87cm">
          <text:p/>
        </draw:line>
        <draw:line draw:style-name="gr12" draw:text-style-name="P5" draw:layer="layout" svg:x1="15.435cm" svg:y1="10.196cm" svg:x2="17.649cm" svg:y2="7.971cm">
          <text:p/>
        </draw:line>
        <draw:line draw:style-name="gr12" draw:text-style-name="P5" draw:layer="layout" svg:x1="15.436cm" svg:y1="10.296cm" svg:x2="17.65cm" svg:y2="8.071cm">
          <text:p/>
        </draw:line>
        <draw:line draw:style-name="gr12" draw:text-style-name="P5" draw:layer="layout" svg:x1="15.436cm" svg:y1="10.396cm" svg:x2="17.65cm" svg:y2="8.171cm">
          <text:p/>
        </draw:line>
        <draw:line draw:style-name="gr12" draw:text-style-name="P5" draw:layer="layout" svg:x1="15.437cm" svg:y1="10.497cm" svg:x2="17.651cm" svg:y2="8.272cm">
          <text:p/>
        </draw:line>
        <draw:line draw:style-name="gr12" draw:text-style-name="P5" draw:layer="layout" svg:x1="15.436cm" svg:y1="10.598cm" svg:x2="17.65cm" svg:y2="8.373cm">
          <text:p/>
        </draw:line>
        <draw:line draw:style-name="gr12" draw:text-style-name="P5" draw:layer="layout" svg:x1="15.436cm" svg:y1="10.699cm" svg:x2="17.65cm" svg:y2="8.474cm">
          <text:p/>
        </draw:line>
        <draw:line draw:style-name="gr12" draw:text-style-name="P5" draw:layer="layout" svg:x1="15.437cm" svg:y1="10.799cm" svg:x2="17.651cm" svg:y2="8.574cm">
          <text:p/>
        </draw:line>
        <draw:line draw:style-name="gr12" draw:text-style-name="P5" draw:layer="layout" svg:x1="15.437cm" svg:y1="10.9cm" svg:x2="17.651cm" svg:y2="8.675cm">
          <text:p/>
        </draw:line>
        <draw:line draw:style-name="gr12" draw:text-style-name="P5" draw:layer="layout" svg:x1="15.437cm" svg:y1="11cm" svg:x2="17.651cm" svg:y2="8.775cm">
          <text:p/>
        </draw:line>
        <draw:line draw:style-name="gr12" draw:text-style-name="P5" draw:layer="layout" svg:x1="15.437cm" svg:y1="11.101cm" svg:x2="17.651cm" svg:y2="8.876cm">
          <text:p/>
        </draw:line>
        <draw:line draw:style-name="gr12" draw:text-style-name="P5" draw:layer="layout" svg:x1="15.437cm" svg:y1="11.202cm" svg:x2="17.651cm" svg:y2="8.977cm">
          <text:p/>
        </draw:line>
        <draw:line draw:style-name="gr12" draw:text-style-name="P5" draw:layer="layout" svg:x1="15.438cm" svg:y1="11.302cm" svg:x2="17.652cm" svg:y2="9.077cm">
          <text:p/>
        </draw:line>
        <draw:line draw:style-name="gr12" draw:text-style-name="P5" draw:layer="layout" svg:x1="15.437cm" svg:y1="11.404cm" svg:x2="17.651cm" svg:y2="9.179cm">
          <text:p/>
        </draw:line>
        <draw:line draw:style-name="gr12" draw:text-style-name="P5" draw:layer="layout" svg:x1="15.437cm" svg:y1="11.504cm" svg:x2="17.651cm" svg:y2="9.279cm">
          <text:p/>
        </draw:line>
        <draw:line draw:style-name="gr12" draw:text-style-name="P5" draw:layer="layout" svg:x1="15.438cm" svg:y1="11.605cm" svg:x2="17.652cm" svg:y2="9.38cm">
          <text:p/>
        </draw:line>
        <draw:line draw:style-name="gr12" draw:text-style-name="P5" draw:layer="layout" svg:x1="15.438cm" svg:y1="11.705cm" svg:x2="17.652cm" svg:y2="9.48cm">
          <text:p/>
        </draw:line>
        <draw:line draw:style-name="gr12" draw:text-style-name="P5" draw:layer="layout" svg:x1="17.614cm" svg:y1="2.767cm" svg:x2="17.62cm" svg:y2="9.603cm">
          <text:p/>
        </draw:line>
        <draw:line draw:style-name="gr12" draw:text-style-name="P5" draw:layer="layout" svg:x1="17.582cm" svg:y1="2.801cm" svg:x2="17.588cm" svg:y2="9.637cm">
          <text:p/>
        </draw:line>
        <draw:line draw:style-name="gr12" draw:text-style-name="P5" draw:layer="layout" svg:x1="17.549cm" svg:y1="2.835cm" svg:x2="17.555cm" svg:y2="9.671cm">
          <text:p/>
        </draw:line>
        <draw:line draw:style-name="gr12" draw:text-style-name="P5" draw:layer="layout" svg:x1="17.517cm" svg:y1="2.869cm" svg:x2="17.523cm" svg:y2="9.705cm">
          <text:p/>
        </draw:line>
        <draw:line draw:style-name="gr12" draw:text-style-name="P5" draw:layer="layout" svg:x1="17.484cm" svg:y1="2.902cm" svg:x2="17.49cm" svg:y2="9.738cm">
          <text:p/>
        </draw:line>
        <draw:line draw:style-name="gr12" draw:text-style-name="P5" draw:layer="layout" svg:x1="17.451cm" svg:y1="2.932cm" svg:x2="17.457cm" svg:y2="9.768cm">
          <text:p/>
        </draw:line>
        <draw:line draw:style-name="gr12" draw:text-style-name="P5" draw:layer="layout" svg:x1="17.419cm" svg:y1="2.966cm" svg:x2="17.425cm" svg:y2="9.802cm">
          <text:p/>
        </draw:line>
        <draw:line draw:style-name="gr12" draw:text-style-name="P5" draw:layer="layout" svg:x1="17.386cm" svg:y1="3cm" svg:x2="17.392cm" svg:y2="9.836cm">
          <text:p/>
        </draw:line>
        <draw:line draw:style-name="gr12" draw:text-style-name="P5" draw:layer="layout" svg:x1="17.354cm" svg:y1="3.034cm" svg:x2="17.36cm" svg:y2="9.87cm">
          <text:p/>
        </draw:line>
        <draw:line draw:style-name="gr12" draw:text-style-name="P5" draw:layer="layout" svg:x1="17.321cm" svg:y1="3.067cm" svg:x2="17.327cm" svg:y2="9.903cm">
          <text:p/>
        </draw:line>
        <draw:line draw:style-name="gr12" draw:text-style-name="P5" draw:layer="layout" svg:x1="17.288cm" svg:y1="3.095cm" svg:x2="17.294cm" svg:y2="9.931cm">
          <text:p/>
        </draw:line>
        <draw:line draw:style-name="gr12" draw:text-style-name="P5" draw:layer="layout" svg:x1="17.256cm" svg:y1="3.129cm" svg:x2="17.262cm" svg:y2="9.965cm">
          <text:p/>
        </draw:line>
        <draw:line draw:style-name="gr12" draw:text-style-name="P5" draw:layer="layout" svg:x1="17.223cm" svg:y1="3.163cm" svg:x2="17.229cm" svg:y2="9.999cm">
          <text:p/>
        </draw:line>
        <draw:line draw:style-name="gr12" draw:text-style-name="P5" draw:layer="layout" svg:x1="17.19cm" svg:y1="3.196cm" svg:x2="17.196cm" svg:y2="10.032cm">
          <text:p/>
        </draw:line>
        <draw:line draw:style-name="gr12" draw:text-style-name="P5" draw:layer="layout" svg:x1="17.158cm" svg:y1="3.23cm" svg:x2="17.164cm" svg:y2="10.066cm">
          <text:p/>
        </draw:line>
        <draw:line draw:style-name="gr12" draw:text-style-name="P5" draw:layer="layout" svg:x1="17.125cm" svg:y1="3.26cm" svg:x2="17.131cm" svg:y2="10.096cm">
          <text:p/>
        </draw:line>
        <draw:line draw:style-name="gr12" draw:text-style-name="P5" draw:layer="layout" svg:x1="17.093cm" svg:y1="3.294cm" svg:x2="17.099cm" svg:y2="10.13cm">
          <text:p/>
        </draw:line>
        <draw:line draw:style-name="gr12" draw:text-style-name="P5" draw:layer="layout" svg:x1="17.06cm" svg:y1="3.328cm" svg:x2="17.066cm" svg:y2="10.164cm">
          <text:p/>
        </draw:line>
        <draw:line draw:style-name="gr12" draw:text-style-name="P5" draw:layer="layout" svg:x1="17.027cm" svg:y1="3.361cm" svg:x2="17.033cm" svg:y2="10.197cm">
          <text:p/>
        </draw:line>
        <draw:line draw:style-name="gr12" draw:text-style-name="P5" draw:layer="layout" svg:x1="16.995cm" svg:y1="3.395cm" svg:x2="17.001cm" svg:y2="10.231cm">
          <text:p/>
        </draw:line>
        <draw:line draw:style-name="gr12" draw:text-style-name="P5" draw:layer="layout" svg:x1="16.962cm" svg:y1="3.423cm" svg:x2="16.968cm" svg:y2="10.259cm">
          <text:p/>
        </draw:line>
        <draw:line draw:style-name="gr12" draw:text-style-name="P5" draw:layer="layout" svg:x1="16.93cm" svg:y1="3.457cm" svg:x2="16.936cm" svg:y2="10.293cm">
          <text:p/>
        </draw:line>
        <draw:line draw:style-name="gr12" draw:text-style-name="P5" draw:layer="layout" svg:x1="16.897cm" svg:y1="3.491cm" svg:x2="16.903cm" svg:y2="10.327cm">
          <text:p/>
        </draw:line>
        <draw:line draw:style-name="gr12" draw:text-style-name="P5" draw:layer="layout" svg:x1="16.864cm" svg:y1="3.524cm" svg:x2="16.87cm" svg:y2="10.36cm">
          <text:p/>
        </draw:line>
        <draw:line draw:style-name="gr12" draw:text-style-name="P5" draw:layer="layout" svg:x1="16.832cm" svg:y1="3.558cm" svg:x2="16.838cm" svg:y2="10.394cm">
          <text:p/>
        </draw:line>
        <draw:line draw:style-name="gr12" draw:text-style-name="P5" draw:layer="layout" svg:x1="16.799cm" svg:y1="3.588cm" svg:x2="16.805cm" svg:y2="10.424cm">
          <text:p/>
        </draw:line>
        <draw:line draw:style-name="gr12" draw:text-style-name="P5" draw:layer="layout" svg:x1="16.766cm" svg:y1="3.622cm" svg:x2="16.772cm" svg:y2="10.458cm">
          <text:p/>
        </draw:line>
        <draw:line draw:style-name="gr12" draw:text-style-name="P5" draw:layer="layout" svg:x1="16.734cm" svg:y1="3.655cm" svg:x2="16.74cm" svg:y2="10.491cm">
          <text:p/>
        </draw:line>
        <draw:line draw:style-name="gr12" draw:text-style-name="P5" draw:layer="layout" svg:x1="16.701cm" svg:y1="3.689cm" svg:x2="16.707cm" svg:y2="10.525cm">
          <text:p/>
        </draw:line>
        <draw:line draw:style-name="gr12" draw:text-style-name="P5" draw:layer="layout" svg:x1="16.669cm" svg:y1="3.723cm" svg:x2="16.675cm" svg:y2="10.559cm">
          <text:p/>
        </draw:line>
        <draw:line draw:style-name="gr12" draw:text-style-name="P5" draw:layer="layout" svg:x1="16.636cm" svg:y1="3.751cm" svg:x2="16.642cm" svg:y2="10.587cm">
          <text:p/>
        </draw:line>
        <draw:line draw:style-name="gr12" draw:text-style-name="P5" draw:layer="layout" svg:x1="16.603cm" svg:y1="3.785cm" svg:x2="16.609cm" svg:y2="10.621cm">
          <text:p/>
        </draw:line>
        <draw:line draw:style-name="gr12" draw:text-style-name="P5" draw:layer="layout" svg:x1="16.571cm" svg:y1="3.818cm" svg:x2="16.577cm" svg:y2="10.654cm">
          <text:p/>
        </draw:line>
        <draw:line draw:style-name="gr12" draw:text-style-name="P5" draw:layer="layout" svg:x1="16.538cm" svg:y1="3.852cm" svg:x2="16.544cm" svg:y2="10.688cm">
          <text:p/>
        </draw:line>
        <draw:line draw:style-name="gr12" draw:text-style-name="P5" draw:layer="layout" svg:x1="16.506cm" svg:y1="3.886cm" svg:x2="16.512cm" svg:y2="10.722cm">
          <text:p/>
        </draw:line>
        <draw:line draw:style-name="gr12" draw:text-style-name="P5" draw:layer="layout" svg:x1="16.473cm" svg:y1="3.916cm" svg:x2="16.479cm" svg:y2="10.752cm">
          <text:p/>
        </draw:line>
        <draw:line draw:style-name="gr12" draw:text-style-name="P5" draw:layer="layout" svg:x1="16.44cm" svg:y1="3.95cm" svg:x2="16.446cm" svg:y2="10.786cm">
          <text:p/>
        </draw:line>
        <draw:line draw:style-name="gr12" draw:text-style-name="P5" draw:layer="layout" svg:x1="16.408cm" svg:y1="3.983cm" svg:x2="16.414cm" svg:y2="10.819cm">
          <text:p/>
        </draw:line>
        <draw:line draw:style-name="gr12" draw:text-style-name="P5" draw:layer="layout" svg:x1="16.375cm" svg:y1="4.017cm" svg:x2="16.381cm" svg:y2="10.853cm">
          <text:p/>
        </draw:line>
        <draw:line draw:style-name="gr12" draw:text-style-name="P5" draw:layer="layout" svg:x1="16.342cm" svg:y1="4.051cm" svg:x2="16.348cm" svg:y2="10.887cm">
          <text:p/>
        </draw:line>
        <draw:line draw:style-name="gr12" draw:text-style-name="P5" draw:layer="layout" svg:x1="16.31cm" svg:y1="4.079cm" svg:x2="16.316cm" svg:y2="10.915cm">
          <text:p/>
        </draw:line>
        <draw:line draw:style-name="gr12" draw:text-style-name="P5" draw:layer="layout" svg:x1="16.277cm" svg:y1="4.112cm" svg:x2="16.283cm" svg:y2="10.948cm">
          <text:p/>
        </draw:line>
        <draw:line draw:style-name="gr12" draw:text-style-name="P5" draw:layer="layout" svg:x1="16.245cm" svg:y1="4.146cm" svg:x2="16.251cm" svg:y2="10.982cm">
          <text:p/>
        </draw:line>
        <draw:line draw:style-name="gr12" draw:text-style-name="P5" draw:layer="layout" svg:x1="16.212cm" svg:y1="4.18cm" svg:x2="16.218cm" svg:y2="11.016cm">
          <text:p/>
        </draw:line>
        <draw:line draw:style-name="gr12" draw:text-style-name="P5" draw:layer="layout" svg:x1="16.179cm" svg:y1="4.214cm" svg:x2="16.185cm" svg:y2="11.05cm">
          <text:p/>
        </draw:line>
        <draw:line draw:style-name="gr12" draw:text-style-name="P5" draw:layer="layout" svg:x1="16.147cm" svg:y1="4.244cm" svg:x2="16.153cm" svg:y2="11.08cm">
          <text:p/>
        </draw:line>
        <draw:line draw:style-name="gr12" draw:text-style-name="P5" draw:layer="layout" svg:x1="16.114cm" svg:y1="4.277cm" svg:x2="16.12cm" svg:y2="11.113cm">
          <text:p/>
        </draw:line>
        <draw:line draw:style-name="gr12" draw:text-style-name="P5" draw:layer="layout" svg:x1="16.082cm" svg:y1="4.311cm" svg:x2="16.088cm" svg:y2="11.147cm">
          <text:p/>
        </draw:line>
        <draw:line draw:style-name="gr12" draw:text-style-name="P5" draw:layer="layout" svg:x1="16.049cm" svg:y1="4.345cm" svg:x2="16.055cm" svg:y2="11.181cm">
          <text:p/>
        </draw:line>
        <draw:line draw:style-name="gr12" draw:text-style-name="P5" draw:layer="layout" svg:x1="16.016cm" svg:y1="4.379cm" svg:x2="16.022cm" svg:y2="11.215cm">
          <text:p/>
        </draw:line>
        <draw:line draw:style-name="gr12" draw:text-style-name="P5" draw:layer="layout" svg:x1="15.984cm" svg:y1="4.407cm" svg:x2="15.99cm" svg:y2="11.243cm">
          <text:p/>
        </draw:line>
        <draw:line draw:style-name="gr12" draw:text-style-name="P5" draw:layer="layout" svg:x1="15.951cm" svg:y1="4.44cm" svg:x2="15.957cm" svg:y2="11.276cm">
          <text:p/>
        </draw:line>
        <draw:line draw:style-name="gr12" draw:text-style-name="P5" draw:layer="layout" svg:x1="15.918cm" svg:y1="4.474cm" svg:x2="15.924cm" svg:y2="11.31cm">
          <text:p/>
        </draw:line>
        <draw:line draw:style-name="gr12" draw:text-style-name="P5" draw:layer="layout" svg:x1="15.886cm" svg:y1="4.508cm" svg:x2="15.892cm" svg:y2="11.344cm">
          <text:p/>
        </draw:line>
        <draw:line draw:style-name="gr12" draw:text-style-name="P5" draw:layer="layout" svg:x1="15.853cm" svg:y1="4.542cm" svg:x2="15.859cm" svg:y2="11.378cm">
          <text:p/>
        </draw:line>
        <draw:line draw:style-name="gr12" draw:text-style-name="P5" draw:layer="layout" svg:x1="15.821cm" svg:y1="4.571cm" svg:x2="15.827cm" svg:y2="11.407cm">
          <text:p/>
        </draw:line>
        <draw:line draw:style-name="gr12" draw:text-style-name="P5" draw:layer="layout" svg:x1="15.788cm" svg:y1="4.605cm" svg:x2="15.794cm" svg:y2="11.441cm">
          <text:p/>
        </draw:line>
        <draw:line draw:style-name="gr12" draw:text-style-name="P5" draw:layer="layout" svg:x1="15.755cm" svg:y1="4.639cm" svg:x2="15.761cm" svg:y2="11.475cm">
          <text:p/>
        </draw:line>
        <draw:line draw:style-name="gr12" draw:text-style-name="P5" draw:layer="layout" svg:x1="15.723cm" svg:y1="4.673cm" svg:x2="15.729cm" svg:y2="11.509cm">
          <text:p/>
        </draw:line>
        <draw:line draw:style-name="gr12" draw:text-style-name="P5" draw:layer="layout" svg:x1="15.69cm" svg:y1="4.707cm" svg:x2="15.696cm" svg:y2="11.543cm">
          <text:p/>
        </draw:line>
        <draw:line draw:style-name="gr12" draw:text-style-name="P5" draw:layer="layout" svg:x1="15.658cm" svg:y1="4.737cm" svg:x2="15.664cm" svg:y2="11.573cm">
          <text:p/>
        </draw:line>
        <draw:line draw:style-name="gr12" draw:text-style-name="P5" draw:layer="layout" svg:x1="15.625cm" svg:y1="4.771cm" svg:x2="15.631cm" svg:y2="11.607cm">
          <text:p/>
        </draw:line>
        <draw:line draw:style-name="gr12" draw:text-style-name="P5" draw:layer="layout" svg:x1="15.592cm" svg:y1="4.805cm" svg:x2="15.598cm" svg:y2="11.641cm">
          <text:p/>
        </draw:line>
        <draw:line draw:style-name="gr12" draw:text-style-name="P5" draw:layer="layout" svg:x1="15.56cm" svg:y1="4.835cm" svg:x2="15.566cm" svg:y2="11.671cm">
          <text:p/>
        </draw:line>
        <draw:line draw:style-name="gr12" draw:text-style-name="P5" draw:layer="layout" svg:x1="15.527cm" svg:y1="4.869cm" svg:x2="15.533cm" svg:y2="11.705cm">
          <text:p/>
        </draw:line>
        <draw:line draw:style-name="gr12" draw:text-style-name="P5" draw:layer="layout" svg:x1="15.494cm" svg:y1="4.902cm" svg:x2="15.5cm" svg:y2="11.738cm">
          <text:p/>
        </draw:line>
        <draw:line draw:style-name="gr12" draw:text-style-name="P5" draw:layer="layout" svg:x1="15.462cm" svg:y1="4.936cm" svg:x2="15.468cm" svg:y2="11.772cm">
          <text:p/>
        </draw:line>
        <draw:custom-shape draw:style-name="gr13" draw:text-style-name="P5" draw:layer="layout" svg:width="0.2cm" svg:height="0.2cm" svg:x="15.285cm" svg:y="4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15.462cm" svg:y1="5.051cm" svg:x2="19cm" svg:y2="6.842cm">
          <text:p/>
        </draw:line>
        <draw:custom-shape draw:style-name="gr15" draw:text-style-name="P11" draw:layer="layout" svg:width="6cm" svg:height="6cm" svg:x="19.007cm" svg:y="5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10^{20}\text{ copies}§svg§600§FALSE§</svg:desc>
          <draw:g>
            <draw:path draw:style-name="gr1" draw:text-style-name="P1" draw:layer="layout" svg:width="3.657cm" svg:height="0.757cm" svg:x="2.154cm" svg:y="6.521cm" svg:viewBox="0 0 3658 758" svg:d="M1830 758c-610 0-1220 0-1830 0 0-252 0-505 0-758 1219 0 2439 0 3658 0 0 253 0 506 0 758-609 0-1219 0-1828 0z">
              <text:p/>
            </draw:path>
            <draw:path draw:style-name="gr2" draw:text-style-name="P2" draw:layer="layout" svg:width="0.258cm" svg:height="0.521cm" svg:x="2.183cm" svg:y="6.646cm" svg:viewBox="0 0 259 522" svg:d="M161 22c0-20 0-22-18-22-47 51-116 51-143 51 0 8 0 17 0 25 16 0 63 0 103-20 0 134 0 269 0 403 0 29-2 38-72 38-8 0-16 0-24 0 0 9 0 17 0 25 27-2 92-2 125-2 32 0 100 0 127 2 0-8 0-16 0-25-8 0-16 0-24 0-70 0-74-9-74-38 0-145 0-291 0-437z">
              <text:p/>
            </draw:path>
            <draw:path draw:style-name="gr2" draw:text-style-name="P2" draw:layer="layout" svg:width="0.327cm" svg:height="0.539cm" svg:x="2.538cm" svg:y="6.646cm" svg:viewBox="0 0 328 540" svg:d="M328 272c0-62-2-125-31-183-36-76-100-89-132-89-47 0-105 22-138 94-25 53-27 116-27 178 0 58 2 127 34 187 33 65 91 81 129 81 43 0 103-18 136-92 27-53 29-116 29-176zM163 522c-29 0-76-20-89-96-9-47-9-118-9-165 0-49 0-100 4-143 16-93 74-100 94-100 27 0 78 13 94 91 7 45 7 103 7 152 0 60 0 114-9 163-11 73-56 98-92 98z">
              <text:p/>
            </draw:path>
            <draw:path draw:style-name="gr2" draw:text-style-name="P2" draw:layer="layout" svg:width="0.243cm" svg:height="0.363cm" svg:x="2.934cm" svg:y="6.481cm" svg:viewBox="0 0 244 364" svg:d="M244 263c-7 0-14 0-21 0-2 14-6 45-13 52-4 2-47 2-56 2-33 0-67 0-100 0 58-52 78-65 109-92 43-31 81-67 81-118 0-67-61-107-130-107-67 0-114 49-114 98 0 29 22 31 29 31 13 0 29-9 29-29 0-11-4-29-33-29 17-40 55-51 80-51 56 0 85 42 85 87 0 47-36 85-51 105-45 44-90 88-135 131-4 5-4 5-4 21 75 0 150 0 226 0 6-34 12-67 18-101z">
              <text:p/>
            </draw:path>
            <draw:path draw:style-name="gr2" draw:text-style-name="P2" draw:layer="layout" svg:width="0.254cm" svg:height="0.374cm" svg:x="3.24cm" svg:y="6.481cm" svg:viewBox="0 0 255 375" svg:d="M255 190c0-61-7-105-32-143-17-25-51-47-96-47-127 0-127 151-127 190s0 185 127 185c128 0 128-147 128-185zM127 359c-24 0-58-13-69-60-7-31-7-76-7-116s0-83 7-112c11-44 47-55 69-55 29 0 58 17 70 49 9 31 9 69 9 118 0 40 0 80-7 114-11 51-49 62-72 62z">
              <text:p/>
            </draw:path>
            <draw:path draw:style-name="gr2" draw:text-style-name="P2" draw:layer="layout" svg:width="0.298cm" svg:height="0.358cm" svg:x="3.852cm" svg:y="6.818cm" svg:viewBox="0 0 299 359" svg:d="M65 178c0-127 65-158 105-158 9 0 58 0 85 29-32 2-36 25-36 36 0 20 13 35 36 35 20 0 36-13 36-37 0-54-61-83-121-83-98 0-170 85-170 181 0 100 78 178 168 178 105 0 131-95 131-102 0-8-8-7-11-7-6 0-9 2-9 7-24 73-73 82-102 82-43 0-112-33-112-161z">
              <text:p/>
            </draw:path>
            <draw:path draw:style-name="gr2" draw:text-style-name="P2" draw:layer="layout" svg:width="0.345cm" svg:height="0.358cm" svg:x="4.196cm" svg:y="6.818cm" svg:viewBox="0 0 346 359" svg:d="M346 183c0-100-78-183-172-183-98 0-174 85-174 183 0 100 80 176 172 176 96 0 174-78 174-176zM174 339c-33 0-69-16-89-53-20-34-20-81-20-110 0-31 0-73 18-107 22-36 58-51 89-51 36 0 69 15 89 49 21 33 21 80 21 109s0 72-16 105c-18 36-54 58-92 58z">
              <text:p/>
            </draw:path>
            <draw:path draw:style-name="gr2" draw:text-style-name="P2" draw:layer="layout" svg:width="0.388cm" svg:height="0.496cm" svg:x="4.588cm" svg:y="6.822cm" svg:viewBox="0 0 389 497" svg:d="M114 51c0-17 0-34 0-51-38 3-76 6-114 9 0 8 0 16 0 24 56 0 63 5 63 38 0 122 0 244 0 366 0 36-9 36-63 36 0 8 0 16 0 24 27-2 69-2 89-2s61 0 88 2c0-8 0-16 0-24-52 0-61 0-61-36 0-44 0-88 0-131 0-3 0-5 0-7 5 13 38 56 96 56 94 0 177-78 177-179 0-98-76-176-166-176-60 0-93 33-109 51zM116 257c0-58 0-116 0-174 23-41 61-63 101-63 58 0 105 69 105 156 0 96-54 161-112 161-31 0-63-16-83-47-11-18-11-18-11-33z">
              <text:p/>
            </draw:path>
            <draw:path draw:style-name="gr2" draw:text-style-name="P2" draw:layer="layout" svg:width="0.167cm" svg:height="0.523cm" svg:x="5.028cm" svg:y="6.644cm" svg:viewBox="0 0 168 524" svg:d="M114 178c-37 3-73 6-110 9 0 9 0 17 0 25 52 0 59 4 59 42 0 70 0 140 0 210 0 36-9 36-63 36 0 8 0 16 0 24 27-2 69-2 87-2 27 0 56 0 81 2 0-8 0-16 0-24-52 0-54-5-54-34 0-96 0-192 0-288zM116 42c0-24-18-42-40-42-25 0-42 22-42 42s17 41 42 41c22 0 40-16 40-41z">
              <text:p/>
            </draw:path>
            <draw:path draw:style-name="gr2" draw:text-style-name="P2" draw:layer="layout" svg:width="0.303cm" svg:height="0.358cm" svg:x="5.242cm" svg:y="6.818cm" svg:viewBox="0 0 304 359" svg:d="M67 152c5-116 69-134 96-134 81 0 90 105 90 134-62 0-124 0-186 0zM65 170c73 0 146 0 219 0 18 0 20 0 20-18 0-76-43-152-141-152-91 0-163 80-163 178 0 105 83 181 172 181 96 0 132-87 132-102 0-7-7-9-11-9-7 0-7 4-9 11-27 80-99 80-107 80-38 0-70-24-88-53-24-36-24-90-24-116z">
              <text:p/>
            </draw:path>
            <draw:path draw:style-name="gr2" draw:text-style-name="P2" draw:layer="layout" svg:width="0.256cm" svg:height="0.358cm" svg:x="5.595cm" svg:y="6.818cm" svg:viewBox="0 0 257 359" svg:d="M136 199c18 2 83 15 83 71 0 40-27 71-89 71-65 0-94-44-110-111-2-9-2-14-9-14-11 0-11 7-11 20 0 35 0 69 0 103 0 13 0 20 9 20 4 0 5-1 20-16 2-1 0-4 16-17 33 31 69 33 85 33 91 0 127-53 127-109 0-43-25-65-34-74-26-27-55-31-89-38-45-9-96-20-96-64 0-27 20-61 87-61 87 0 92 72 92 96 2 7 6 5 9 7 11 0 11-4 11-18 0-27 0-53 0-80 0-14 0-18-9-18-5 0-5 0-16 9-2 2-9 11-13 13-29-22-63-22-74-22-96 0-125 51-125 96 0 27 13 49 34 67 24 20 46 24 102 36z">
              <text:p/>
            </draw:path>
          </draw:g>
        </draw:g>
        <draw:g>
          <svg:title>TexMaths</svg:title>
          <svg:desc>28§display§\text{ of the universe}§svg§600§FALSE§</svg:desc>
          <draw:g>
            <draw:path draw:style-name="gr1" draw:text-style-name="P1" draw:layer="layout" svg:width="4.941cm" svg:height="0.478cm" svg:x="1.518cm" svg:y="7.599cm" svg:viewBox="0 0 4942 479" svg:d="M0 0c1647 0 3295 0 4942 0 0 160 0 319 0 479-1647 0-3295 0-4942 0 0-160 0-319 0-479z">
              <text:p/>
            </draw:path>
            <draw:path draw:style-name="gr2" draw:text-style-name="P2" draw:layer="layout" svg:width="0.345cm" svg:height="0.358cm" svg:x="1.5cm" svg:y="7.759cm" svg:viewBox="0 0 346 359" svg:d="M346 183c0-101-78-183-172-183-98 0-174 85-174 183 0 100 80 176 172 176 96 0 174-76 174-176zM174 339c-33 0-69-16-89-52-20-35-20-82-20-111s0-71 18-107c22-36 58-51 89-51 36 0 69 18 90 51 20 33 20 78 20 107s0 71-16 105c-18 35-54 58-92 58z">
              <text:p/>
            </draw:path>
            <draw:path draw:style-name="gr2" draw:text-style-name="P2" draw:layer="layout" svg:width="0.254cm" svg:height="0.549cm" svg:x="1.896cm" svg:y="7.559cm" svg:viewBox="0 0 255 550" svg:d="M112 214c0-31 0-61 0-92 0-66 38-104 71-104 5 0 16 0 27 4-9 5-22 14-22 34 0 17 11 33 33 33 23 0 34-16 34-33 0-29-29-56-72-56-53 0-120 42-120 125 0 29 0 59 0 89-21 0-42 0-63 0 0 8 0 16 0 24 21 0 42 0 63 0 0 85 0 170 0 254 0 34-9 34-61 34 0 8 0 16 0 24 29 0 67-2 90-2 31 0 67 0 98 2 0-8 0-16 0-24-5 0-10 0-16 0-58 0-60-9-60-36 0-84 0-168 0-252 30 0 60 0 89 0 0-8 0-16 0-24-30 0-61 0-91 0z">
              <text:p/>
            </draw:path>
            <draw:path draw:style-name="gr2" draw:text-style-name="P2" draw:layer="layout" svg:width="0.245cm" svg:height="0.487cm" svg:x="2.387cm" svg:y="7.63cm" svg:viewBox="0 0 246 488" svg:d="M121 167c37 0 74 0 111 0 0-8 0-16 0-24-37 0-74 0-111 0 0-48 0-95 0-143-7 0-14 0-20 0 0 62-25 147-101 149 0 6 0 12 0 18 22 0 45 0 67 0 0 72 0 144 0 216 0 96 72 105 101 105 56 0 78-56 78-105 0-15 0-30 0-44-7 0-14 0-20 0 0 14 0 28 0 42 0 58-25 87-54 87-51 0-51-72-51-85 0-72 0-144 0-216z">
              <text:p/>
            </draw:path>
            <draw:path draw:style-name="gr2" draw:text-style-name="P2" draw:layer="layout" svg:width="0.395cm" svg:height="0.54cm" svg:x="2.702cm" svg:y="7.568cm" svg:viewBox="0 0 396 541" svg:d="M60 483c0 34-6 34-60 34 0 8 0 16 0 24 27 0 67-2 89-2 21 0 61 2 88 2 0-8 0-16 0-24-52 0-61 0-61-34 0-48 0-96 0-144 0-81 56-125 105-125s58 42 58 87c0 61 0 121 0 182 0 34-9 34-60 34 0 8 0 16 0 24 27 0 67-2 87-2 23 0 63 2 90 2 0-8 0-16 0-24-43 0-61 0-63-23 0-49 0-99 0-149 0-67 0-91-25-120-8-13-35-29-80-29-67 0-101 47-114 78 0-91 0-183 0-274-38 3-76 6-114 9 0 8 0 16 0 24 56 0 60 5 60 43 0 136 0 271 0 407z">
              <text:p/>
            </draw:path>
            <draw:path draw:style-name="gr2" draw:text-style-name="P2" draw:layer="layout" svg:width="0.303cm" svg:height="0.358cm" svg:x="3.136cm" svg:y="7.759cm" svg:viewBox="0 0 304 359" svg:d="M65 154c4-116 71-136 98-136 81 0 90 104 90 136-63 0-126 0-188 0zM65 169c73 0 146 0 219 0 18 0 20 0 20-15 0-78-42-154-141-154-91 0-163 80-163 178 0 105 83 181 172 181 96 0 132-87 132-103 0-7-7-9-11-9-7 0-9 5-9 11-29 81-98 81-107 81-38 0-70-23-90-52-22-38-22-89-22-118z">
              <text:p/>
            </draw:path>
            <draw:path draw:style-name="gr2" draw:text-style-name="P2" draw:layer="layout" svg:width="0.395cm" svg:height="0.353cm" svg:x="3.749cm" svg:y="7.764cm" svg:viewBox="0 0 396 354" svg:d="M284 283c0 24 0 47 0 71 37-3 74-6 112-9 0-8 0-16 0-24-54 0-61-5-61-43 0-92 0-185 0-278-38 3-77 6-116 9 0 8 0 16 0 24 56 0 63 5 63 45 0 46 0 92 0 138 0 67-38 120-96 120-65 0-70-35-70-75 0-87 0-174 0-261-39 3-77 6-116 9 0 8 0 16 0 24 63 0 63 3 63 72 0 39 0 78 0 118 0 60 0 131 118 131 45 0 78-22 103-71z">
              <text:p/>
            </draw:path>
            <draw:path draw:style-name="gr2" draw:text-style-name="P2" draw:layer="layout" svg:width="0.392cm" svg:height="0.344cm" svg:x="4.187cm" svg:y="7.764cm" svg:viewBox="0 0 393 345" svg:d="M60 78c0 70 0 140 0 209 0 34-9 34-60 34 0 8 0 16 0 24 27 0 67-2 87-2s63 2 90 2c0-8 0-16 0-24-54 0-63 0-63-34 0-48 0-96 0-144 0-81 56-125 107-125 49 0 58 42 58 87 0 61 0 121 0 182 0 34-9 34-62 34 0 8 0 16 0 24 29 0 69-2 89-2s61 2 87 2c0-8 0-16 0-24-40 0-60 0-60-23 0-49 0-99 0-149 0-67 0-91-25-120-11-13-35-29-82-29-56 0-94 33-116 82 0-27 0-55 0-82-37 3-73 6-110 9 0 8 0 16 0 24 54 0 60 5 60 45z">
              <text:p/>
            </draw:path>
            <draw:path draw:style-name="gr2" draw:text-style-name="P2" draw:layer="layout" svg:width="0.167cm" svg:height="0.52cm" svg:x="4.622cm" svg:y="7.588cm" svg:viewBox="0 0 168 521" svg:d="M114 176c-37 3-73 6-110 9 0 8 0 16 0 24 50 0 59 5 59 43 0 70 0 141 0 211 0 34-9 34-63 34 0 8 0 16 0 24 25 0 67-2 87-2 27 0 54 2 81 2 0-8 0-16 0-24-52 0-54-3-54-34 0-96 0-191 0-287zM116 40c0-24-20-40-40-40-25 0-42 20-42 40 0 22 17 42 42 42 20 0 40-17 40-42z">
              <text:p/>
            </draw:path>
            <draw:path draw:style-name="gr2" draw:text-style-name="P2" draw:layer="layout" svg:width="0.383cm" svg:height="0.344cm" svg:x="4.83cm" svg:y="7.773cm" svg:viewBox="0 0 384 345" svg:d="M311 76c9-18 20-52 73-52 0-8 0-16 0-24-17 2-42 2-60 2s-54-2-67-2c0 8 0 16 0 24 29 0 38 18 38 34 0 7-2 11-4 18-27 67-54 133-81 200-30-73-60-145-89-218-5-11-5-11-5-13 0-21 32-21 45-21 0-8 0-16 0-24-22 0-67 2-85 2-22 0-54 0-76-2 0 8 0 16 0 24 49 0 51 5 63 29 38 93 76 185 114 277 4 11 4 15 15 15s14-6 16-15c34-85 68-170 103-254z">
              <text:p/>
            </draw:path>
            <draw:path draw:style-name="gr2" draw:text-style-name="P2" draw:layer="layout" svg:width="0.303cm" svg:height="0.358cm" svg:x="5.23cm" svg:y="7.759cm" svg:viewBox="0 0 304 359" svg:d="M65 154c4-116 71-136 98-136 81 0 87 104 87 136-62 0-123 0-185 0zM65 169c73 0 146 0 219 0 18 0 20 0 20-15 0-78-42-154-141-154-91 0-163 80-163 178 0 105 83 181 172 181 96 0 132-87 132-103 0-7-7-9-11-9-7 0-9 5-9 11-29 81-98 81-107 81-38 0-72-23-90-52-22-38-22-89-22-118z">
              <text:p/>
            </draw:path>
            <draw:path draw:style-name="gr2" draw:text-style-name="P2" draw:layer="layout" svg:width="0.263cm" svg:height="0.344cm" svg:x="5.579cm" svg:y="7.764cm" svg:viewBox="0 0 264 345" svg:d="M110 87c0-29 0-58 0-87-37 3-73 6-110 9 0 8 0 16 0 24 54 0 60 5 60 45 0 70 0 140 0 209 0 34-9 34-60 34 0 8 0 16 0 24 31 0 67-2 89-2 32 0 67 0 101 2 0-8 0-16 0-24-6 0-12 0-18 0-58 0-60-9-60-36 0-40 0-80 0-120 0-78 33-147 94-147 4 0 6 0 9 0-3 2-18 11-18 31 0 22 15 33 33 33 14 0 34-7 34-33s-25-49-58-49c-58 0-85 53-96 87z">
              <text:p/>
            </draw:path>
            <draw:path draw:style-name="gr2" draw:text-style-name="P2" draw:layer="layout" svg:width="0.256cm" svg:height="0.358cm" svg:x="5.89cm" svg:y="7.759cm" svg:viewBox="0 0 257 359" svg:d="M139 198c15 5 80 16 80 71 0 41-27 72-87 72-67 0-96-45-110-109-2-12-4-14-11-14-11 0-11 5-11 18 0 35 0 70 0 105 0 13 0 18 9 18 4 0 4 0 20-16 2-2 2-2 16-18 33 34 69 34 87 34 89 0 125-52 125-110 0-40-22-64-33-73-25-25-56-31-90-38-42-9-96-18-96-65 0-26 20-57 87-57 87 0 92 69 94 93 0 7 7 7 9 7 9 0 9-2 9-18 0-26 0-52 0-78 0-13 0-20-9-20-2 0-4 0-16 9-2 4-9 11-13 13-29-22-60-22-74-22-94 0-125 53-125 96 0 26 13 49 34 67 26 20 46 24 105 35z">
              <text:p/>
            </draw:path>
            <draw:path draw:style-name="gr2" draw:text-style-name="P2" draw:layer="layout" svg:width="0.303cm" svg:height="0.358cm" svg:x="6.196cm" svg:y="7.759cm" svg:viewBox="0 0 304 359" svg:d="M67 154c5-116 69-136 96-136 81 0 90 104 90 136-62 0-124 0-186 0zM65 169c73 0 146 0 219 0 18 0 20 0 20-15 0-78-42-154-141-154-91 0-163 80-163 178 0 105 83 181 172 181 96 0 132-87 132-103 0-7-7-9-11-9-7 0-7 5-9 11-27 81-98 81-107 81-38 0-70-23-88-52-24-38-24-89-24-118z">
              <text:p/>
            </draw:path>
          </draw:g>
        </draw:g>
        <draw:g>
          <svg:title>TexMaths</svg:title>
          <svg:desc>28§display§\begin{cases}\end{cases}§svg§600§FALSE§</svg:desc>
          <draw:g>
            <draw:path draw:style-name="gr1" draw:text-style-name="P1" draw:layer="layout" svg:width="1.038cm" svg:height="7.631cm" svg:x="6.64cm" svg:y="3.432cm" svg:viewBox="0 0 1039 7632" svg:d="M520 7632c-174 0-347 0-520 0 0-2544 0-5088 0-7632 346 0 693 0 1039 0 0 2544 0 5088 0 7632-173 0-346 0-519 0z">
              <text:p/>
            </draw:path>
            <draw:path draw:style-name="gr2" draw:text-style-name="P2" draw:layer="layout" svg:width="1.139cm" svg:height="8.503cm" svg:x="6.704cm" svg:y="2.996cm" svg:viewBox="0 0 1140 8504" svg:d="M675 1139c0-340 82-897 437-945 9 0 28-49 28-97 0-97-28-97-64-97-319 0-611 436-611 1066 0 646 0 1292 0 1938 0 339 0 606-128 872-109 267-237 267-301 291-18 0-36 24-36 73 0 97 27 97 55 97 209 48 364 339 401 775 9 73 9 97 9 412 0 557 0 1114 0 1671 0 364 0 630 155 945 118 267 328 364 456 364 36 0 64 0 64-97s-19-97-55-97c-201-24-356-315-401-727-9-97-9-97-9-412 0-597 0-1195 0-1793 0-387-19-533-128-799-64-170-155-267-246-339 264-194 374-582 374-1066 0-679 0-1357 0-2035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line draw:style-name="gr16" draw:text-style-name="P5" draw:layer="layout" svg:x1="3.427cm" svg:y1="3.442cm" svg:x2="3.427cm" svg:y2="8.557cm">
          <text:p/>
        </draw:line>
        <draw:line draw:style-name="gr16" draw:text-style-name="P5" draw:layer="layout" svg:x1="14.458cm" svg:y1="3.442cm" svg:x2="14.458cm" svg:y2="8.557cm">
          <text:p/>
        </draw:line>
        <draw:line draw:style-name="gr16" draw:text-style-name="P5" draw:layer="layout" svg:x1="5.012cm" svg:y1="3.809cm" svg:x2="5.012cm" svg:y2="8.19cm">
          <text:p/>
        </draw:line>
        <draw:line draw:style-name="gr16" draw:text-style-name="P5" draw:layer="layout" svg:x1="6.326cm" svg:y1="4.114cm" svg:x2="6.326cm" svg:y2="7.886cm">
          <text:p/>
        </draw:line>
        <draw:line draw:style-name="gr16" draw:text-style-name="P5" draw:layer="layout" svg:x1="7.495cm" svg:y1="4.384cm" svg:x2="7.495cm" svg:y2="7.614cm">
          <text:p/>
        </draw:line>
        <draw:line draw:style-name="gr16" draw:text-style-name="P5" draw:layer="layout" svg:x1="8.533cm" svg:y1="4.625cm" svg:x2="8.533cm" svg:y2="7.374cm">
          <text:p/>
        </draw:line>
        <draw:line draw:style-name="gr16" draw:text-style-name="P5" draw:layer="layout" svg:x1="9.384cm" svg:y1="4.822cm" svg:x2="9.384cm" svg:y2="7.177cm">
          <text:p/>
        </draw:line>
        <draw:line draw:style-name="gr16" draw:text-style-name="P5" draw:layer="layout" svg:x1="10.091cm" svg:y1="4.986cm" svg:x2="10.091cm" svg:y2="7.013cm">
          <text:p/>
        </draw:line>
        <draw:line draw:style-name="gr16" draw:text-style-name="P5" draw:layer="layout" svg:x1="10.719cm" svg:y1="5.132cm" svg:x2="10.719cm" svg:y2="6.868cm">
          <text:p/>
        </draw:line>
        <draw:line draw:style-name="gr16" draw:text-style-name="P5" draw:layer="layout" svg:x1="11.31cm" svg:y1="5.268cm" svg:x2="11.31cm" svg:y2="6.73cm">
          <text:p/>
        </draw:line>
        <draw:line draw:style-name="gr16" draw:text-style-name="P5" draw:layer="layout" svg:x1="11.763cm" svg:y1="5.373cm" svg:x2="11.763cm" svg:y2="6.625cm">
          <text:p/>
        </draw:line>
        <draw:line draw:style-name="gr16" draw:text-style-name="P5" draw:layer="layout" svg:x1="12.139cm" svg:y1="5.46cm" svg:x2="12.139cm" svg:y2="6.538cm">
          <text:p/>
        </draw:line>
        <draw:line draw:style-name="gr16" draw:text-style-name="P5" draw:layer="layout" svg:x1="12.473cm" svg:y1="5.538cm" svg:x2="12.473cm" svg:y2="6.462cm">
          <text:p/>
        </draw:line>
        <draw:line draw:style-name="gr16" draw:text-style-name="P5" draw:layer="layout" svg:x1="12.769cm" svg:y1="5.607cm" svg:x2="12.769cm" svg:y2="6.393cm">
          <text:p/>
        </draw:line>
        <draw:line draw:style-name="gr16" draw:text-style-name="P5" draw:layer="layout" svg:x1="13.013cm" svg:y1="5.663cm" svg:x2="13.013cm" svg:y2="6.336cm">
          <text:p/>
        </draw:line>
        <draw:line draw:style-name="gr16" draw:text-style-name="P5" draw:layer="layout" svg:x1="13.215cm" svg:y1="5.71cm" svg:x2="13.215cm" svg:y2="6.29cm">
          <text:p/>
        </draw:line>
        <draw:line draw:style-name="gr16" draw:text-style-name="P5" draw:layer="layout" svg:x1="13.394cm" svg:y1="5.751cm" svg:x2="13.394cm" svg:y2="6.247cm">
          <text:p/>
        </draw:line>
        <draw:line draw:style-name="gr16" draw:text-style-name="P5" draw:layer="layout" svg:x1="13.541cm" svg:y1="5.785cm" svg:x2="13.541cm" svg:y2="6.214cm">
          <text:p/>
        </draw:line>
        <draw:line draw:style-name="gr16" draw:text-style-name="P5" draw:layer="layout" svg:x1="13.673cm" svg:y1="5.816cm" svg:x2="13.673cm" svg:y2="6.183cm">
          <text:p/>
        </draw:line>
        <draw:line draw:style-name="gr16" draw:text-style-name="P5" draw:layer="layout" svg:x1="13.784cm" svg:y1="5.842cm" svg:x2="13.784cm" svg:y2="6.158cm">
          <text:p/>
        </draw:line>
        <draw:line draw:style-name="gr16" draw:text-style-name="P5" draw:layer="layout" svg:x1="13.882cm" svg:y1="5.864cm" svg:x2="13.882cm" svg:y2="6.135cm">
          <text:p/>
        </draw:line>
        <draw:line draw:style-name="gr16" draw:text-style-name="P5" draw:layer="layout" svg:x1="13.969cm" svg:y1="5.884cm" svg:x2="13.969cm" svg:y2="6.114cm">
          <text:p/>
        </draw:line>
        <draw:line draw:style-name="gr16" draw:text-style-name="P5" draw:layer="layout" svg:x1="14.04cm" svg:y1="5.901cm" svg:x2="14.04cm" svg:y2="6.098cm">
          <text:p/>
        </draw:line>
        <draw:line draw:style-name="gr16" draw:text-style-name="P5" draw:layer="layout" svg:x1="14.099cm" svg:y1="5.915cm" svg:x2="14.099cm" svg:y2="6.085cm">
          <text:p/>
        </draw:line>
        <draw:line draw:style-name="gr16" draw:text-style-name="P5" draw:layer="layout" svg:x1="14.152cm" svg:y1="5.927cm" svg:x2="14.152cm" svg:y2="6.072cm">
          <text:p/>
        </draw:line>
        <draw:line draw:style-name="gr16" draw:text-style-name="P5" draw:layer="layout" svg:x1="14.201cm" svg:y1="5.938cm" svg:x2="14.201cm" svg:y2="6.061cm">
          <text:p/>
        </draw:line>
        <draw:line draw:style-name="gr16" draw:text-style-name="P5" draw:layer="layout" svg:x1="14.239cm" svg:y1="5.947cm" svg:x2="14.239cm" svg:y2="6.052cm">
          <text:p/>
        </draw:line>
        <draw:line draw:style-name="gr16" draw:text-style-name="P5" draw:layer="layout" svg:x1="14.271cm" svg:y1="5.954cm" svg:x2="14.271cm" svg:y2="6.044cm">
          <text:p/>
        </draw:line>
        <draw:line draw:style-name="gr16" draw:text-style-name="P5" draw:layer="layout" svg:x1="14.299cm" svg:y1="5.961cm" svg:x2="14.299cm" svg:y2="6.038cm">
          <text:p/>
        </draw:line>
        <draw:line draw:style-name="gr16" draw:text-style-name="P5" draw:layer="layout" svg:x1="14.324cm" svg:y1="5.967cm" svg:x2="14.324cm" svg:y2="6.033cm">
          <text:p/>
        </draw:line>
        <draw:line draw:style-name="gr16" draw:text-style-name="P5" draw:layer="layout" svg:x1="14.344cm" svg:y1="5.971cm" svg:x2="14.344cm" svg:y2="6.027cm">
          <text:p/>
        </draw:line>
        <draw:line draw:style-name="gr16" draw:text-style-name="P5" draw:layer="layout" svg:x1="14.361cm" svg:y1="5.975cm" svg:x2="14.361cm" svg:y2="6.024cm">
          <text:p/>
        </draw:line>
        <draw:line draw:style-name="gr16" draw:text-style-name="P5" draw:layer="layout" svg:x1="14.376cm" svg:y1="5.979cm" svg:x2="14.376cm" svg:y2="6.021cm">
          <text:p/>
        </draw:line>
        <draw:line draw:style-name="gr17" draw:text-style-name="P5" draw:layer="layout" svg:x1="1.8cm" svg:y1="6cm" svg:x2="25.8cm" svg:y2="6cm">
          <text:p/>
        </draw:line>
        <draw:frame draw:style-name="gr18" draw:text-style-name="P12" draw:layer="layout" svg:width="1.07cm" svg:height="1.703cm" svg:x="2.999cm" svg:y="8.703cm">
          <draw:text-box>
            <text:p><text:span text:style-name="T3">0</text:span></text:p>
          </draw:text-box>
        </draw:frame>
        <draw:frame draw:style-name="gr19" draw:text-style-name="P12" draw:layer="layout" svg:width="1.07cm" svg:height="1.432cm" svg:x="4.64cm" svg:y="8.339cm">
          <draw:text-box>
            <text:p><text:span text:style-name="T4">1</text:span></text:p>
          </draw:text-box>
        </draw:frame>
        <draw:frame draw:style-name="gr20" draw:text-style-name="P12" draw:layer="layout" svg:width="1.07cm" svg:height="1.246cm" svg:x="5.995cm" svg:y="7.976cm">
          <draw:text-box>
            <text:p><text:span text:style-name="T5">2</text:span></text:p>
          </draw:text-box>
        </draw:frame>
        <draw:frame draw:style-name="gr21" draw:text-style-name="P12" draw:layer="layout" svg:width="1.07cm" svg:height="1.238cm" svg:x="7.208cm" svg:y="7.612cm">
          <draw:text-box>
            <text:p><text:span text:style-name="T6">3</text:span></text:p>
          </draw:text-box>
        </draw:frame>
        <draw:frame draw:style-name="gr22" draw:text-style-name="P12" draw:layer="layout" svg:width="1.07cm" svg:height="1.239cm" svg:x="8.236cm" svg:y="7.393cm">
          <draw:text-box>
            <text:p><text:span text:style-name="T7">4</text:span></text:p>
          </draw:text-box>
        </draw:frame>
        <draw:frame draw:style-name="gr21" draw:text-style-name="P12" draw:layer="layout" svg:width="1.071cm" svg:height="1.238cm" svg:x="9.122cm" svg:y="7.175cm">
          <draw:text-box>
            <text:p><text:span text:style-name="T8">5</text:span></text:p>
          </draw:text-box>
        </draw:frame>
        <draw:frame draw:style-name="gr21" draw:text-style-name="P12" draw:layer="layout" svg:width="1.07cm" svg:height="1.238cm" svg:x="9.836cm" svg:y="6.972cm">
          <draw:text-box>
            <text:p><text:span text:style-name="T9">6</text:span></text:p>
          </draw:text-box>
        </draw:frame>
        <draw:frame draw:style-name="gr22" draw:text-style-name="P12" draw:layer="layout" svg:width="1.07cm" svg:height="1.239cm" svg:x="10.471cm" svg:y="6.853cm">
          <draw:text-box>
            <text:p><text:span text:style-name="T10">7</text:span></text:p>
          </draw:text-box>
        </draw:frame>
        <draw:frame draw:style-name="gr22" draw:text-style-name="P12" draw:layer="layout" svg:width="1.07cm" svg:height="1.239cm" svg:x="11.075cm" svg:y="6.715cm">
          <draw:text-box>
            <text:p><text:span text:style-name="T11">8</text:span></text:p>
          </draw:text-box>
        </draw:frame>
        <draw:frame draw:style-name="gr21" draw:text-style-name="P12" draw:layer="layout" svg:width="1.07cm" svg:height="1.238cm" svg:x="11.556cm" svg:y="6.616cm">
          <draw:text-box>
            <text:p><text:span text:style-name="T12">9</text:span></text:p>
          </draw:text-box>
        </draw:frame>
        <draw:frame draw:style-name="gr21" draw:text-style-name="P12" draw:layer="layout" svg:width="1.07cm" svg:height="1.238cm" svg:x="11.924cm" svg:y="6.532cm">
          <draw:text-box>
            <text:p><text:span text:style-name="T13">10</text:span></text:p>
          </draw:text-box>
        </draw:frame>
        <draw:frame draw:style-name="gr22" draw:text-style-name="P12" draw:layer="layout" svg:width="1.07cm" svg:height="1.239cm" svg:x="12.266cm" svg:y="6.444cm">
          <draw:text-box>
            <text:p><text:span text:style-name="T14">11</text:span></text:p>
          </draw:text-box>
        </draw:frame>
        <draw:frame draw:style-name="gr21" draw:text-style-name="P12" draw:layer="layout" svg:width="1.07cm" svg:height="1.238cm" svg:x="12.551cm" svg:y="6.372cm">
          <draw:text-box>
            <text:p><text:span text:style-name="T15">12</text:span></text:p>
          </draw:text-box>
        </draw:frame>
        <draw:g>
          <svg:title>TexMaths</svg:title>
          <svg:desc>28§display§\omega§svg§600§FALSE§</svg:desc>
          <draw:g>
            <draw:path draw:style-name="gr1" draw:text-style-name="P1" draw:layer="layout" svg:width="0.49cm" svg:height="0.339cm" svg:x="14.139cm" svg:y="9.11cm" svg:viewBox="0 0 491 340" svg:d="M0 0c164 0 327 0 491 0 0 113 0 227 0 340-164 0-327 0-491 0 0-113 0-227 0-340z">
              <text:p/>
            </draw:path>
            <draw:path draw:style-name="gr2" draw:text-style-name="P2" draw:layer="layout" svg:width="0.579cm" svg:height="0.439cm" svg:x="14.1cm" svg:y="9.06cm" svg:viewBox="0 0 580 440" svg:d="M580 67c0-42-17-67-39-67-25 0-53 22-53 45 0 11 6 22 17 30 17 14 33 42 33 81s-19 95-50 139c-28 42-64 75-112 75-55 0-83-36-94-89 11-25 33-86 33-114 0-11-3-19-17-19-8 0-19 0-25 16-11 20-22 81-22 117-33 45-73 89-134 89-64 0-86-58-86-111 0-123 100-223 100-237 0-11-8-19-17-19-14 0-22 14-28 22-47 72-86 187-86 276 0 67 22 139 103 139 70 0 115-47 151-103 8 58 47 103 109 103 75 0 122-58 156-131 25-50 61-181 61-242z">
              <text:p/>
            </draw:path>
          </draw:g>
        </draw:g>
        <draw:line draw:style-name="gr16" draw:text-style-name="P5" draw:layer="layout" svg:x1="24.363cm" svg:y1="3.471cm" svg:x2="24.363cm" svg:y2="8.586cm">
          <text:p/>
        </draw:line>
        <draw:line draw:style-name="gr16" draw:text-style-name="P5" draw:layer="layout" svg:x1="15.722cm" svg:y1="3.838cm" svg:x2="15.722cm" svg:y2="8.219cm">
          <text:p/>
        </draw:line>
        <draw:line draw:style-name="gr16" draw:text-style-name="P5" draw:layer="layout" svg:x1="16.924cm" svg:y1="4.143cm" svg:x2="16.924cm" svg:y2="7.915cm">
          <text:p/>
        </draw:line>
        <draw:line draw:style-name="gr16" draw:text-style-name="P5" draw:layer="layout" svg:x1="17.993cm" svg:y1="4.413cm" svg:x2="17.993cm" svg:y2="7.643cm">
          <text:p/>
        </draw:line>
        <draw:line draw:style-name="gr16" draw:text-style-name="P5" draw:layer="layout" svg:x1="18.943cm" svg:y1="4.654cm" svg:x2="18.943cm" svg:y2="7.403cm">
          <text:p/>
        </draw:line>
        <draw:line draw:style-name="gr16" draw:text-style-name="P5" draw:layer="layout" svg:x1="19.722cm" svg:y1="4.851cm" svg:x2="19.722cm" svg:y2="7.206cm">
          <text:p/>
        </draw:line>
        <draw:line draw:style-name="gr16" draw:text-style-name="P5" draw:layer="layout" svg:x1="20.368cm" svg:y1="5.015cm" svg:x2="20.368cm" svg:y2="7.042cm">
          <text:p/>
        </draw:line>
        <draw:line draw:style-name="gr16" draw:text-style-name="P5" draw:layer="layout" svg:x1="20.943cm" svg:y1="5.161cm" svg:x2="20.943cm" svg:y2="6.897cm">
          <text:p/>
        </draw:line>
        <draw:line draw:style-name="gr16" draw:text-style-name="P5" draw:layer="layout" svg:x1="21.483cm" svg:y1="5.297cm" svg:x2="21.483cm" svg:y2="6.759cm">
          <text:p/>
        </draw:line>
        <draw:line draw:style-name="gr16" draw:text-style-name="P5" draw:layer="layout" svg:x1="21.898cm" svg:y1="5.402cm" svg:x2="21.898cm" svg:y2="6.654cm">
          <text:p/>
        </draw:line>
        <draw:line draw:style-name="gr16" draw:text-style-name="P5" draw:layer="layout" svg:x1="22.241cm" svg:y1="5.489cm" svg:x2="22.241cm" svg:y2="6.567cm">
          <text:p/>
        </draw:line>
        <draw:line draw:style-name="gr16" draw:text-style-name="P5" draw:layer="layout" svg:x1="22.547cm" svg:y1="5.567cm" svg:x2="22.547cm" svg:y2="6.491cm">
          <text:p/>
        </draw:line>
        <draw:line draw:style-name="gr16" draw:text-style-name="P5" draw:layer="layout" svg:x1="22.818cm" svg:y1="5.636cm" svg:x2="22.818cm" svg:y2="6.422cm">
          <text:p/>
        </draw:line>
        <draw:line draw:style-name="gr16" draw:text-style-name="P5" draw:layer="layout" svg:x1="23.041cm" svg:y1="5.692cm" svg:x2="23.041cm" svg:y2="6.365cm">
          <text:p/>
        </draw:line>
        <draw:line draw:style-name="gr16" draw:text-style-name="P5" draw:layer="layout" svg:x1="23.226cm" svg:y1="5.739cm" svg:x2="23.226cm" svg:y2="6.319cm">
          <text:p/>
        </draw:line>
        <draw:line draw:style-name="gr16" draw:text-style-name="P5" draw:layer="layout" svg:x1="23.39cm" svg:y1="5.78cm" svg:x2="23.39cm" svg:y2="6.276cm">
          <text:p/>
        </draw:line>
        <draw:line draw:style-name="gr16" draw:text-style-name="P5" draw:layer="layout" svg:x1="23.524cm" svg:y1="5.814cm" svg:x2="23.524cm" svg:y2="6.243cm">
          <text:p/>
        </draw:line>
        <draw:line draw:style-name="gr16" draw:text-style-name="P5" draw:layer="layout" svg:x1="23.645cm" svg:y1="5.845cm" svg:x2="23.645cm" svg:y2="6.212cm">
          <text:p/>
        </draw:line>
        <draw:line draw:style-name="gr16" draw:text-style-name="P5" draw:layer="layout" svg:x1="23.746cm" svg:y1="5.871cm" svg:x2="23.746cm" svg:y2="6.187cm">
          <text:p/>
        </draw:line>
        <draw:line draw:style-name="gr16" draw:text-style-name="P5" draw:layer="layout" svg:x1="23.836cm" svg:y1="5.893cm" svg:x2="23.836cm" svg:y2="6.164cm">
          <text:p/>
        </draw:line>
        <draw:line draw:style-name="gr16" draw:text-style-name="P5" draw:layer="layout" svg:x1="23.915cm" svg:y1="5.913cm" svg:x2="23.915cm" svg:y2="6.143cm">
          <text:p/>
        </draw:line>
        <draw:line draw:style-name="gr16" draw:text-style-name="P5" draw:layer="layout" svg:x1="23.981cm" svg:y1="5.93cm" svg:x2="23.981cm" svg:y2="6.127cm">
          <text:p/>
        </draw:line>
        <draw:line draw:style-name="gr16" draw:text-style-name="P5" draw:layer="layout" svg:x1="24.035cm" svg:y1="5.944cm" svg:x2="24.035cm" svg:y2="6.114cm">
          <text:p/>
        </draw:line>
        <draw:line draw:style-name="gr16" draw:text-style-name="P5" draw:layer="layout" svg:x1="24.083cm" svg:y1="5.956cm" svg:x2="24.083cm" svg:y2="6.101cm">
          <text:p/>
        </draw:line>
        <draw:line draw:style-name="gr16" draw:text-style-name="P5" draw:layer="layout" svg:x1="24.128cm" svg:y1="5.967cm" svg:x2="24.128cm" svg:y2="6.09cm">
          <text:p/>
        </draw:line>
        <draw:line draw:style-name="gr16" draw:text-style-name="P5" draw:layer="layout" svg:x1="24.163cm" svg:y1="5.976cm" svg:x2="24.163cm" svg:y2="6.081cm">
          <text:p/>
        </draw:line>
        <draw:line draw:style-name="gr16" draw:text-style-name="P5" draw:layer="layout" svg:x1="24.192cm" svg:y1="5.983cm" svg:x2="24.192cm" svg:y2="6.073cm">
          <text:p/>
        </draw:line>
        <draw:line draw:style-name="gr16" draw:text-style-name="P5" draw:layer="layout" svg:x1="24.217cm" svg:y1="5.99cm" svg:x2="24.217cm" svg:y2="6.067cm">
          <text:p/>
        </draw:line>
        <draw:line draw:style-name="gr16" draw:text-style-name="P5" draw:layer="layout" svg:x1="24.24cm" svg:y1="5.996cm" svg:x2="24.24cm" svg:y2="6.062cm">
          <text:p/>
        </draw:line>
        <draw:line draw:style-name="gr16" draw:text-style-name="P5" draw:layer="layout" svg:x1="24.259cm" svg:y1="6cm" svg:x2="24.259cm" svg:y2="6.056cm">
          <text:p/>
        </draw:line>
        <draw:line draw:style-name="gr16" draw:text-style-name="P5" draw:layer="layout" svg:x1="24.274cm" svg:y1="6.004cm" svg:x2="24.274cm" svg:y2="6.053cm">
          <text:p/>
        </draw:line>
        <draw:line draw:style-name="gr16" draw:text-style-name="P5" draw:layer="layout" svg:x1="24.288cm" svg:y1="6.008cm" svg:x2="24.288cm" svg:y2="6.05cm">
          <text:p/>
        </draw:line>
        <draw:frame draw:style-name="gr21" draw:text-style-name="P12" draw:layer="layout" svg:width="0.978cm" svg:height="1.238cm" svg:x="22.619cm" svg:y="6.401cm">
          <draw:text-box>
            <text:p><text:span text:style-name="T15">12</text:span></text:p>
          </draw:text-box>
        </draw:frame>
        <draw:g>
          <svg:title>TexMaths</svg:title>
          <svg:desc>28§display§\omega+1§svg§600§FALSE§</svg:desc>
          <draw:g>
            <draw:path draw:style-name="gr1" draw:text-style-name="P1" draw:layer="layout" svg:width="1.123cm" svg:height="0.328cm" svg:x="15.12cm" svg:y="8.526cm" svg:viewBox="0 0 1124 329" svg:d="M0 0c375 0 750 0 1124 0 0 110 0 219 0 329-374 0-749 0-1124 0 0-110 0-219 0-329z">
              <text:p/>
            </draw:path>
            <draw:path draw:style-name="gr2" draw:text-style-name="P2" draw:layer="layout" svg:width="0.302cm" svg:height="0.23cm" svg:x="15.1cm" svg:y="8.613cm" svg:viewBox="0 0 303 231" svg:d="M303 36c0-23-8-36-20-36-13 0-26 13-26 25 0 4 1 10 7 14 9 9 17 22 17 44 0 20-8 49-24 73-16 21-35 39-59 39-29 0-45-19-49-47 4-13 17-45 17-59 0-6-3-12-10-12-4 0-9 2-13 9-6 10-12 43-12 61-17 25-38 48-70 48-33 0-45-31-45-60 0-62 53-116 53-123 0-5-5-9-9-9-8 0-10 6-15 10-25 38-45 99-45 146 0 34 12 72 54 72 36 0 60-26 79-54 4 30 24 54 57 54 39 0 64-32 83-70 11-24 30-93 30-125z">
              <text:p/>
            </draw:path>
            <draw:path draw:style-name="gr2" draw:text-style-name="P2" draw:layer="layout" svg:width="0.339cm" svg:height="0.338cm" svg:x="15.574cm" svg:y="8.542cm" svg:viewBox="0 0 340 339" svg:d="M181 180c47 0 94 0 141 0 8 0 18 0 18-10s-10-10-18-10c-47 0-94 0-141 0 0-48 0-95 0-143 0-7 0-17-10-17-11 0-11 10-11 17 0 48 0 95 0 143-48 0-96 0-144 0-7 0-16 0-16 10s9 10 16 10c48 0 96 0 144 0 0 47 0 94 0 141 0 8 0 18 11 18 10 0 10-10 10-18 0-47 0-94 0-141z">
              <text:p/>
            </draw:path>
            <draw:path draw:style-name="gr2" draw:text-style-name="P2" draw:layer="layout" svg:width="0.168cm" svg:height="0.338cm" svg:x="16.102cm" svg:y="8.5cm" svg:viewBox="0 0 169 339" svg:d="M105 13c0-12 0-13-12-13-32 32-77 32-93 32 0 5 0 11 0 16 10 0 41 0 67-13 0 88 0 175 0 263 0 19-1 25-47 25-5 0-11 0-17 0 0 5 0 11 0 16 19-2 63-2 83-2s66 0 83 2c0-5 0-11 0-16-5 0-11 0-16 0-47 0-48-6-48-25 0-95 0-190 0-285z">
              <text:p/>
            </draw:path>
          </draw:g>
        </draw:g>
        <draw:g>
          <svg:title>TexMaths</svg:title>
          <svg:desc>28§display§\omega+2§svg§600§FALSE§</svg:desc>
          <draw:g>
            <draw:path draw:style-name="gr1" draw:text-style-name="P1" draw:layer="layout" svg:width="0.651cm" svg:height="0.187cm" svg:x="16.612cm" svg:y="8.197cm" svg:viewBox="0 0 652 188" svg:d="M0 0c217 0 435 0 652 0 0 63 0 125 0 188-217 0-435 0-652 0 0-63 0-125 0-188z">
              <text:p/>
            </draw:path>
            <draw:path draw:style-name="gr2" draw:text-style-name="P2" draw:layer="layout" svg:width="0.172cm" svg:height="0.131cm" svg:x="16.6cm" svg:y="8.247cm" svg:viewBox="0 0 173 132" svg:d="M173 21c0-14-5-21-11-21-8 0-15 7-15 14 0 3 1 6 4 8 5 5 10 13 10 25s-5 29-14 42-20 22-34 22c-16 0-25-10-28-26 3-8 10-26 10-34 0-4-2-7-6-7-1 0-5 1-7 5-4 6-7 25-7 35-10 14-22 27-40 27-19 0-26-17-26-34 0-35 30-66 30-70 0-3-2-5-5-5-4 0-6 3-8 5-14 22-26 57-26 84 0 20 7 41 31 41 21 0 35-15 45-30 2 16 14 30 32 30 23 0 37-18 48-40 7-14 17-53 17-71z">
              <text:p/>
            </draw:path>
            <draw:path draw:style-name="gr2" draw:text-style-name="P2" draw:layer="layout" svg:width="0.193cm" svg:height="0.193cm" svg:x="16.871cm" svg:y="8.206cm" svg:viewBox="0 0 194 194" svg:d="M103 103c28 0 55 0 82 0 4 0 9 0 9-6 0-5-5-5-9-5-27 0-54 0-82 0 0-28 0-55 0-82 0-4 0-10-5-10-6 0-6 6-6 10 0 27 0 54 0 82-28 0-55 0-83 0-3 0-9 0-9 5 0 6 6 6 9 6 28 0 55 0 83 0 0 27 0 54 0 81 0 4 0 10 6 10 5 0 5-6 5-10 0-27 0-54 0-81z">
              <text:p/>
            </draw:path>
            <draw:path draw:style-name="gr2" draw:text-style-name="P2" draw:layer="layout" svg:width="0.116cm" svg:height="0.193cm" svg:x="17.162cm" svg:y="8.182cm" svg:viewBox="0 0 117 194" svg:d="M23 171c10-10 20-20 30-30 46-39 64-55 64-84 0-34-27-57-62-57-33 0-55 27-55 52 0 17 14 17 16 17 4 0 15-3 15-16 0-7-6-15-16-15-2 0-2 0-3 1 6-19 22-30 39-30 27 0 39 23 39 48 0 23-15 45-31 64-18 20-37 41-56 62-3 3-3 4-3 11 36 0 72 0 108 0 3-17 6-34 9-51-3 0-5 0-8 0-1 9-3 22-6 26-2 2-21 2-28 2-17 0-35 0-52 0z">
              <text:p/>
            </draw:path>
          </draw:g>
        </draw:g>
        <draw:g>
          <svg:title>TexMaths</svg:title>
          <svg:desc>28§display§\omega+3§svg§600§FALSE§</svg:desc>
          <draw:g>
            <draw:path draw:style-name="gr1" draw:text-style-name="P1" draw:layer="layout" svg:width="0.454cm" svg:height="0.13cm" svg:x="17.762cm" svg:y="7.897cm" svg:viewBox="0 0 455 131" svg:d="M0 0c152 0 304 0 455 0 0 44 0 87 0 131-151 0-303 0-455 0 0-44 0-87 0-131z">
              <text:p/>
            </draw:path>
            <draw:path draw:style-name="gr2" draw:text-style-name="P2" draw:layer="layout" svg:width="0.12cm" svg:height="0.091cm" svg:x="17.754cm" svg:y="7.931cm" svg:viewBox="0 0 121 92" svg:d="M121 14c0-9-4-14-8-14-6 0-11 5-11 10 0 2 1 4 3 6 3 3 7 8 7 17 0 8-4 20-10 29s-14 16-23 16c-12 0-18-8-20-19 2-5 7-18 7-24 0-2-1-4-4-4-1 0-3 0-5 3-2 4-5 18-5 24-7 10-15 20-28 20s-18-13-18-24c0-25 21-46 21-49 0-2-1-4-3-4-3 0-4 2-6 4-10 15-18 40-18 58 0 14 5 29 21 29 15 0 25-10 32-21 2 11 10 21 22 21 16 0 26-13 33-28 5-10 13-37 13-50z">
              <text:p/>
            </draw:path>
            <draw:path draw:style-name="gr2" draw:text-style-name="P2" draw:layer="layout" svg:width="0.135cm" svg:height="0.134cm" svg:x="17.943cm" svg:y="7.903cm" svg:viewBox="0 0 136 135" svg:d="M72 72c19 0 38 0 57 0 3 0 7 0 7-4s-4-4-7-4c-19 0-38 0-57 0 0-19 0-38 0-57 0-3 0-7-4-7s-4 4-4 7c0 19 0 38 0 57-19 0-38 0-57 0-3 0-7 0-7 4s4 4 7 4c19 0 38 0 57 0 0 18 0 37 0 56 0 3 0 7 4 7s4-4 4-7c0-19 0-38 0-56z">
              <text:p/>
            </draw:path>
            <draw:path draw:style-name="gr2" draw:text-style-name="P2" draw:layer="layout" svg:width="0.084cm" svg:height="0.138cm" svg:x="18.143cm" svg:y="7.886cm" svg:viewBox="0 0 85 139" svg:d="M50 64c17-6 29-20 29-36s-18-28-37-28c-21 0-36 12-36 28 0 6 4 10 10 10 7 0 11-4 11-10 0-11-10-11-13-11 6-9 20-12 27-12 8 0 19 4 19 23 0 2 0 14-5 23-6 10-13 10-18 10-2 0-7 1-9 1-1 0-2 1-2 2 0 3 1 3 5 3 3 0 6 0 8 0 17 0 25 13 25 33 0 28-14 34-23 34s-24-4-32-16c8 1 14-3 14-11 0-7-6-12-11-12-6 0-12 3-12 13 0 18 19 31 41 31 25 0 44-18 44-39 0-17-13-32-35-36z">
              <text:p/>
            </draw:path>
          </draw:g>
        </draw:g>
        <draw:g>
          <svg:title>TexMaths</svg:title>
          <svg:desc>28§display§\omega+4§svg§600§FALSE§</svg:desc>
          <draw:g>
            <draw:path draw:style-name="gr1" draw:text-style-name="P1" draw:layer="layout" svg:width="0.192cm" svg:height="0.055cm" svg:x="18.802cm" svg:y="7.604cm" svg:viewBox="0 0 193 56" svg:d="M0 0c64 0 129 0 193 0 0 19 0 37 0 56-64 0-129 0-193 0 0-19 0-37 0-56z">
              <text:p/>
            </draw:path>
            <draw:path draw:style-name="gr2" draw:text-style-name="P2" draw:layer="layout" svg:width="0.05cm" svg:height="0.038cm" svg:x="18.799cm" svg:y="7.62cm" svg:viewBox="0 0 51 39" svg:d="M51 6c0-4-2-6-4-6s-4 2-4 4c0 1 0 2 1 3 2 1 3 3 3 7 0 3-1 8-4 12s-6 7-10 7c-5 0-7-4-8-8 1-2 3-8 3-10 0-1-1-2-2-2s-1 0-2 1c-1 2-2 8-2 11-3 4-6 8-12 8-5 0-7-5-7-10 0-11 8-20 8-21s0-2-1-2-2 1-2 2c-5 7-8 17-8 25 0 5 2 12 9 12 6 0 10-5 13-9 1 5 4 9 10 9s11-6 14-12c2-4 5-16 5-21z">
              <text:p/>
            </draw:path>
            <draw:path draw:style-name="gr2" draw:text-style-name="P2" draw:layer="layout" svg:width="0.056cm" svg:height="0.056cm" svg:x="18.878cm" svg:y="7.608cm" svg:viewBox="0 0 57 57" svg:d="M30 30c8 0 16 0 24 0 1 0 3 0 3-2 0-1-2-1-3-1-8 0-16 0-24 0 0-8 0-16 0-24 0-1 0-3-2-3-1 0-1 2-1 3 0 8 0 16 0 24-8 0-16 0-24 0-2 0-3 0-3 1 0 2 1 2 3 2 8 0 16 0 24 0 0 8 0 16 0 24 0 1 0 3 1 3 2 0 2-2 2-3 0-8 0-16 0-24z">
              <text:p/>
            </draw:path>
            <draw:path draw:style-name="gr2" draw:text-style-name="P2" draw:layer="layout" svg:width="0.037cm" svg:height="0.057cm" svg:x="18.962cm" svg:y="7.6cm" svg:viewBox="0 0 38 58" svg:d="M23 44c0 2 0 5 0 7 0 3-1 4-7 4 0 0-1 0-2 0 0 1 0 2 0 3 4 0 8 0 12 0s8 0 12 0c0-1 0-2 0-3-1 0-2 0-2 0-6 0-7-1-7-4 0-2 0-5 0-7 3 0 6 0 9 0 0-1 0-2 0-3-3 0-6 0-9 0 0-13 0-26 0-39 0-2 0-2-1-2s-1 0-2 1c-9 13-17 27-26 40 0 1 0 2 0 3 8 0 15 0 23 0zM23 41c-7 0-14 0-21 0 7-11 14-21 21-32 0 11 0 21 0 32z">
              <text:p/>
            </draw:path>
          </draw:g>
        </draw:g>
        <draw:g>
          <svg:title>TexMaths</svg:title>
          <svg:desc>28§display§\omega+\omega§svg§600§FALSE§</svg:desc>
          <draw:g>
            <draw:path draw:style-name="gr1" draw:text-style-name="P1" draw:layer="layout" svg:width="2.34cm" svg:height="0.549cm" svg:x="23.109cm" svg:y="9.05cm" svg:viewBox="0 0 2341 550" svg:d="M0 0c780 0 1560 0 2341 0 0 183 0 366 0 550-781 0-1561 0-2341 0 0-184 0-367 0-550z">
              <text:p/>
            </draw:path>
            <draw:path draw:style-name="gr2" draw:text-style-name="P2" draw:layer="layout" svg:width="0.581cm" svg:height="0.443cm" svg:x="23.07cm" svg:y="9.137cm" svg:viewBox="0 0 582 444" svg:d="M582 70c0-45-17-70-40-70-25 0-50 25-50 47 0 9 6 20 14 28 17 17 34 42 34 84 0 39-17 95-48 140-31 41-67 75-112 75-56 0-86-36-95-89 11-26 34-87 34-115 0-11-6-22-20-22-5 0-17 3-25 17-11 19-22 83-22 117-34 47-73 92-135 92-64 0-86-59-86-115 0-120 100-223 100-237 0-8-8-16-16-16-14 0-20 11-28 19-48 73-87 190-87 279 0 67 22 140 103 140 70 0 118-51 151-104 9 56 48 104 110 104 75 0 123-62 159-134 22-48 59-179 59-240z">
              <text:p/>
            </draw:path>
            <draw:path draw:style-name="gr2" draw:text-style-name="P2" draw:layer="layout" svg:width="0.653cm" svg:height="0.649cm" svg:x="23.979cm" svg:y="9cm" svg:viewBox="0 0 654 650" svg:d="M347 343c91 0 182 0 274 0 14 0 33 2 33-17 0-18-19-19-33-19-92 0-183 0-274 0 0-91 0-182 0-274 0-13 0-33-20-33-19 0-19 20-19 33 0 92 0 183 0 274-92 0-183 0-274 0-14 0-34 1-34 19 0 19 20 17 34 17 91 0 182 0 274 0 0 91 0 182 0 274 0 13 0 33 19 33 20 0 20-20 20-33 0-92 0-183 0-274z">
              <text:p/>
            </draw:path>
            <draw:path draw:style-name="gr2" draw:text-style-name="P2" draw:layer="layout" svg:width="0.581cm" svg:height="0.443cm" svg:x="24.918cm" svg:y="9.137cm" svg:viewBox="0 0 582 444" svg:d="M582 70c0-45-17-70-40-70-25 0-53 25-53 47 0 9 6 20 17 28 17 17 34 42 34 84 0 39-20 95-51 140-28 41-64 75-111 75-56 0-87-36-96-89 12-26 34-87 34-115 0-11-6-22-17-22-8 0-19 3-28 17-11 19-22 83-22 117-31 47-70 92-132 92-67 0-86-59-86-115 0-120 100-223 100-237 0-8-8-16-19-16s-20 11-25 19c-51 73-87 190-87 279 0 67 22 140 103 140 70 0 115-51 151-104 9 56 48 104 107 104 78 0 126-62 159-134 25-48 62-179 62-240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16" draw:text-style-name="P5" draw:layer="layout" svg:x1="3.427cm" svg:y1="3.442cm" svg:x2="3.427cm" svg:y2="8.557cm">
          <text:p/>
        </draw:line>
        <draw:line draw:style-name="gr16" draw:text-style-name="P5" draw:layer="layout" svg:x1="14.39cm" svg:y1="4.002cm" svg:x2="14.39cm" svg:y2="7.968cm">
          <text:p/>
        </draw:line>
        <draw:line draw:style-name="gr16" draw:text-style-name="P5" draw:layer="layout" svg:x1="5.012cm" svg:y1="3.809cm" svg:x2="5.012cm" svg:y2="8.19cm">
          <text:p/>
        </draw:line>
        <draw:line draw:style-name="gr16" draw:text-style-name="P5" draw:layer="layout" svg:x1="6.326cm" svg:y1="4.114cm" svg:x2="6.326cm" svg:y2="7.886cm">
          <text:p/>
        </draw:line>
        <draw:line draw:style-name="gr16" draw:text-style-name="P5" draw:layer="layout" svg:x1="7.495cm" svg:y1="4.384cm" svg:x2="7.495cm" svg:y2="7.614cm">
          <text:p/>
        </draw:line>
        <draw:line draw:style-name="gr16" draw:text-style-name="P5" draw:layer="layout" svg:x1="8.533cm" svg:y1="4.625cm" svg:x2="8.533cm" svg:y2="7.374cm">
          <text:p/>
        </draw:line>
        <draw:line draw:style-name="gr16" draw:text-style-name="P5" draw:layer="layout" svg:x1="9.384cm" svg:y1="4.822cm" svg:x2="9.384cm" svg:y2="7.177cm">
          <text:p/>
        </draw:line>
        <draw:line draw:style-name="gr16" draw:text-style-name="P5" draw:layer="layout" svg:x1="10.091cm" svg:y1="4.986cm" svg:x2="10.091cm" svg:y2="7.013cm">
          <text:p/>
        </draw:line>
        <draw:line draw:style-name="gr16" draw:text-style-name="P5" draw:layer="layout" svg:x1="10.719cm" svg:y1="5.132cm" svg:x2="10.719cm" svg:y2="6.868cm">
          <text:p/>
        </draw:line>
        <draw:line draw:style-name="gr16" draw:text-style-name="P5" draw:layer="layout" svg:x1="11.31cm" svg:y1="5.268cm" svg:x2="11.31cm" svg:y2="6.73cm">
          <text:p/>
        </draw:line>
        <draw:line draw:style-name="gr16" draw:text-style-name="P5" draw:layer="layout" svg:x1="11.763cm" svg:y1="5.373cm" svg:x2="11.763cm" svg:y2="6.625cm">
          <text:p/>
        </draw:line>
        <draw:line draw:style-name="gr16" draw:text-style-name="P5" draw:layer="layout" svg:x1="12.139cm" svg:y1="5.46cm" svg:x2="12.139cm" svg:y2="6.538cm">
          <text:p/>
        </draw:line>
        <draw:line draw:style-name="gr16" draw:text-style-name="P5" draw:layer="layout" svg:x1="12.473cm" svg:y1="5.538cm" svg:x2="12.473cm" svg:y2="6.462cm">
          <text:p/>
        </draw:line>
        <draw:line draw:style-name="gr16" draw:text-style-name="P5" draw:layer="layout" svg:x1="12.769cm" svg:y1="5.607cm" svg:x2="12.769cm" svg:y2="6.393cm">
          <text:p/>
        </draw:line>
        <draw:line draw:style-name="gr16" draw:text-style-name="P5" draw:layer="layout" svg:x1="13.013cm" svg:y1="5.663cm" svg:x2="13.013cm" svg:y2="6.336cm">
          <text:p/>
        </draw:line>
        <draw:line draw:style-name="gr16" draw:text-style-name="P5" draw:layer="layout" svg:x1="13.215cm" svg:y1="5.71cm" svg:x2="13.215cm" svg:y2="6.29cm">
          <text:p/>
        </draw:line>
        <draw:line draw:style-name="gr16" draw:text-style-name="P5" draw:layer="layout" svg:x1="13.394cm" svg:y1="5.751cm" svg:x2="13.394cm" svg:y2="6.247cm">
          <text:p/>
        </draw:line>
        <draw:line draw:style-name="gr16" draw:text-style-name="P5" draw:layer="layout" svg:x1="13.541cm" svg:y1="5.785cm" svg:x2="13.541cm" svg:y2="6.214cm">
          <text:p/>
        </draw:line>
        <draw:line draw:style-name="gr16" draw:text-style-name="P5" draw:layer="layout" svg:x1="13.673cm" svg:y1="5.816cm" svg:x2="13.673cm" svg:y2="6.183cm">
          <text:p/>
        </draw:line>
        <draw:line draw:style-name="gr16" draw:text-style-name="P5" draw:layer="layout" svg:x1="13.784cm" svg:y1="5.842cm" svg:x2="13.784cm" svg:y2="6.158cm">
          <text:p/>
        </draw:line>
        <draw:line draw:style-name="gr16" draw:text-style-name="P5" draw:layer="layout" svg:x1="13.882cm" svg:y1="5.864cm" svg:x2="13.882cm" svg:y2="6.135cm">
          <text:p/>
        </draw:line>
        <draw:line draw:style-name="gr16" draw:text-style-name="P5" draw:layer="layout" svg:x1="13.969cm" svg:y1="5.884cm" svg:x2="13.969cm" svg:y2="6.114cm">
          <text:p/>
        </draw:line>
        <draw:line draw:style-name="gr16" draw:text-style-name="P5" draw:layer="layout" svg:x1="14.04cm" svg:y1="5.901cm" svg:x2="14.04cm" svg:y2="6.098cm">
          <text:p/>
        </draw:line>
        <draw:line draw:style-name="gr16" draw:text-style-name="P5" draw:layer="layout" svg:x1="14.099cm" svg:y1="5.915cm" svg:x2="14.099cm" svg:y2="6.085cm">
          <text:p/>
        </draw:line>
        <draw:line draw:style-name="gr16" draw:text-style-name="P5" draw:layer="layout" svg:x1="14.152cm" svg:y1="5.927cm" svg:x2="14.152cm" svg:y2="6.072cm">
          <text:p/>
        </draw:line>
        <draw:line draw:style-name="gr16" draw:text-style-name="P5" draw:layer="layout" svg:x1="14.201cm" svg:y1="5.938cm" svg:x2="14.201cm" svg:y2="6.061cm">
          <text:p/>
        </draw:line>
        <draw:line draw:style-name="gr16" draw:text-style-name="P5" draw:layer="layout" svg:x1="14.239cm" svg:y1="5.947cm" svg:x2="14.239cm" svg:y2="6.052cm">
          <text:p/>
        </draw:line>
        <draw:line draw:style-name="gr16" draw:text-style-name="P5" draw:layer="layout" svg:x1="14.271cm" svg:y1="5.954cm" svg:x2="14.271cm" svg:y2="6.044cm">
          <text:p/>
        </draw:line>
        <draw:line draw:style-name="gr16" draw:text-style-name="P5" draw:layer="layout" svg:x1="14.299cm" svg:y1="5.961cm" svg:x2="14.299cm" svg:y2="6.038cm">
          <text:p/>
        </draw:line>
        <draw:line draw:style-name="gr16" draw:text-style-name="P5" draw:layer="layout" svg:x1="14.324cm" svg:y1="5.967cm" svg:x2="14.324cm" svg:y2="6.033cm">
          <text:p/>
        </draw:line>
        <draw:line draw:style-name="gr16" draw:text-style-name="P5" draw:layer="layout" svg:x1="14.344cm" svg:y1="5.971cm" svg:x2="14.344cm" svg:y2="6.027cm">
          <text:p/>
        </draw:line>
        <draw:line draw:style-name="gr16" draw:text-style-name="P5" draw:layer="layout" svg:x1="14.361cm" svg:y1="5.975cm" svg:x2="14.361cm" svg:y2="6.024cm">
          <text:p/>
        </draw:line>
        <draw:line draw:style-name="gr16" draw:text-style-name="P5" draw:layer="layout" svg:x1="14.376cm" svg:y1="5.979cm" svg:x2="14.376cm" svg:y2="6.021cm">
          <text:p/>
        </draw:line>
        <draw:line draw:style-name="gr17" draw:text-style-name="P5" draw:layer="layout" svg:x1="1.8cm" svg:y1="6cm" svg:x2="25.8cm" svg:y2="6cm">
          <text:p/>
        </draw:line>
        <draw:frame draw:style-name="gr18" draw:text-style-name="P12" draw:layer="layout" svg:width="1.07cm" svg:height="1.703cm" svg:x="2.999cm" svg:y="8.703cm">
          <draw:text-box>
            <text:p><text:span text:style-name="T3">0</text:span></text:p>
          </draw:text-box>
        </draw:frame>
        <draw:frame draw:style-name="gr19" draw:text-style-name="P12" draw:layer="layout" svg:width="1.07cm" svg:height="1.432cm" svg:x="4.64cm" svg:y="8.339cm">
          <draw:text-box>
            <text:p><text:span text:style-name="T4">1</text:span></text:p>
          </draw:text-box>
        </draw:frame>
        <draw:frame draw:style-name="gr20" draw:text-style-name="P12" draw:layer="layout" svg:width="1.07cm" svg:height="1.246cm" svg:x="5.995cm" svg:y="7.976cm">
          <draw:text-box>
            <text:p><text:span text:style-name="T5">2</text:span></text:p>
          </draw:text-box>
        </draw:frame>
        <draw:frame draw:style-name="gr21" draw:text-style-name="P12" draw:layer="layout" svg:width="1.07cm" svg:height="1.238cm" svg:x="7.208cm" svg:y="7.612cm">
          <draw:text-box>
            <text:p><text:span text:style-name="T6">3</text:span></text:p>
          </draw:text-box>
        </draw:frame>
        <draw:frame draw:style-name="gr22" draw:text-style-name="P12" draw:layer="layout" svg:width="1.07cm" svg:height="1.239cm" svg:x="8.236cm" svg:y="7.393cm">
          <draw:text-box>
            <text:p><text:span text:style-name="T7">4</text:span></text:p>
          </draw:text-box>
        </draw:frame>
        <draw:frame draw:style-name="gr21" draw:text-style-name="P12" draw:layer="layout" svg:width="1.071cm" svg:height="1.238cm" svg:x="9.122cm" svg:y="7.175cm">
          <draw:text-box>
            <text:p><text:span text:style-name="T8">5</text:span></text:p>
          </draw:text-box>
        </draw:frame>
        <draw:frame draw:style-name="gr21" draw:text-style-name="P12" draw:layer="layout" svg:width="1.07cm" svg:height="1.238cm" svg:x="9.836cm" svg:y="6.972cm">
          <draw:text-box>
            <text:p><text:span text:style-name="T9">6</text:span></text:p>
          </draw:text-box>
        </draw:frame>
        <draw:frame draw:style-name="gr22" draw:text-style-name="P12" draw:layer="layout" svg:width="1.07cm" svg:height="1.239cm" svg:x="10.471cm" svg:y="6.853cm">
          <draw:text-box>
            <text:p><text:span text:style-name="T10">7</text:span></text:p>
          </draw:text-box>
        </draw:frame>
        <draw:frame draw:style-name="gr22" draw:text-style-name="P12" draw:layer="layout" svg:width="1.07cm" svg:height="1.239cm" svg:x="11.075cm" svg:y="6.715cm">
          <draw:text-box>
            <text:p><text:span text:style-name="T11">8</text:span></text:p>
          </draw:text-box>
        </draw:frame>
        <draw:frame draw:style-name="gr21" draw:text-style-name="P12" draw:layer="layout" svg:width="1.07cm" svg:height="1.238cm" svg:x="11.556cm" svg:y="6.616cm">
          <draw:text-box>
            <text:p><text:span text:style-name="T12">9</text:span></text:p>
          </draw:text-box>
        </draw:frame>
        <draw:frame draw:style-name="gr21" draw:text-style-name="P12" draw:layer="layout" svg:width="1.07cm" svg:height="1.238cm" svg:x="11.924cm" svg:y="6.532cm">
          <draw:text-box>
            <text:p><text:span text:style-name="T13">10</text:span></text:p>
          </draw:text-box>
        </draw:frame>
        <draw:frame draw:style-name="gr22" draw:text-style-name="P12" draw:layer="layout" svg:width="1.07cm" svg:height="1.239cm" svg:x="12.266cm" svg:y="6.444cm">
          <draw:text-box>
            <text:p><text:span text:style-name="T14">11</text:span></text:p>
          </draw:text-box>
        </draw:frame>
        <draw:frame draw:style-name="gr21" draw:text-style-name="P12" draw:layer="layout" svg:width="1.07cm" svg:height="1.238cm" svg:x="12.551cm" svg:y="6.372cm">
          <draw:text-box>
            <text:p><text:span text:style-name="T15">12</text:span></text:p>
          </draw:text-box>
        </draw:frame>
        <draw:line draw:style-name="gr16" draw:text-style-name="P5" draw:layer="layout" svg:x1="15.06cm" svg:y1="4.31cm" svg:x2="15.06cm" svg:y2="7.707cm">
          <text:p/>
        </draw:line>
        <draw:line draw:style-name="gr16" draw:text-style-name="P5" draw:layer="layout" svg:x1="15.697cm" svg:y1="4.546cm" svg:x2="15.697cm" svg:y2="7.471cm">
          <text:p/>
        </draw:line>
        <draw:line draw:style-name="gr16" draw:text-style-name="P5" draw:layer="layout" svg:x1="16.264cm" svg:y1="4.756cm" svg:x2="16.264cm" svg:y2="7.261cm">
          <text:p/>
        </draw:line>
        <draw:line draw:style-name="gr16" draw:text-style-name="P5" draw:layer="layout" svg:x1="16.767cm" svg:y1="4.942cm" svg:x2="16.767cm" svg:y2="7.074cm">
          <text:p/>
        </draw:line>
        <draw:line draw:style-name="gr16" draw:text-style-name="P5" draw:layer="layout" svg:x1="17.18cm" svg:y1="5.095cm" svg:x2="17.18cm" svg:y2="6.921cm">
          <text:p/>
        </draw:line>
        <draw:line draw:style-name="gr16" draw:text-style-name="P5" draw:layer="layout" svg:x1="17.522cm" svg:y1="5.222cm" svg:x2="17.522cm" svg:y2="6.794cm">
          <text:p/>
        </draw:line>
        <draw:line draw:style-name="gr16" draw:text-style-name="P5" draw:layer="layout" svg:x1="17.827cm" svg:y1="5.335cm" svg:x2="17.827cm" svg:y2="6.681cm">
          <text:p/>
        </draw:line>
        <draw:line draw:style-name="gr16" draw:text-style-name="P5" draw:layer="layout" svg:x1="18.113cm" svg:y1="5.441cm" svg:x2="18.113cm" svg:y2="6.575cm">
          <text:p/>
        </draw:line>
        <draw:line draw:style-name="gr16" draw:text-style-name="P5" draw:layer="layout" svg:x1="18.333cm" svg:y1="5.523cm" svg:x2="18.333cm" svg:y2="6.494cm">
          <text:p/>
        </draw:line>
        <draw:line draw:style-name="gr16" draw:text-style-name="P5" draw:layer="layout" svg:x1="18.515cm" svg:y1="5.59cm" svg:x2="18.515cm" svg:y2="6.426cm">
          <text:p/>
        </draw:line>
        <draw:line draw:style-name="gr16" draw:text-style-name="P5" draw:layer="layout" svg:x1="18.677cm" svg:y1="5.65cm" svg:x2="18.677cm" svg:y2="6.366cm">
          <text:p/>
        </draw:line>
        <draw:line draw:style-name="gr16" draw:text-style-name="P5" draw:layer="layout" svg:x1="18.821cm" svg:y1="5.703cm" svg:x2="18.821cm" svg:y2="6.312cm">
          <text:p/>
        </draw:line>
        <draw:line draw:style-name="gr16" draw:text-style-name="P5" draw:layer="layout" svg:x1="18.939cm" svg:y1="5.747cm" svg:x2="18.939cm" svg:y2="6.269cm">
          <text:p/>
        </draw:line>
        <draw:line draw:style-name="gr16" draw:text-style-name="P5" draw:layer="layout" svg:x1="19.037cm" svg:y1="5.784cm" svg:x2="19.037cm" svg:y2="6.233cm">
          <text:p/>
        </draw:line>
        <draw:line draw:style-name="gr16" draw:text-style-name="P5" draw:layer="layout" svg:x1="19.124cm" svg:y1="5.816cm" svg:x2="19.124cm" svg:y2="6.201cm">
          <text:p/>
        </draw:line>
        <draw:line draw:style-name="gr16" draw:text-style-name="P5" draw:layer="layout" svg:x1="19.195cm" svg:y1="5.842cm" svg:x2="19.195cm" svg:y2="6.174cm">
          <text:p/>
        </draw:line>
        <draw:line draw:style-name="gr16" draw:text-style-name="P5" draw:layer="layout" svg:x1="19.259cm" svg:y1="5.866cm" svg:x2="19.259cm" svg:y2="6.151cm">
          <text:p/>
        </draw:line>
        <draw:line draw:style-name="gr16" draw:text-style-name="P5" draw:layer="layout" svg:x1="19.313cm" svg:y1="5.886cm" svg:x2="19.313cm" svg:y2="6.131cm">
          <text:p/>
        </draw:line>
        <draw:line draw:style-name="gr16" draw:text-style-name="P5" draw:layer="layout" svg:x1="19.36cm" svg:y1="5.903cm" svg:x2="19.36cm" svg:y2="6.113cm">
          <text:p/>
        </draw:line>
        <draw:line draw:style-name="gr16" draw:text-style-name="P5" draw:layer="layout" svg:x1="19.402cm" svg:y1="5.919cm" svg:x2="19.402cm" svg:y2="6.098cm">
          <text:p/>
        </draw:line>
        <draw:line draw:style-name="gr16" draw:text-style-name="P5" draw:layer="layout" svg:x1="19.437cm" svg:y1="5.932cm" svg:x2="19.437cm" svg:y2="6.085cm">
          <text:p/>
        </draw:line>
        <draw:line draw:style-name="gr16" draw:text-style-name="P5" draw:layer="layout" svg:x1="19.466cm" svg:y1="5.962cm" svg:x2="19.466cm" svg:y2="6.047cm">
          <text:p/>
        </draw:line>
        <draw:line draw:style-name="gr16" draw:text-style-name="P5" draw:layer="layout" svg:x1="19.491cm" svg:y1="5.969cm" svg:x2="19.491cm" svg:y2="6.042cm">
          <text:p/>
        </draw:line>
        <draw:line draw:style-name="gr16" draw:text-style-name="P5" draw:layer="layout" svg:x1="19.515cm" svg:y1="5.974cm" svg:x2="19.515cm" svg:y2="6.036cm">
          <text:p/>
        </draw:line>
        <draw:line draw:style-name="gr16" draw:text-style-name="P5" draw:layer="layout" svg:x1="19.534cm" svg:y1="5.979cm" svg:x2="19.534cm" svg:y2="6.032cm">
          <text:p/>
        </draw:line>
        <draw:line draw:style-name="gr16" draw:text-style-name="P5" draw:layer="layout" svg:x1="19.549cm" svg:y1="5.982cm" svg:x2="19.549cm" svg:y2="6.027cm">
          <text:p/>
        </draw:line>
        <draw:line draw:style-name="gr16" draw:text-style-name="P5" draw:layer="layout" svg:x1="19.562cm" svg:y1="5.986cm" svg:x2="19.562cm" svg:y2="6.025cm">
          <text:p/>
        </draw:line>
        <draw:line draw:style-name="gr16" draw:text-style-name="P5" draw:layer="layout" svg:x1="19.575cm" svg:y1="5.989cm" svg:x2="19.575cm" svg:y2="6.022cm">
          <text:p/>
        </draw:line>
        <draw:line draw:style-name="gr16" draw:text-style-name="P5" draw:layer="layout" svg:x1="19.584cm" svg:y1="5.991cm" svg:x2="19.584cm" svg:y2="6.019cm">
          <text:p/>
        </draw:line>
        <draw:line draw:style-name="gr16" draw:text-style-name="P5" draw:layer="layout" svg:x1="19.593cm" svg:y1="5.993cm" svg:x2="19.593cm" svg:y2="6.017cm">
          <text:p/>
        </draw:line>
        <draw:line draw:style-name="gr16" draw:text-style-name="P5" draw:layer="layout" svg:x1="19.6cm" svg:y1="5.995cm" svg:x2="19.6cm" svg:y2="6.016cm">
          <text:p/>
        </draw:line>
        <draw:g>
          <svg:title>TexMaths</svg:title>
          <svg:desc>28§display§\omega+4§svg§600§FALSE§</svg:desc>
          <draw:g>
            <draw:path draw:style-name="gr1" draw:text-style-name="P1" draw:layer="layout" svg:width="0.101cm" svg:height="0.042cm" svg:x="16.692cm" svg:y="7.23cm" svg:viewBox="0 0 102 43" svg:d="M0 0c34 0 68 0 102 0 0 14 0 29 0 43-34 0-68 0-102 0 0-14 0-29 0-43z">
              <text:p/>
            </draw:path>
            <draw:path draw:style-name="gr2" draw:text-style-name="P2" draw:layer="layout" svg:width="0.026cm" svg:height="0.029cm" svg:x="16.691cm" svg:y="7.242cm" svg:viewBox="0 0 27 30" svg:d="M27 5c0-3-1-5-2-5s-2 2-2 3 0 2 0 2c1 1 2 3 2 6 0 2-1 6-2 9-2 3-3 5-5 5-3 0-4-2-5-6 1-1 2-6 2-7s0-2-1-2-1 0-1 1c-1 1-1 6-1 8-2 3-4 6-7 6s-4-4-4-7c0-9 5-16 5-16 0-1 0-2-1-2 0 0-1 1-1 2-2 5-4 13-4 19 0 4 1 9 5 9 3 0 5-3 7-7 0 4 2 7 5 7s6-4 7-9c1-3 3-12 3-16z">
              <text:p/>
            </draw:path>
            <draw:path draw:style-name="gr2" draw:text-style-name="P2" draw:layer="layout" svg:width="0.029cm" svg:height="0.043cm" svg:x="16.733cm" svg:y="7.233cm" svg:viewBox="0 0 30 44" svg:d="M16 23c4 0 8 0 13 0 0 0 1 0 1-1s-1-1-1-1c-5 0-9 0-13 0 0-7 0-13 0-19 0-1 0-2-1-2s-1 1-1 2c0 6 0 12 0 19-4 0-8 0-13 0 0 0-1 0-1 1s1 1 1 1c5 0 9 0 13 0 0 6 0 13 0 19 0 1 0 2 1 2s1-1 1-2c0-6 0-13 0-19z">
              <text:p/>
            </draw:path>
            <draw:path draw:style-name="gr2" draw:text-style-name="P2" draw:layer="layout" svg:width="0.019cm" svg:height="0.044cm" svg:x="16.777cm" svg:y="7.227cm" svg:viewBox="0 0 20 45" svg:d="M12 34c0 2 0 4 0 6s0 3-3 3c-1 0-1 0-1 0 0 0 0 1 0 2 1 0 4 0 6 0s4 0 6 0c0-1 0-2 0-2h-1c-3 0-3-1-3-3s0-4 0-6c1 0 3 0 4 0 0-1 0-2 0-2-1 0-3 0-4 0 0-10 0-20 0-30 0-2 0-2-1-2s-1 0-1 1c-5 10-9 20-14 31 0 0 0 1 0 2 4 0 8 0 12 0zM12 32c-3 0-7 0-11 0 4-8 8-17 11-25 0 8 0 17 0 25z">
              <text:p/>
            </draw:path>
          </draw:g>
        </draw:g>
        <draw:line draw:style-name="gr16" draw:text-style-name="P5" draw:layer="layout" svg:x1="19.605cm" svg:y1="4.704cm" svg:x2="19.605cm" svg:y2="7.278cm">
          <text:p/>
        </draw:line>
        <draw:line draw:style-name="gr16" draw:text-style-name="P5" draw:layer="layout" svg:x1="19.974cm" svg:y1="4.903cm" svg:x2="19.974cm" svg:y2="7.107cm">
          <text:p/>
        </draw:line>
        <draw:line draw:style-name="gr16" draw:text-style-name="P5" draw:layer="layout" svg:x1="20.325cm" svg:y1="5.056cm" svg:x2="20.325cm" svg:y2="6.954cm">
          <text:p/>
        </draw:line>
        <draw:line draw:style-name="gr16" draw:text-style-name="P5" draw:layer="layout" svg:x1="20.637cm" svg:y1="5.192cm" svg:x2="20.637cm" svg:y2="6.817cm">
          <text:p/>
        </draw:line>
        <draw:line draw:style-name="gr16" draw:text-style-name="P5" draw:layer="layout" svg:x1="20.915cm" svg:y1="5.313cm" svg:x2="20.915cm" svg:y2="6.696cm">
          <text:p/>
        </draw:line>
        <draw:line draw:style-name="gr16" draw:text-style-name="P5" draw:layer="layout" svg:x1="21.142cm" svg:y1="5.413cm" svg:x2="21.142cm" svg:y2="6.598cm">
          <text:p/>
        </draw:line>
        <draw:line draw:style-name="gr16" draw:text-style-name="P5" draw:layer="layout" svg:x1="21.331cm" svg:y1="5.495cm" svg:x2="21.331cm" svg:y2="6.515cm">
          <text:p/>
        </draw:line>
        <draw:line draw:style-name="gr16" draw:text-style-name="P5" draw:layer="layout" svg:x1="21.499cm" svg:y1="5.568cm" svg:x2="21.499cm" svg:y2="6.442cm">
          <text:p/>
        </draw:line>
        <draw:line draw:style-name="gr16" draw:text-style-name="P5" draw:layer="layout" svg:x1="21.657cm" svg:y1="5.637cm" svg:x2="21.657cm" svg:y2="6.373cm">
          <text:p/>
        </draw:line>
        <draw:line draw:style-name="gr16" draw:text-style-name="P5" draw:layer="layout" svg:x1="21.778cm" svg:y1="5.69cm" svg:x2="21.778cm" svg:y2="6.32cm">
          <text:p/>
        </draw:line>
        <draw:line draw:style-name="gr16" draw:text-style-name="P5" draw:layer="layout" svg:x1="21.878cm" svg:y1="5.734cm" svg:x2="21.878cm" svg:y2="6.277cm">
          <text:p/>
        </draw:line>
        <draw:line draw:style-name="gr16" draw:text-style-name="P5" draw:layer="layout" svg:x1="21.967cm" svg:y1="5.773cm" svg:x2="21.967cm" svg:y2="6.238cm">
          <text:p/>
        </draw:line>
        <draw:line draw:style-name="gr16" draw:text-style-name="P5" draw:layer="layout" svg:x1="22.047cm" svg:y1="5.807cm" svg:x2="22.047cm" svg:y2="6.203cm">
          <text:p/>
        </draw:line>
        <draw:line draw:style-name="gr16" draw:text-style-name="P5" draw:layer="layout" svg:x1="22.112cm" svg:y1="5.836cm" svg:x2="22.112cm" svg:y2="6.175cm">
          <text:p/>
        </draw:line>
        <draw:line draw:style-name="gr16" draw:text-style-name="P5" draw:layer="layout" svg:x1="22.166cm" svg:y1="5.859cm" svg:x2="22.166cm" svg:y2="6.151cm">
          <text:p/>
        </draw:line>
        <draw:line draw:style-name="gr16" draw:text-style-name="P5" draw:layer="layout" svg:x1="22.214cm" svg:y1="5.88cm" svg:x2="22.214cm" svg:y2="6.13cm">
          <text:p/>
        </draw:line>
        <draw:line draw:style-name="gr16" draw:text-style-name="P5" draw:layer="layout" svg:x1="22.253cm" svg:y1="5.897cm" svg:x2="22.253cm" svg:y2="6.113cm">
          <text:p/>
        </draw:line>
        <draw:line draw:style-name="gr16" draw:text-style-name="P5" draw:layer="layout" svg:x1="22.288cm" svg:y1="5.913cm" svg:x2="22.288cm" svg:y2="6.098cm">
          <text:p/>
        </draw:line>
        <draw:line draw:style-name="gr16" draw:text-style-name="P5" draw:layer="layout" svg:x1="22.318cm" svg:y1="5.926cm" svg:x2="22.318cm" svg:y2="6.085cm">
          <text:p/>
        </draw:line>
        <draw:line draw:style-name="gr16" draw:text-style-name="P5" draw:layer="layout" svg:x1="22.344cm" svg:y1="5.937cm" svg:x2="22.344cm" svg:y2="6.073cm">
          <text:p/>
        </draw:line>
        <draw:line draw:style-name="gr16" draw:text-style-name="P5" draw:layer="layout" svg:x1="22.367cm" svg:y1="5.947cm" svg:x2="22.367cm" svg:y2="6.063cm">
          <text:p/>
        </draw:line>
        <draw:line draw:style-name="gr16" draw:text-style-name="P5" draw:layer="layout" svg:x1="22.386cm" svg:y1="5.956cm" svg:x2="22.386cm" svg:y2="6.055cm">
          <text:p/>
        </draw:line>
        <draw:line draw:style-name="gr16" draw:text-style-name="P5" draw:layer="layout" svg:x1="22.402cm" svg:y1="5.962cm" svg:x2="22.402cm" svg:y2="6.047cm">
          <text:p/>
        </draw:line>
        <draw:line draw:style-name="gr16" draw:text-style-name="P5" draw:layer="layout" svg:x1="22.416cm" svg:y1="5.969cm" svg:x2="22.416cm" svg:y2="6.042cm">
          <text:p/>
        </draw:line>
        <draw:line draw:style-name="gr16" draw:text-style-name="P5" draw:layer="layout" svg:x1="22.429cm" svg:y1="5.974cm" svg:x2="22.429cm" svg:y2="6.036cm">
          <text:p/>
        </draw:line>
        <draw:line draw:style-name="gr16" draw:text-style-name="P5" draw:layer="layout" svg:x1="22.439cm" svg:y1="5.979cm" svg:x2="22.439cm" svg:y2="6.032cm">
          <text:p/>
        </draw:line>
        <draw:line draw:style-name="gr16" draw:text-style-name="P5" draw:layer="layout" svg:x1="22.448cm" svg:y1="5.982cm" svg:x2="22.448cm" svg:y2="6.027cm">
          <text:p/>
        </draw:line>
        <draw:line draw:style-name="gr16" draw:text-style-name="P5" draw:layer="layout" svg:x1="22.455cm" svg:y1="5.986cm" svg:x2="22.455cm" svg:y2="6.025cm">
          <text:p/>
        </draw:line>
        <draw:line draw:style-name="gr16" draw:text-style-name="P5" draw:layer="layout" svg:x1="22.462cm" svg:y1="5.989cm" svg:x2="22.462cm" svg:y2="6.022cm">
          <text:p/>
        </draw:line>
        <draw:line draw:style-name="gr16" draw:text-style-name="P5" draw:layer="layout" svg:x1="22.467cm" svg:y1="5.991cm" svg:x2="22.467cm" svg:y2="6.019cm">
          <text:p/>
        </draw:line>
        <draw:line draw:style-name="gr16" draw:text-style-name="P5" draw:layer="layout" svg:x1="22.472cm" svg:y1="5.993cm" svg:x2="22.472cm" svg:y2="6.017cm">
          <text:p/>
        </draw:line>
        <draw:line draw:style-name="gr16" draw:text-style-name="P5" draw:layer="layout" svg:x1="22.476cm" svg:y1="5.995cm" svg:x2="22.476cm" svg:y2="6.016cm">
          <text:p/>
        </draw:line>
        <draw:line draw:style-name="gr16" draw:text-style-name="P5" draw:layer="layout" svg:x1="22.541cm" svg:y1="5.179cm" svg:x2="22.541cm" svg:y2="6.759cm">
          <text:p/>
        </draw:line>
        <draw:line draw:style-name="gr16" draw:text-style-name="P5" draw:layer="layout" svg:x1="22.687cm" svg:y1="5.302cm" svg:x2="22.687cm" svg:y2="6.655cm">
          <text:p/>
        </draw:line>
        <draw:line draw:style-name="gr16" draw:text-style-name="P5" draw:layer="layout" svg:x1="22.825cm" svg:y1="5.396cm" svg:x2="22.825cm" svg:y2="6.561cm">
          <text:p/>
        </draw:line>
        <draw:line draw:style-name="gr16" draw:text-style-name="P5" draw:layer="layout" svg:x1="22.948cm" svg:y1="5.479cm" svg:x2="22.948cm" svg:y2="6.477cm">
          <text:p/>
        </draw:line>
        <draw:line draw:style-name="gr16" draw:text-style-name="P5" draw:layer="layout" svg:x1="23.058cm" svg:y1="5.554cm" svg:x2="23.058cm" svg:y2="6.403cm">
          <text:p/>
        </draw:line>
        <draw:line draw:style-name="gr16" draw:text-style-name="P5" draw:layer="layout" svg:x1="23.147cm" svg:y1="5.615cm" svg:x2="23.147cm" svg:y2="6.342cm">
          <text:p/>
        </draw:line>
        <draw:line draw:style-name="gr16" draw:text-style-name="P5" draw:layer="layout" svg:x1="23.222cm" svg:y1="5.665cm" svg:x2="23.222cm" svg:y2="6.291cm">
          <text:p/>
        </draw:line>
        <draw:line draw:style-name="gr16" draw:text-style-name="P5" draw:layer="layout" svg:x1="23.288cm" svg:y1="5.71cm" svg:x2="23.288cm" svg:y2="6.246cm">
          <text:p/>
        </draw:line>
        <draw:line draw:style-name="gr16" draw:text-style-name="P5" draw:layer="layout" svg:x1="23.35cm" svg:y1="5.752cm" svg:x2="23.35cm" svg:y2="6.204cm">
          <text:p/>
        </draw:line>
        <draw:line draw:style-name="gr16" draw:text-style-name="P5" draw:layer="layout" svg:x1="23.398cm" svg:y1="5.785cm" svg:x2="23.398cm" svg:y2="6.172cm">
          <text:p/>
        </draw:line>
        <draw:line draw:style-name="gr16" draw:text-style-name="P5" draw:layer="layout" svg:x1="23.437cm" svg:y1="5.812cm" svg:x2="23.437cm" svg:y2="6.145cm">
          <text:p/>
        </draw:line>
        <draw:line draw:style-name="gr16" draw:text-style-name="P5" draw:layer="layout" svg:x1="23.473cm" svg:y1="5.836cm" svg:x2="23.473cm" svg:y2="6.121cm">
          <text:p/>
        </draw:line>
        <draw:line draw:style-name="gr16" draw:text-style-name="P5" draw:layer="layout" svg:x1="23.504cm" svg:y1="5.857cm" svg:x2="23.504cm" svg:y2="6.1cm">
          <text:p/>
        </draw:line>
        <draw:line draw:style-name="gr16" draw:text-style-name="P5" draw:layer="layout" svg:x1="23.529cm" svg:y1="5.874cm" svg:x2="23.529cm" svg:y2="6.082cm">
          <text:p/>
        </draw:line>
        <draw:line draw:style-name="gr16" draw:text-style-name="P5" draw:layer="layout" svg:x1="23.551cm" svg:y1="5.889cm" svg:x2="23.551cm" svg:y2="6.068cm">
          <text:p/>
        </draw:line>
        <draw:line draw:style-name="gr16" draw:text-style-name="P5" draw:layer="layout" svg:x1="23.57cm" svg:y1="5.902cm" svg:x2="23.57cm" svg:y2="6.055cm">
          <text:p/>
        </draw:line>
        <draw:line draw:style-name="gr16" draw:text-style-name="P5" draw:layer="layout" svg:x1="23.585cm" svg:y1="5.912cm" svg:x2="23.585cm" svg:y2="6.044cm">
          <text:p/>
        </draw:line>
        <draw:line draw:style-name="gr16" draw:text-style-name="P5" draw:layer="layout" svg:x1="23.599cm" svg:y1="5.922cm" svg:x2="23.599cm" svg:y2="6.035cm">
          <text:p/>
        </draw:line>
        <draw:line draw:style-name="gr16" draw:text-style-name="P5" draw:layer="layout" svg:x1="23.611cm" svg:y1="5.93cm" svg:x2="23.611cm" svg:y2="6.028cm">
          <text:p/>
        </draw:line>
        <draw:line draw:style-name="gr16" draw:text-style-name="P5" draw:layer="layout" svg:x1="23.621cm" svg:y1="5.937cm" svg:x2="23.621cm" svg:y2="6.021cm">
          <text:p/>
        </draw:line>
        <draw:line draw:style-name="gr16" draw:text-style-name="P5" draw:layer="layout" svg:x1="23.63cm" svg:y1="5.943cm" svg:x2="23.63cm" svg:y2="6.014cm">
          <text:p/>
        </draw:line>
        <draw:line draw:style-name="gr16" draw:text-style-name="P5" draw:layer="layout" svg:x1="23.638cm" svg:y1="5.948cm" svg:x2="23.638cm" svg:y2="6.009cm">
          <text:p/>
        </draw:line>
        <draw:line draw:style-name="gr16" draw:text-style-name="P5" draw:layer="layout" svg:x1="23.644cm" svg:y1="5.952cm" svg:x2="23.644cm" svg:y2="6.004cm">
          <text:p/>
        </draw:line>
        <draw:line draw:style-name="gr16" draw:text-style-name="P5" draw:layer="layout" svg:x1="23.649cm" svg:y1="5.956cm" svg:x2="23.649cm" svg:y2="6.001cm">
          <text:p/>
        </draw:line>
        <draw:line draw:style-name="gr16" draw:text-style-name="P5" draw:layer="layout" svg:x1="23.655cm" svg:y1="5.959cm" svg:x2="23.655cm" svg:y2="5.997cm">
          <text:p/>
        </draw:line>
        <draw:line draw:style-name="gr16" draw:text-style-name="P5" draw:layer="layout" svg:x1="23.659cm" svg:y1="5.962cm" svg:x2="23.659cm" svg:y2="5.994cm">
          <text:p/>
        </draw:line>
        <draw:line draw:style-name="gr16" draw:text-style-name="P5" draw:layer="layout" svg:x1="23.662cm" svg:y1="5.964cm" svg:x2="23.662cm" svg:y2="5.992cm">
          <text:p/>
        </draw:line>
        <draw:line draw:style-name="gr16" draw:text-style-name="P5" draw:layer="layout" svg:x1="23.665cm" svg:y1="5.966cm" svg:x2="23.665cm" svg:y2="5.99cm">
          <text:p/>
        </draw:line>
        <draw:line draw:style-name="gr16" draw:text-style-name="P5" draw:layer="layout" svg:x1="23.667cm" svg:y1="5.968cm" svg:x2="23.667cm" svg:y2="5.988cm">
          <text:p/>
        </draw:line>
        <draw:line draw:style-name="gr16" draw:text-style-name="P5" draw:layer="layout" svg:x1="23.67cm" svg:y1="5.97cm" svg:x2="23.67cm" svg:y2="5.987cm">
          <text:p/>
        </draw:line>
        <draw:line draw:style-name="gr16" draw:text-style-name="P5" draw:layer="layout" svg:x1="23.671cm" svg:y1="5.971cm" svg:x2="23.671cm" svg:y2="5.986cm">
          <text:p/>
        </draw:line>
        <draw:line draw:style-name="gr16" draw:text-style-name="P5" draw:layer="layout" svg:x1="23.673cm" svg:y1="5.972cm" svg:x2="23.673cm" svg:y2="5.985cm">
          <text:p/>
        </draw:line>
        <draw:line draw:style-name="gr16" draw:text-style-name="P5" draw:layer="layout" svg:x1="23.747cm" svg:y1="5.474cm" svg:x2="23.747cm" svg:y2="6.468cm">
          <text:p/>
        </draw:line>
        <draw:line draw:style-name="gr16" draw:text-style-name="P5" draw:layer="layout" svg:x1="23.816cm" svg:y1="5.551cm" svg:x2="23.816cm" svg:y2="6.402cm">
          <text:p/>
        </draw:line>
        <draw:line draw:style-name="gr16" draw:text-style-name="P5" draw:layer="layout" svg:x1="23.882cm" svg:y1="5.61cm" svg:x2="23.882cm" svg:y2="6.343cm">
          <text:p/>
        </draw:line>
        <draw:line draw:style-name="gr16" draw:text-style-name="P5" draw:layer="layout" svg:x1="23.94cm" svg:y1="5.663cm" svg:x2="23.94cm" svg:y2="6.29cm">
          <text:p/>
        </draw:line>
        <draw:line draw:style-name="gr16" draw:text-style-name="P5" draw:layer="layout" svg:x1="23.992cm" svg:y1="5.71cm" svg:x2="23.992cm" svg:y2="6.244cm">
          <text:p/>
        </draw:line>
        <draw:line draw:style-name="gr16" draw:text-style-name="P5" draw:layer="layout" svg:x1="24.035cm" svg:y1="5.748cm" svg:x2="24.035cm" svg:y2="6.205cm">
          <text:p/>
        </draw:line>
        <draw:line draw:style-name="gr16" draw:text-style-name="P5" draw:layer="layout" svg:x1="24.07cm" svg:y1="5.78cm" svg:x2="24.07cm" svg:y2="6.174cm">
          <text:p/>
        </draw:line>
        <draw:line draw:style-name="gr16" draw:text-style-name="P5" draw:layer="layout" svg:x1="24.102cm" svg:y1="5.808cm" svg:x2="24.102cm" svg:y2="6.145cm">
          <text:p/>
        </draw:line>
        <draw:line draw:style-name="gr16" draw:text-style-name="P5" draw:layer="layout" svg:x1="24.131cm" svg:y1="5.835cm" svg:x2="24.131cm" svg:y2="6.119cm">
          <text:p/>
        </draw:line>
        <draw:line draw:style-name="gr16" draw:text-style-name="P5" draw:layer="layout" svg:x1="24.154cm" svg:y1="5.855cm" svg:x2="24.154cm" svg:y2="6.098cm">
          <text:p/>
        </draw:line>
        <draw:line draw:style-name="gr16" draw:text-style-name="P5" draw:layer="layout" svg:x1="24.173cm" svg:y1="5.872cm" svg:x2="24.173cm" svg:y2="6.081cm">
          <text:p/>
        </draw:line>
        <draw:line draw:style-name="gr16" draw:text-style-name="P5" draw:layer="layout" svg:x1="24.19cm" svg:y1="5.887cm" svg:x2="24.19cm" svg:y2="6.066cm">
          <text:p/>
        </draw:line>
        <draw:line draw:style-name="gr16" draw:text-style-name="P5" draw:layer="layout" svg:x1="24.205cm" svg:y1="5.9cm" svg:x2="24.205cm" svg:y2="6.053cm">
          <text:p/>
        </draw:line>
        <draw:line draw:style-name="gr16" draw:text-style-name="P5" draw:layer="layout" svg:x1="24.217cm" svg:y1="5.911cm" svg:x2="24.217cm" svg:y2="6.042cm">
          <text:p/>
        </draw:line>
        <draw:line draw:style-name="gr16" draw:text-style-name="P5" draw:layer="layout" svg:x1="24.227cm" svg:y1="5.92cm" svg:x2="24.227cm" svg:y2="6.033cm">
          <text:p/>
        </draw:line>
        <draw:line draw:style-name="gr16" draw:text-style-name="P5" draw:layer="layout" svg:x1="24.236cm" svg:y1="5.928cm" svg:x2="24.236cm" svg:y2="6.024cm">
          <text:p/>
        </draw:line>
        <draw:line draw:style-name="gr16" draw:text-style-name="P5" draw:layer="layout" svg:x1="24.243cm" svg:y1="5.935cm" svg:x2="24.243cm" svg:y2="6.018cm">
          <text:p/>
        </draw:line>
        <draw:line draw:style-name="gr16" draw:text-style-name="P5" draw:layer="layout" svg:x1="24.25cm" svg:y1="5.941cm" svg:x2="24.25cm" svg:y2="6.012cm">
          <text:p/>
        </draw:line>
        <draw:line draw:style-name="gr16" draw:text-style-name="P5" draw:layer="layout" svg:x1="24.255cm" svg:y1="5.946cm" svg:x2="24.255cm" svg:y2="6.007cm">
          <text:p/>
        </draw:line>
        <draw:line draw:style-name="gr16" draw:text-style-name="P5" draw:layer="layout" svg:x1="24.26cm" svg:y1="5.95cm" svg:x2="24.26cm" svg:y2="6.003cm">
          <text:p/>
        </draw:line>
        <draw:line draw:style-name="gr16" draw:text-style-name="P5" draw:layer="layout" svg:x1="24.265cm" svg:y1="5.954cm" svg:x2="24.265cm" svg:y2="5.999cm">
          <text:p/>
        </draw:line>
        <draw:line draw:style-name="gr16" draw:text-style-name="P5" draw:layer="layout" svg:x1="24.268cm" svg:y1="5.957cm" svg:x2="24.268cm" svg:y2="5.995cm">
          <text:p/>
        </draw:line>
        <draw:line draw:style-name="gr16" draw:text-style-name="P5" draw:layer="layout" svg:x1="24.271cm" svg:y1="5.96cm" svg:x2="24.271cm" svg:y2="5.993cm">
          <text:p/>
        </draw:line>
        <draw:line draw:style-name="gr16" draw:text-style-name="P5" draw:layer="layout" svg:x1="24.274cm" svg:y1="5.962cm" svg:x2="24.274cm" svg:y2="5.99cm">
          <text:p/>
        </draw:line>
        <draw:line draw:style-name="gr16" draw:text-style-name="P5" draw:layer="layout" svg:x1="24.276cm" svg:y1="5.965cm" svg:x2="24.276cm" svg:y2="5.989cm">
          <text:p/>
        </draw:line>
        <draw:line draw:style-name="gr16" draw:text-style-name="P5" draw:layer="layout" svg:x1="24.278cm" svg:y1="5.966cm" svg:x2="24.278cm" svg:y2="5.986cm">
          <text:p/>
        </draw:line>
        <draw:line draw:style-name="gr16" draw:text-style-name="P5" draw:layer="layout" svg:x1="24.28cm" svg:y1="5.968cm" svg:x2="24.28cm" svg:y2="5.986cm">
          <text:p/>
        </draw:line>
        <draw:line draw:style-name="gr16" draw:text-style-name="P5" draw:layer="layout" svg:x1="24.281cm" svg:y1="5.969cm" svg:x2="24.281cm" svg:y2="5.984cm">
          <text:p/>
        </draw:line>
        <draw:line draw:style-name="gr16" draw:text-style-name="P5" draw:layer="layout" svg:x1="24.282cm" svg:y1="5.97cm" svg:x2="24.282cm" svg:y2="5.983cm">
          <text:p/>
        </draw:line>
        <draw:line draw:style-name="gr16" draw:text-style-name="P5" draw:layer="layout" svg:x1="24.283cm" svg:y1="5.971cm" svg:x2="24.283cm" svg:y2="5.982cm">
          <text:p/>
        </draw:line>
        <draw:line draw:style-name="gr16" draw:text-style-name="P5" draw:layer="layout" svg:x1="24.284cm" svg:y1="5.972cm" svg:x2="24.284cm" svg:y2="5.981cm">
          <text:p/>
        </draw:line>
        <draw:line draw:style-name="gr16" draw:text-style-name="P5" draw:layer="layout" svg:x1="24.285cm" svg:y1="5.973cm" svg:x2="24.285cm" svg:y2="5.981cm">
          <text:p/>
        </draw:line>
        <draw:line draw:style-name="gr16" draw:text-style-name="P5" draw:layer="layout" svg:x1="24.349cm" svg:y1="5.712cm" svg:x2="24.349cm" svg:y2="6.262cm">
          <text:p/>
        </draw:line>
        <draw:line draw:style-name="gr16" draw:text-style-name="P5" draw:layer="layout" svg:x1="24.376cm" svg:y1="5.755cm" svg:x2="24.376cm" svg:y2="6.226cm">
          <text:p/>
        </draw:line>
        <draw:line draw:style-name="gr16" draw:text-style-name="P5" draw:layer="layout" svg:x1="24.401cm" svg:y1="5.787cm" svg:x2="24.401cm" svg:y2="6.192cm">
          <text:p/>
        </draw:line>
        <draw:line draw:style-name="gr16" draw:text-style-name="P5" draw:layer="layout" svg:x1="24.423cm" svg:y1="5.816cm" svg:x2="24.423cm" svg:y2="6.163cm">
          <text:p/>
        </draw:line>
        <draw:line draw:style-name="gr16" draw:text-style-name="P5" draw:layer="layout" svg:x1="24.443cm" svg:y1="5.842cm" svg:x2="24.443cm" svg:y2="6.137cm">
          <text:p/>
        </draw:line>
        <draw:line draw:style-name="gr16" draw:text-style-name="P5" draw:layer="layout" svg:x1="24.46cm" svg:y1="5.863cm" svg:x2="24.46cm" svg:y2="6.116cm">
          <text:p/>
        </draw:line>
        <draw:line draw:style-name="gr16" draw:text-style-name="P5" draw:layer="layout" svg:x1="24.473cm" svg:y1="5.881cm" svg:x2="24.473cm" svg:y2="6.099cm">
          <text:p/>
        </draw:line>
        <draw:line draw:style-name="gr16" draw:text-style-name="P5" draw:layer="layout" svg:x1="24.485cm" svg:y1="5.897cm" svg:x2="24.485cm" svg:y2="6.084cm">
          <text:p/>
        </draw:line>
        <draw:line draw:style-name="gr16" draw:text-style-name="P5" draw:layer="layout" svg:x1="24.496cm" svg:y1="5.911cm" svg:x2="24.496cm" svg:y2="6.068cm">
          <text:p/>
        </draw:line>
        <draw:line draw:style-name="gr16" draw:text-style-name="P5" draw:layer="layout" svg:x1="24.505cm" svg:y1="5.923cm" svg:x2="24.505cm" svg:y2="6.058cm">
          <text:p/>
        </draw:line>
        <draw:line draw:style-name="gr16" draw:text-style-name="P5" draw:layer="layout" svg:x1="24.512cm" svg:y1="5.932cm" svg:x2="24.512cm" svg:y2="6.048cm">
          <text:p/>
        </draw:line>
        <draw:line draw:style-name="gr16" draw:text-style-name="P5" draw:layer="layout" svg:x1="24.519cm" svg:y1="5.94cm" svg:x2="24.519cm" svg:y2="6.039cm">
          <text:p/>
        </draw:line>
        <draw:line draw:style-name="gr16" draw:text-style-name="P5" draw:layer="layout" svg:x1="24.524cm" svg:y1="5.948cm" svg:x2="24.524cm" svg:y2="6.032cm">
          <text:p/>
        </draw:line>
        <draw:line draw:style-name="gr16" draw:text-style-name="P5" draw:layer="layout" svg:x1="24.529cm" svg:y1="5.954cm" svg:x2="24.529cm" svg:y2="6.026cm">
          <text:p/>
        </draw:line>
        <draw:line draw:style-name="gr16" draw:text-style-name="P5" draw:layer="layout" svg:x1="24.533cm" svg:y1="5.959cm" svg:x2="24.533cm" svg:y2="6.021cm">
          <text:p/>
        </draw:line>
        <draw:line draw:style-name="gr16" draw:text-style-name="P5" draw:layer="layout" svg:x1="24.536cm" svg:y1="5.963cm" svg:x2="24.536cm" svg:y2="6.016cm">
          <text:p/>
        </draw:line>
        <draw:line draw:style-name="gr16" draw:text-style-name="P5" draw:layer="layout" svg:x1="24.539cm" svg:y1="5.967cm" svg:x2="24.539cm" svg:y2="6.013cm">
          <text:p/>
        </draw:line>
        <draw:line draw:style-name="gr16" draw:text-style-name="P5" draw:layer="layout" svg:x1="24.542cm" svg:y1="5.97cm" svg:x2="24.542cm" svg:y2="6.009cm">
          <text:p/>
        </draw:line>
        <draw:line draw:style-name="gr16" draw:text-style-name="P5" draw:layer="layout" svg:x1="24.544cm" svg:y1="5.973cm" svg:x2="24.544cm" svg:y2="6.007cm">
          <text:p/>
        </draw:line>
        <draw:line draw:style-name="gr16" draw:text-style-name="P5" draw:layer="layout" svg:x1="24.546cm" svg:y1="5.975cm" svg:x2="24.546cm" svg:y2="6.004cm">
          <text:p/>
        </draw:line>
        <draw:line draw:style-name="gr16" draw:text-style-name="P5" draw:layer="layout" svg:x1="24.547cm" svg:y1="5.978cm" svg:x2="24.547cm" svg:y2="6.003cm">
          <text:p/>
        </draw:line>
        <draw:line draw:style-name="gr16" draw:text-style-name="P5" draw:layer="layout" svg:x1="24.549cm" svg:y1="5.979cm" svg:x2="24.549cm" svg:y2="6cm">
          <text:p/>
        </draw:line>
        <draw:line draw:style-name="gr16" draw:text-style-name="P5" draw:layer="layout" svg:x1="24.55cm" svg:y1="5.981cm" svg:x2="24.55cm" svg:y2="5.999cm">
          <text:p/>
        </draw:line>
        <draw:line draw:style-name="gr16" draw:text-style-name="P5" draw:layer="layout" svg:x1="24.551cm" svg:y1="5.982cm" svg:x2="24.551cm" svg:y2="5.998cm">
          <text:p/>
        </draw:line>
        <draw:line draw:style-name="gr16" draw:text-style-name="P5" draw:layer="layout" svg:x1="24.552cm" svg:y1="5.983cm" svg:x2="24.552cm" svg:y2="5.996cm">
          <text:p/>
        </draw:line>
        <draw:line draw:style-name="gr16" draw:text-style-name="P5" draw:layer="layout" svg:x1="24.552cm" svg:y1="5.984cm" svg:x2="24.552cm" svg:y2="5.995cm">
          <text:p/>
        </draw:line>
        <draw:line draw:style-name="gr16" draw:text-style-name="P5" draw:layer="layout" svg:x1="24.553cm" svg:y1="5.985cm" svg:x2="24.553cm" svg:y2="5.995cm">
          <text:p/>
        </draw:line>
        <draw:line draw:style-name="gr16" draw:text-style-name="P5" draw:layer="layout" svg:x1="24.554cm" svg:y1="5.986cm" svg:x2="24.554cm" svg:y2="5.994cm">
          <text:p/>
        </draw:line>
        <draw:line draw:style-name="gr16" draw:text-style-name="P5" draw:layer="layout" svg:x1="24.554cm" svg:y1="5.986cm" svg:x2="24.554cm" svg:y2="5.993cm">
          <text:p/>
        </draw:line>
        <draw:line draw:style-name="gr16" draw:text-style-name="P5" draw:layer="layout" svg:x1="24.554cm" svg:y1="5.987cm" svg:x2="24.554cm" svg:y2="5.993cm">
          <text:p/>
        </draw:line>
        <draw:line draw:style-name="gr16" draw:text-style-name="P5" draw:layer="layout" svg:x1="24.555cm" svg:y1="5.987cm" svg:x2="24.555cm" svg:y2="5.992cm">
          <text:p/>
        </draw:line>
        <draw:line draw:style-name="gr16" draw:text-style-name="P5" draw:layer="layout" svg:x1="24.555cm" svg:y1="5.988cm" svg:x2="24.555cm" svg:y2="5.992cm">
          <text:p/>
        </draw:line>
        <draw:line draw:style-name="gr16" draw:text-style-name="P5" draw:layer="layout" svg:x1="24.94cm" svg:y1="3.443cm" svg:x2="24.94cm" svg:y2="8.558cm">
          <text:p/>
        </draw:line>
        <draw:g>
          <svg:title>TexMaths</svg:title>
          <svg:desc>28§display§\omega§svg§600§FALSE§</svg:desc>
          <draw:g>
            <draw:path draw:style-name="gr1" draw:text-style-name="P1" draw:layer="layout" svg:width="0.49cm" svg:height="0.339cm" svg:x="14.039cm" svg:y="8.45cm" svg:viewBox="0 0 491 340" svg:d="M0 0c164 0 327 0 491 0 0 113 0 227 0 340-164 0-327 0-491 0 0-113 0-227 0-340z">
              <text:p/>
            </draw:path>
            <draw:path draw:style-name="gr2" draw:text-style-name="P2" draw:layer="layout" svg:width="0.579cm" svg:height="0.439cm" svg:x="14cm" svg:y="8.4cm" svg:viewBox="0 0 580 440" svg:d="M580 67c0-42-17-67-39-67-25 0-53 22-53 45 0 11 6 22 17 30 17 14 33 42 33 81s-19 95-50 139c-28 42-64 75-112 75-55 0-83-36-94-89 11-25 33-86 33-114 0-11-3-19-17-19-8 0-19 0-25 16-11 20-22 81-22 117-33 45-73 89-134 89-64 0-86-58-86-111 0-123 100-223 100-237 0-11-8-19-17-19-14 0-22 14-28 22-47 72-86 187-86 276 0 67 22 139 103 139 70 0 115-47 151-103 8 58 47 103 109 103 75 0 122-58 156-131 25-50 61-181 61-242z">
              <text:p/>
            </draw:path>
          </draw:g>
        </draw:g>
        <draw:g>
          <svg:title>TexMaths</svg:title>
          <svg:desc>28§display§\omega\cdot2§svg§600§FALSE§</svg:desc>
          <draw:g>
            <draw:path draw:style-name="gr1" draw:text-style-name="P1" draw:layer="layout" svg:width="1.171cm" svg:height="0.387cm" svg:x="18.927cm" svg:y="7.535cm" svg:viewBox="0 0 1172 388" svg:d="M0 0c391 0 781 0 1172 0 0 129 0 258 0 388-391 0-781 0-1172 0 0-130 0-259 0-388z">
              <text:p/>
            </draw:path>
            <draw:path draw:style-name="gr2" draw:text-style-name="P2" draw:layer="layout" svg:width="0.401cm" svg:height="0.306cm" svg:x="18.9cm" svg:y="7.65cm" svg:viewBox="0 0 402 307" svg:d="M402 48c0-31-11-48-27-48-17 0-35 17-35 33 0 6 2 13 10 19 12 12 23 29 23 58 0 27-11 65-33 96-21 29-46 52-77 52-39 0-60-25-66-61 6-18 23-60 23-79 0-8-3-16-13-16-6 0-12 2-18 12-7 13-15 58-15 83-23 31-50 61-93 61-44 0-60-40-60-77 0-85 70-156 70-166 0-5-6-11-12-11-9 0-13 8-19 15-33 48-60 129-60 191 0 46 15 97 72 97 48 0 79-35 104-72 6 41 33 72 75 72 53 0 85-41 111-93 15-33 40-123 40-166z">
              <text:p/>
            </draw:path>
            <draw:path draw:style-name="gr2" draw:text-style-name="P2" draw:layer="layout" svg:width="0.071cm" svg:height="0.07cm" svg:x="19.548cm" svg:y="7.745cm" svg:viewBox="0 0 72 71" svg:d="M72 37c0-22-16-37-35-37-20 0-37 16-37 37 0 20 17 34 37 34 19 0 35-15 35-34z">
              <text:p/>
            </draw:path>
            <draw:path draw:style-name="gr2" draw:text-style-name="P2" draw:layer="layout" svg:width="0.27cm" svg:height="0.448cm" svg:x="19.863cm" svg:y="7.5cm" svg:viewBox="0 0 271 449" svg:d="M52 397c24-23 48-46 72-69 106-93 147-129 147-197 0-77-62-131-143-131-78 0-128 62-128 121 0 39 35 39 37 39 11 0 35-8 35-37 0-17-12-34-37-34-6 0-6 0-8 2 16-45 52-70 91-70 62 0 91 54 91 110 0 54-33 108-72 149-43 48-86 96-129 144-8 8-8 10-8 25 84 0 168 0 251 0 7-39 13-78 20-117-6 0-12 0-18 0-4 21-7 50-13 59-6 6-51 6-66 6-41 0-81 0-122 0z">
              <text:p/>
            </draw:path>
          </draw:g>
        </draw:g>
        <draw:g>
          <svg:title>TexMaths</svg:title>
          <svg:desc>28§display§\omega\cdot3§svg§600§FALSE§</svg:desc>
          <draw:g>
            <draw:path draw:style-name="gr1" draw:text-style-name="P1" draw:layer="layout" svg:width="0.693cm" svg:height="0.232cm" svg:x="22.116cm" svg:y="6.92cm" svg:viewBox="0 0 694 233" svg:d="M0 0c231 0 462 0 694 0 0 78 0 155 0 233-232 0-463 0-694 0 0-78 0-155 0-233z">
              <text:p/>
            </draw:path>
            <draw:path draw:style-name="gr2" draw:text-style-name="P2" draw:layer="layout" svg:width="0.236cm" svg:height="0.18cm" svg:x="22.1cm" svg:y="6.989cm" svg:viewBox="0 0 237 181" svg:d="M237 28c0-18-7-28-16-28-10 0-21 10-21 19 0 4 2 8 6 12 7 6 14 17 14 34 0 16-7 38-20 57-12 17-27 30-45 30-23 0-35-15-39-36 5-10 14-35 14-47 0-4-2-9-8-9-4 0-7 1-10 7-5 8-10 34-10 49-13 18-29 36-54 36-26 0-35-24-35-45 0-50 41-92 41-97 0-4-4-8-7-8-6 0-8 5-12 9-19 29-35 76-35 113 0 27 9 57 42 57 29 0 47-20 62-42 3 23 19 42 44 42 31 0 50-24 65-54 9-20 24-74 24-99z">
              <text:p/>
            </draw:path>
            <draw:path draw:style-name="gr2" draw:text-style-name="P2" draw:layer="layout" svg:width="0.041cm" svg:height="0.041cm" svg:x="22.482cm" svg:y="7.044cm" svg:viewBox="0 0 42 42" svg:d="M42 22c0-12-9-22-20-22-12 0-22 10-22 22 0 11 10 20 22 20 11 0 20-9 20-20z">
              <text:p/>
            </draw:path>
            <draw:path draw:style-name="gr2" draw:text-style-name="P2" draw:layer="layout" svg:width="0.165cm" svg:height="0.273cm" svg:x="22.664cm" svg:y="6.9cm" svg:viewBox="0 0 166 274" svg:d="M99 125c33-10 57-39 57-70 0-32-35-55-74-55-41 0-71 24-71 55 0 12 9 20 21 20s20-9 20-20c0-21-19-21-25-21 13-19 39-24 54-24 16 0 37 8 37 45 0 4 0 28-11 45-11 19-25 20-35 20-4 0-13 2-16 2-2 1-6 1-6 4 0 5 4 5 10 5s12 0 17 0c33 0 48 27 48 66 0 54-27 65-45 65-17 0-47-6-62-29 15 1 28-7 28-23 0-13-12-21-23-21-9 0-23 5-23 22 0 37 38 63 81 63 49 0 85-37 85-77 0-32-25-64-67-72z">
              <text:p/>
            </draw:path>
          </draw:g>
        </draw:g>
        <draw:g>
          <svg:title>TexMaths</svg:title>
          <svg:desc>28§display§\omega\cdot4§svg§600§FALSE§</svg:desc>
          <draw:g>
            <draw:path draw:style-name="gr1" draw:text-style-name="P1" draw:layer="layout" svg:width="0.438cm" svg:height="0.145cm" svg:x="23.51cm" svg:y="6.613cm" svg:viewBox="0 0 439 146" svg:d="M0 0c146 0 293 0 439 0 0 49 0 98 0 146-146 0-293 0-439 0 0-48 0-97 0-146z">
              <text:p/>
            </draw:path>
            <draw:path draw:style-name="gr2" draw:text-style-name="P2" draw:layer="layout" svg:width="0.148cm" svg:height="0.112cm" svg:x="23.5cm" svg:y="6.659cm" svg:viewBox="0 0 149 113" svg:d="M149 18c0-12-4-18-10-18-7 0-13 6-13 12 0 2 1 5 4 7 4 5 8 11 8 22 0 10-4 24-12 35s-17 20-29 20c-14 0-22-10-24-23 3-7 9-22 9-29 0-3-2-6-5-6s-5 1-7 4c-3 5-6 22-6 31-8 11-18 23-34 23s-22-15-22-30c0-30 26-57 26-60 0-2-3-5-5-5-3 0-5 3-7 5-12 19-22 49-22 72 0 17 6 35 26 35 18 0 30-12 39-26 2 15 12 26 28 26 19 0 32-15 41-34 6-12 15-45 15-61z">
              <text:p/>
            </draw:path>
            <draw:path draw:style-name="gr2" draw:text-style-name="P2" draw:layer="layout" svg:width="0.026cm" svg:height="0.025cm" svg:x="23.74cm" svg:y="6.693cm" svg:viewBox="0 0 27 26" svg:d="M27 14c0-8-6-14-13-14-8 0-14 6-14 14 0 7 6 12 14 12 7 0 13-5 13-12z">
              <text:p/>
            </draw:path>
            <draw:path draw:style-name="gr2" draw:text-style-name="P2" draw:layer="layout" svg:width="0.111cm" svg:height="0.168cm" svg:x="23.851cm" svg:y="6.6cm" svg:viewBox="0 0 112 169" svg:d="M67 128c0 7 0 15 0 22 0 8 0 11-19 11-2 0-3 0-5 0 0 3 0 6 0 8 10-1 23-1 34-1 10 0 24 0 34 1 0-2 0-5 0-8-2 0-3 0-5 0-19 0-19-3-19-11 0-7 0-15 0-22 8 0 16 0 25 0 0-3 0-5 0-8-9 0-17 0-25 0 0-38 0-76 0-114 0-5 0-6-5-6-2 0-3 0-5 3-25 39-51 78-77 117 0 3 0 5 0 8 22 0 45 0 67 0zM69 120c-21 0-41 0-62 0 21-31 41-62 62-93 0 31 0 62 0 93z">
              <text:p/>
            </draw:path>
          </draw:g>
        </draw:g>
        <draw:g>
          <svg:title>TexMaths</svg:title>
          <svg:desc>28§display§\omega\cdot5§svg§600§FALSE§</svg:desc>
          <draw:g>
            <draw:path draw:style-name="gr1" draw:text-style-name="P1" draw:layer="layout" svg:width="0.185cm" svg:height="0.062cm" svg:x="24.225cm" svg:y="6.412cm" svg:viewBox="0 0 186 63" svg:d="M0 0c62 0 124 0 186 0 0 21 0 42 0 63-62 0-124 0-186 0 0-21 0-42 0-63z">
              <text:p/>
            </draw:path>
            <draw:path draw:style-name="gr2" draw:text-style-name="P2" draw:layer="layout" svg:width="0.063cm" svg:height="0.048cm" svg:x="24.221cm" svg:y="6.43cm" svg:viewBox="0 0 64 49" svg:d="M64 8c0-5-2-8-4-8-3 0-6 3-6 5 0 1 0 2 2 3 1 2 3 5 3 9 0 5-2 11-5 16-3 4-7 8-12 8-6 0-10-4-11-10 1-3 4-9 4-12 0-2-1-3-2-3s-2 1-3 2c-1 2-2 9-2 13-4 5-8 10-15 10s-10-6-10-12c0-14 11-25 11-26s0-2-1-2c-2 0-3 1-3 2-6 8-10 21-10 30 0 8 2 16 11 16 8 0 13-5 17-12 1 7 5 12 12 12 8 0 13-7 17-15 3-5 7-20 7-26z">
              <text:p/>
            </draw:path>
            <draw:path draw:style-name="gr2" draw:text-style-name="P2" draw:layer="layout" svg:width="0.01cm" svg:height="0.01cm" svg:x="24.324cm" svg:y="6.445cm" svg:viewBox="0 0 11 11" svg:d="M11 6c0-3-2-6-5-6s-6 3-6 6 3 5 6 5 5-2 5-5z">
              <text:p/>
            </draw:path>
            <draw:path draw:style-name="gr2" draw:text-style-name="P2" draw:layer="layout" svg:width="0.042cm" svg:height="0.073cm" svg:x="24.374cm" svg:y="6.406cm" svg:viewBox="0 0 43 74" svg:d="M43 50c0-13-9-24-21-24-5 0-9 2-13 6 0-7 0-14 0-21 2 1 5 1 9 1 13 0 21-10 21-11l-1-1c-1 0-1 0-1 0-2 1-8 3-15 3-4 0-9 0-14-3-1 0-1 0-2 0 0 0 0 1 0 3 0 10 0 21 0 31 0 2 0 3 1 3s1 0 1-1c2-1 6-7 14-7 6 0 9 5 9 7 2 4 2 8 2 13 0 4 0 10-2 15-3 4-7 7-12 7-8 0-14-6-16-12 1 0 1 0 2 0 4 0 6-3 6-5 0-3-2-6-6-6-1 0-5 1-5 6 0 9 7 20 20 20 12 0 23-11 23-24z">
              <text:p/>
            </draw:path>
          </draw:g>
        </draw:g>
        <draw:line draw:style-name="gr16" draw:text-style-name="P5" draw:layer="layout" svg:x1="24.629cm" svg:y1="5.845cm" svg:x2="24.629cm" svg:y2="6.118cm">
          <text:p/>
        </draw:line>
        <draw:line draw:style-name="gr16" draw:text-style-name="P5" draw:layer="layout" svg:x1="24.648cm" svg:y1="5.866cm" svg:x2="24.648cm" svg:y2="6.1cm">
          <text:p/>
        </draw:line>
        <draw:line draw:style-name="gr16" draw:text-style-name="P5" draw:layer="layout" svg:x1="24.666cm" svg:y1="5.882cm" svg:x2="24.666cm" svg:y2="6.083cm">
          <text:p/>
        </draw:line>
        <draw:line draw:style-name="gr16" draw:text-style-name="P5" draw:layer="layout" svg:x1="24.682cm" svg:y1="5.897cm" svg:x2="24.682cm" svg:y2="6.069cm">
          <text:p/>
        </draw:line>
        <draw:line draw:style-name="gr16" draw:text-style-name="P5" draw:layer="layout" svg:x1="24.696cm" svg:y1="5.91cm" svg:x2="24.696cm" svg:y2="6.057cm">
          <text:p/>
        </draw:line>
        <draw:line draw:style-name="gr16" draw:text-style-name="P5" draw:layer="layout" svg:x1="24.708cm" svg:y1="5.92cm" svg:x2="24.708cm" svg:y2="6.046cm">
          <text:p/>
        </draw:line>
        <draw:line draw:style-name="gr16" draw:text-style-name="P5" draw:layer="layout" svg:x1="24.718cm" svg:y1="5.929cm" svg:x2="24.718cm" svg:y2="6.037cm">
          <text:p/>
        </draw:line>
        <draw:line draw:style-name="gr16" draw:text-style-name="P5" draw:layer="layout" svg:x1="24.726cm" svg:y1="5.937cm" svg:x2="24.726cm" svg:y2="6.03cm">
          <text:p/>
        </draw:line>
        <draw:line draw:style-name="gr16" draw:text-style-name="P5" draw:layer="layout" svg:x1="24.734cm" svg:y1="5.944cm" svg:x2="24.734cm" svg:y2="6.022cm">
          <text:p/>
        </draw:line>
        <draw:line draw:style-name="gr16" draw:text-style-name="P5" draw:layer="layout" svg:x1="24.741cm" svg:y1="5.95cm" svg:x2="24.741cm" svg:y2="6.017cm">
          <text:p/>
        </draw:line>
        <draw:line draw:style-name="gr16" draw:text-style-name="P5" draw:layer="layout" svg:x1="24.746cm" svg:y1="5.954cm" svg:x2="24.746cm" svg:y2="6.012cm">
          <text:p/>
        </draw:line>
        <draw:line draw:style-name="gr16" draw:text-style-name="P5" draw:layer="layout" svg:x1="24.75cm" svg:y1="5.958cm" svg:x2="24.75cm" svg:y2="6.007cm">
          <text:p/>
        </draw:line>
        <draw:line draw:style-name="gr16" draw:text-style-name="P5" draw:layer="layout" svg:x1="24.754cm" svg:y1="5.962cm" svg:x2="24.754cm" svg:y2="6.004cm">
          <text:p/>
        </draw:line>
        <draw:line draw:style-name="gr16" draw:text-style-name="P5" draw:layer="layout" svg:x1="24.758cm" svg:y1="5.965cm" svg:x2="24.758cm" svg:y2="6.001cm">
          <text:p/>
        </draw:line>
        <draw:line draw:style-name="gr16" draw:text-style-name="P5" draw:layer="layout" svg:x1="24.761cm" svg:y1="5.968cm" svg:x2="24.761cm" svg:y2="5.999cm">
          <text:p/>
        </draw:line>
        <draw:line draw:style-name="gr16" draw:text-style-name="P5" draw:layer="layout" svg:x1="24.763cm" svg:y1="5.97cm" svg:x2="24.763cm" svg:y2="5.996cm">
          <text:p/>
        </draw:line>
        <draw:line draw:style-name="gr16" draw:text-style-name="P5" draw:layer="layout" svg:x1="24.765cm" svg:y1="5.972cm" svg:x2="24.765cm" svg:y2="5.995cm">
          <text:p/>
        </draw:line>
        <draw:line draw:style-name="gr16" draw:text-style-name="P5" draw:layer="layout" svg:x1="24.767cm" svg:y1="5.973cm" svg:x2="24.767cm" svg:y2="5.993cm">
          <text:p/>
        </draw:line>
        <draw:line draw:style-name="gr16" draw:text-style-name="P5" draw:layer="layout" svg:x1="24.768cm" svg:y1="5.975cm" svg:x2="24.768cm" svg:y2="5.992cm">
          <text:p/>
        </draw:line>
        <draw:line draw:style-name="gr16" draw:text-style-name="P5" draw:layer="layout" svg:x1="24.77cm" svg:y1="5.976cm" svg:x2="24.77cm" svg:y2="5.99cm">
          <text:p/>
        </draw:line>
        <draw:line draw:style-name="gr16" draw:text-style-name="P5" draw:layer="layout" svg:x1="24.771cm" svg:y1="5.977cm" svg:x2="24.771cm" svg:y2="5.989cm">
          <text:p/>
        </draw:line>
        <draw:line draw:style-name="gr16" draw:text-style-name="P5" draw:layer="layout" svg:x1="24.772cm" svg:y1="5.978cm" svg:x2="24.772cm" svg:y2="5.989cm">
          <text:p/>
        </draw:line>
        <draw:line draw:style-name="gr16" draw:text-style-name="P5" draw:layer="layout" svg:x1="24.773cm" svg:y1="5.978cm" svg:x2="24.773cm" svg:y2="5.987cm">
          <text:p/>
        </draw:line>
        <draw:line draw:style-name="gr16" draw:text-style-name="P5" draw:layer="layout" svg:x1="24.773cm" svg:y1="5.979cm" svg:x2="24.773cm" svg:y2="5.987cm">
          <text:p/>
        </draw:line>
        <draw:line draw:style-name="gr16" draw:text-style-name="P5" draw:layer="layout" svg:x1="24.774cm" svg:y1="5.98cm" svg:x2="24.774cm" svg:y2="5.987cm">
          <text:p/>
        </draw:line>
        <draw:line draw:style-name="gr16" draw:text-style-name="P5" draw:layer="layout" svg:x1="24.775cm" svg:y1="5.98cm" svg:x2="24.775cm" svg:y2="5.986cm">
          <text:p/>
        </draw:line>
        <draw:line draw:style-name="gr16" draw:text-style-name="P5" draw:layer="layout" svg:x1="24.775cm" svg:y1="5.981cm" svg:x2="24.775cm" svg:y2="5.986cm">
          <text:p/>
        </draw:line>
        <draw:line draw:style-name="gr16" draw:text-style-name="P5" draw:layer="layout" svg:x1="24.816cm" svg:y1="5.936cm" svg:x2="24.816cm" svg:y2="6.04cm">
          <text:p/>
        </draw:line>
        <draw:line draw:style-name="gr16" draw:text-style-name="P5" draw:layer="layout" svg:x1="24.823cm" svg:y1="5.944cm" svg:x2="24.823cm" svg:y2="6.033cm">
          <text:p/>
        </draw:line>
        <draw:line draw:style-name="gr16" draw:text-style-name="P5" draw:layer="layout" svg:x1="24.83cm" svg:y1="5.95cm" svg:x2="24.83cm" svg:y2="6.027cm">
          <text:p/>
        </draw:line>
        <draw:line draw:style-name="gr16" draw:text-style-name="P5" draw:layer="layout" svg:x1="24.836cm" svg:y1="5.956cm" svg:x2="24.836cm" svg:y2="6.022cm">
          <text:p/>
        </draw:line>
        <draw:line draw:style-name="gr16" draw:text-style-name="P5" draw:layer="layout" svg:x1="24.842cm" svg:y1="5.961cm" svg:x2="24.842cm" svg:y2="6.017cm">
          <text:p/>
        </draw:line>
        <draw:line draw:style-name="gr16" draw:text-style-name="P5" draw:layer="layout" svg:x1="24.846cm" svg:y1="5.965cm" svg:x2="24.846cm" svg:y2="6.013cm">
          <text:p/>
        </draw:line>
        <draw:line draw:style-name="gr16" draw:text-style-name="P5" draw:layer="layout" svg:x1="24.85cm" svg:y1="5.968cm" svg:x2="24.85cm" svg:y2="6.009cm">
          <text:p/>
        </draw:line>
        <draw:line draw:style-name="gr16" draw:text-style-name="P5" draw:layer="layout" svg:x1="24.853cm" svg:y1="5.971cm" svg:x2="24.853cm" svg:y2="6.006cm">
          <text:p/>
        </draw:line>
        <draw:line draw:style-name="gr16" draw:text-style-name="P5" draw:layer="layout" svg:x1="24.856cm" svg:y1="5.974cm" svg:x2="24.856cm" svg:y2="6.004cm">
          <text:p/>
        </draw:line>
        <draw:line draw:style-name="gr16" draw:text-style-name="P5" draw:layer="layout" svg:x1="24.859cm" svg:y1="5.976cm" svg:x2="24.859cm" svg:y2="6.002cm">
          <text:p/>
        </draw:line>
        <draw:line draw:style-name="gr16" draw:text-style-name="P5" draw:layer="layout" svg:x1="24.861cm" svg:y1="5.978cm" svg:x2="24.861cm" svg:y2="6cm">
          <text:p/>
        </draw:line>
        <draw:line draw:style-name="gr16" draw:text-style-name="P5" draw:layer="layout" svg:x1="24.862cm" svg:y1="5.979cm" svg:x2="24.862cm" svg:y2="5.998cm">
          <text:p/>
        </draw:line>
        <draw:line draw:style-name="gr16" draw:text-style-name="P5" draw:layer="layout" svg:x1="24.864cm" svg:y1="5.981cm" svg:x2="24.864cm" svg:y2="5.997cm">
          <text:p/>
        </draw:line>
        <draw:line draw:style-name="gr16" draw:text-style-name="P5" draw:layer="layout" svg:x1="24.865cm" svg:y1="5.982cm" svg:x2="24.865cm" svg:y2="5.996cm">
          <text:p/>
        </draw:line>
        <draw:line draw:style-name="gr16" draw:text-style-name="P5" draw:layer="layout" svg:x1="24.866cm" svg:y1="5.983cm" svg:x2="24.866cm" svg:y2="5.995cm">
          <text:p/>
        </draw:line>
        <draw:line draw:style-name="gr16" draw:text-style-name="P5" draw:layer="layout" svg:x1="24.867cm" svg:y1="5.984cm" svg:x2="24.867cm" svg:y2="5.994cm">
          <text:p/>
        </draw:line>
        <draw:line draw:style-name="gr16" draw:text-style-name="P5" draw:layer="layout" svg:x1="24.868cm" svg:y1="5.984cm" svg:x2="24.868cm" svg:y2="5.993cm">
          <text:p/>
        </draw:line>
        <draw:line draw:style-name="gr16" draw:text-style-name="P5" draw:layer="layout" svg:x1="24.869cm" svg:y1="5.985cm" svg:x2="24.869cm" svg:y2="5.992cm">
          <text:p/>
        </draw:line>
        <draw:line draw:style-name="gr16" draw:text-style-name="P5" draw:layer="layout" svg:x1="24.869cm" svg:y1="5.986cm" svg:x2="24.869cm" svg:y2="5.992cm">
          <text:p/>
        </draw:line>
        <draw:line draw:style-name="gr16" draw:text-style-name="P5" draw:layer="layout" svg:x1="24.87cm" svg:y1="5.986cm" svg:x2="24.87cm" svg:y2="5.992cm">
          <text:p/>
        </draw:line>
        <draw:line draw:style-name="gr16" draw:text-style-name="P5" draw:layer="layout" svg:x1="24.87cm" svg:y1="5.986cm" svg:x2="24.87cm" svg:y2="5.991cm">
          <text:p/>
        </draw:line>
        <draw:line draw:style-name="gr16" draw:text-style-name="P5" draw:layer="layout" svg:x1="24.871cm" svg:y1="5.987cm" svg:x2="24.871cm" svg:y2="5.991cm">
          <text:p/>
        </draw:line>
        <draw:line draw:style-name="gr16" draw:text-style-name="P5" draw:layer="layout" svg:x1="24.871cm" svg:y1="5.987cm" svg:x2="24.871cm" svg:y2="5.99cm">
          <text:p/>
        </draw:line>
        <draw:line draw:style-name="gr16" draw:text-style-name="P5" draw:layer="layout" svg:x1="24.871cm" svg:y1="5.987cm" svg:x2="24.871cm" svg:y2="5.99cm">
          <text:p/>
        </draw:line>
        <draw:line draw:style-name="gr16" draw:text-style-name="P5" draw:layer="layout" svg:x1="24.872cm" svg:y1="5.988cm" svg:x2="24.872cm" svg:y2="5.99cm">
          <text:p/>
        </draw:line>
        <draw:line draw:style-name="gr16" draw:text-style-name="P5" draw:layer="layout" svg:x1="24.872cm" svg:y1="5.988cm" svg:x2="24.872cm" svg:y2="5.99cm">
          <text:p/>
        </draw:line>
        <draw:line draw:style-name="gr16" draw:text-style-name="P5" draw:layer="layout" svg:x1="24.872cm" svg:y1="5.988cm" svg:x2="24.872cm" svg:y2="5.99cm">
          <text:p/>
        </draw:line>
        <draw:g>
          <svg:title>TexMaths</svg:title>
          <svg:desc>28§display§\omega^2§svg§600§FALSE§</svg:desc>
          <draw:g>
            <draw:path draw:style-name="gr1" draw:text-style-name="P1" draw:layer="layout" svg:width="0.89cm" svg:height="0.77cm" svg:x="24.539cm" svg:y="9.001cm" svg:viewBox="0 0 891 771" svg:d="M444 771c-148 0-296 0-444 0 0-257 0-514 0-771 297 0 594 0 891 0 0 257 0 514 0 771-149 0-298 0-447 0z">
              <text:p/>
            </draw:path>
            <draw:path draw:style-name="gr2" draw:text-style-name="P2" draw:layer="layout" svg:width="0.58cm" svg:height="0.443cm" svg:x="24.5cm" svg:y="9.378cm" svg:viewBox="0 0 581 444" svg:d="M581 70c0-45-17-70-39-70-25 0-50 22-50 45 0 11 2 22 13 30 17 14 34 42 34 81s-20 95-47 143c-31 42-68 75-112 75-56 0-87-36-95-89 11-25 33-90 33-115 0-14-5-22-19-22-9 0-17 3-25 17-11 19-23 84-23 117-33 48-72 92-134 92-64 0-83-58-83-114 0-123 97-224 97-238 0-11-5-19-17-19-13 0-19 14-25 22-50 73-89 190-89 279 0 67 22 140 103 140 70 0 118-50 151-103 9 56 48 103 109 103 75 0 123-61 156-134 26-48 62-182 62-240z">
              <text:p/>
            </draw:path>
            <draw:path draw:style-name="gr2" draw:text-style-name="P2" draw:layer="layout" svg:width="0.303cm" svg:height="0.454cm" svg:x="25.176cm" svg:y="8.951cm" svg:viewBox="0 0 304 455" svg:d="M304 332c-8 0-16 0-25 0 0 14-8 53-16 62-6 3-59 3-68 3-41 0-83 0-125 0 70-65 95-81 137-115 50-39 97-84 97-148 0-84-72-134-162-134-83 0-142 61-142 123 0 36 31 39 36 39 17 0 37-11 37-36 0-14-3-37-39-37 22-50 67-64 100-64 67 0 103 53 103 109 0 59-42 106-64 131-55 55-110 110-165 165-8 6-8 6-8 25 94 0 188 0 282 0 8-41 15-82 22-123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16" draw:text-style-name="P5" draw:layer="layout" svg:x1="4.385cm" svg:y1="2cm" svg:x2="4.385cm" svg:y2="5.473cm">
          <text:p/>
        </draw:line>
        <draw:line draw:style-name="gr16" draw:text-style-name="P5" draw:layer="layout" svg:x1="15.416cm" svg:y1="2cm" svg:x2="15.416cm" svg:y2="5.473cm">
          <text:p/>
        </draw:line>
        <draw:line draw:style-name="gr16" draw:text-style-name="P5" draw:layer="layout" svg:x1="5.97cm" svg:y1="2.249cm" svg:x2="5.97cm" svg:y2="5.224cm">
          <text:p/>
        </draw:line>
        <draw:line draw:style-name="gr16" draw:text-style-name="P5" draw:layer="layout" svg:x1="7.284cm" svg:y1="2.456cm" svg:x2="7.284cm" svg:y2="5.017cm">
          <text:p/>
        </draw:line>
        <draw:line draw:style-name="gr16" draw:text-style-name="P5" draw:layer="layout" svg:x1="8.453cm" svg:y1="2.64cm" svg:x2="8.453cm" svg:y2="4.833cm">
          <text:p/>
        </draw:line>
        <draw:line draw:style-name="gr16" draw:text-style-name="P5" draw:layer="layout" svg:x1="9.491cm" svg:y1="2.803cm" svg:x2="9.491cm" svg:y2="4.67cm">
          <text:p/>
        </draw:line>
        <draw:line draw:style-name="gr16" draw:text-style-name="P5" draw:layer="layout" svg:x1="10.342cm" svg:y1="2.937cm" svg:x2="10.342cm" svg:y2="4.536cm">
          <text:p/>
        </draw:line>
        <draw:line draw:style-name="gr16" draw:text-style-name="P5" draw:layer="layout" svg:x1="11.049cm" svg:y1="3.048cm" svg:x2="11.049cm" svg:y2="4.424cm">
          <text:p/>
        </draw:line>
        <draw:line draw:style-name="gr16" draw:text-style-name="P5" draw:layer="layout" svg:x1="11.677cm" svg:y1="3.148cm" svg:x2="11.677cm" svg:y2="4.327cm">
          <text:p/>
        </draw:line>
        <draw:line draw:style-name="gr16" draw:text-style-name="P5" draw:layer="layout" svg:x1="12.268cm" svg:y1="3.24cm" svg:x2="12.268cm" svg:y2="4.233cm">
          <text:p/>
        </draw:line>
        <draw:line draw:style-name="gr16" draw:text-style-name="P5" draw:layer="layout" svg:x1="12.721cm" svg:y1="3.311cm" svg:x2="12.721cm" svg:y2="4.161cm">
          <text:p/>
        </draw:line>
        <draw:line draw:style-name="gr16" draw:text-style-name="P5" draw:layer="layout" svg:x1="13.097cm" svg:y1="3.37cm" svg:x2="13.097cm" svg:y2="4.102cm">
          <text:p/>
        </draw:line>
        <draw:line draw:style-name="gr16" draw:text-style-name="P5" draw:layer="layout" svg:x1="13.431cm" svg:y1="3.423cm" svg:x2="13.431cm" svg:y2="4.05cm">
          <text:p/>
        </draw:line>
        <draw:line draw:style-name="gr16" draw:text-style-name="P5" draw:layer="layout" svg:x1="13.727cm" svg:y1="3.47cm" svg:x2="13.727cm" svg:y2="4.004cm">
          <text:p/>
        </draw:line>
        <draw:line draw:style-name="gr16" draw:text-style-name="P5" draw:layer="layout" svg:x1="13.971cm" svg:y1="3.508cm" svg:x2="13.971cm" svg:y2="3.965cm">
          <text:p/>
        </draw:line>
        <draw:line draw:style-name="gr16" draw:text-style-name="P5" draw:layer="layout" svg:x1="14.173cm" svg:y1="3.54cm" svg:x2="14.173cm" svg:y2="3.934cm">
          <text:p/>
        </draw:line>
        <draw:line draw:style-name="gr16" draw:text-style-name="P5" draw:layer="layout" svg:x1="14.352cm" svg:y1="3.568cm" svg:x2="14.352cm" svg:y2="3.905cm">
          <text:p/>
        </draw:line>
        <draw:line draw:style-name="gr16" draw:text-style-name="P5" draw:layer="layout" svg:x1="14.499cm" svg:y1="3.591cm" svg:x2="14.499cm" svg:y2="3.882cm">
          <text:p/>
        </draw:line>
        <draw:line draw:style-name="gr16" draw:text-style-name="P5" draw:layer="layout" svg:x1="14.631cm" svg:y1="3.612cm" svg:x2="14.631cm" svg:y2="3.861cm">
          <text:p/>
        </draw:line>
        <draw:line draw:style-name="gr16" draw:text-style-name="P5" draw:layer="layout" svg:x1="14.742cm" svg:y1="3.63cm" svg:x2="14.742cm" svg:y2="3.845cm">
          <text:p/>
        </draw:line>
        <draw:line draw:style-name="gr16" draw:text-style-name="P5" draw:layer="layout" svg:x1="14.84cm" svg:y1="3.645cm" svg:x2="14.84cm" svg:y2="3.829cm">
          <text:p/>
        </draw:line>
        <draw:line draw:style-name="gr16" draw:text-style-name="P5" draw:layer="layout" svg:x1="14.927cm" svg:y1="3.658cm" svg:x2="14.927cm" svg:y2="3.814cm">
          <text:p/>
        </draw:line>
        <draw:line draw:style-name="gr16" draw:text-style-name="P5" draw:layer="layout" svg:x1="14.998cm" svg:y1="3.67cm" svg:x2="14.998cm" svg:y2="3.804cm">
          <text:p/>
        </draw:line>
        <draw:line draw:style-name="gr16" draw:text-style-name="P5" draw:layer="layout" svg:x1="15.057cm" svg:y1="3.679cm" svg:x2="15.057cm" svg:y2="3.794cm">
          <text:p/>
        </draw:line>
        <draw:line draw:style-name="gr16" draw:text-style-name="P5" draw:layer="layout" svg:x1="15.11cm" svg:y1="3.687cm" svg:x2="15.11cm" svg:y2="3.785cm">
          <text:p/>
        </draw:line>
        <draw:line draw:style-name="gr16" draw:text-style-name="P5" draw:layer="layout" svg:x1="15.159cm" svg:y1="3.695cm" svg:x2="15.159cm" svg:y2="3.779cm">
          <text:p/>
        </draw:line>
        <draw:line draw:style-name="gr16" draw:text-style-name="P5" draw:layer="layout" svg:x1="15.197cm" svg:y1="3.701cm" svg:x2="15.197cm" svg:y2="3.772cm">
          <text:p/>
        </draw:line>
        <draw:line draw:style-name="gr16" draw:text-style-name="P5" draw:layer="layout" svg:x1="15.229cm" svg:y1="3.706cm" svg:x2="15.229cm" svg:y2="3.767cm">
          <text:p/>
        </draw:line>
        <draw:line draw:style-name="gr16" draw:text-style-name="P5" draw:layer="layout" svg:x1="15.257cm" svg:y1="3.71cm" svg:x2="15.257cm" svg:y2="3.762cm">
          <text:p/>
        </draw:line>
        <draw:line draw:style-name="gr16" draw:text-style-name="P5" draw:layer="layout" svg:x1="15.282cm" svg:y1="3.714cm" svg:x2="15.282cm" svg:y2="3.759cm">
          <text:p/>
        </draw:line>
        <draw:line draw:style-name="gr16" draw:text-style-name="P5" draw:layer="layout" svg:x1="15.302cm" svg:y1="3.717cm" svg:x2="15.302cm" svg:y2="3.755cm">
          <text:p/>
        </draw:line>
        <draw:line draw:style-name="gr16" draw:text-style-name="P5" draw:layer="layout" svg:x1="15.319cm" svg:y1="3.72cm" svg:x2="15.319cm" svg:y2="3.753cm">
          <text:p/>
        </draw:line>
        <draw:line draw:style-name="gr16" draw:text-style-name="P5" draw:layer="layout" svg:x1="15.334cm" svg:y1="3.723cm" svg:x2="15.334cm" svg:y2="3.752cm">
          <text:p/>
        </draw:line>
        <draw:line draw:style-name="gr17" draw:text-style-name="P5" draw:layer="layout" svg:x1="2.758cm" svg:y1="3.737cm" svg:x2="16.958cm" svg:y2="3.737cm">
          <text:p/>
        </draw:line>
        <draw:frame draw:style-name="gr18" draw:text-style-name="P12" draw:layer="layout" svg:width="1.07cm" svg:height="1.703cm" svg:x="3.957cm" svg:y="5.572cm">
          <draw:text-box>
            <text:p><text:span text:style-name="T3">0</text:span></text:p>
          </draw:text-box>
        </draw:frame>
        <draw:frame draw:style-name="gr19" draw:text-style-name="P12" draw:layer="layout" svg:width="1.07cm" svg:height="1.432cm" svg:x="5.598cm" svg:y="5.325cm">
          <draw:text-box>
            <text:p><text:span text:style-name="T4">1</text:span></text:p>
          </draw:text-box>
        </draw:frame>
        <draw:frame draw:style-name="gr20" draw:text-style-name="P12" draw:layer="layout" svg:width="1.07cm" svg:height="1.246cm" svg:x="6.953cm" svg:y="5.079cm">
          <draw:text-box>
            <text:p><text:span text:style-name="T5">2</text:span></text:p>
          </draw:text-box>
        </draw:frame>
        <draw:frame draw:style-name="gr23" draw:text-style-name="P12" draw:layer="layout" svg:width="1.07cm" svg:height="1.157cm" svg:x="8.166cm" svg:y="4.832cm">
          <draw:text-box>
            <text:p><text:span text:style-name="T6">3</text:span></text:p>
          </draw:text-box>
        </draw:frame>
        <draw:frame draw:style-name="gr24" draw:text-style-name="P12" draw:layer="layout" svg:width="1.07cm" svg:height="0.933cm" svg:x="9.194cm" svg:y="4.683cm">
          <draw:text-box>
            <text:p><text:span text:style-name="T7">4</text:span></text:p>
          </draw:text-box>
        </draw:frame>
        <draw:frame draw:style-name="gr25" draw:text-style-name="P12" draw:layer="layout" svg:width="1.071cm" svg:height="0.841cm" svg:x="10.08cm" svg:y="4.535cm">
          <draw:text-box>
            <text:p><text:span text:style-name="T8">5</text:span></text:p>
          </draw:text-box>
        </draw:frame>
        <draw:frame draw:style-name="gr26" draw:text-style-name="P12" draw:layer="layout" svg:width="1.07cm" svg:height="0.84cm" svg:x="10.794cm" svg:y="4.397cm">
          <draw:text-box>
            <text:p><text:span text:style-name="T9">6</text:span></text:p>
          </draw:text-box>
        </draw:frame>
        <draw:frame draw:style-name="gr25" draw:text-style-name="P12" draw:layer="layout" svg:width="1.07cm" svg:height="0.841cm" svg:x="11.429cm" svg:y="4.316cm">
          <draw:text-box>
            <text:p><text:span text:style-name="T10">7</text:span></text:p>
          </draw:text-box>
        </draw:frame>
        <draw:frame draw:style-name="gr27" draw:text-style-name="P12" draw:layer="layout" svg:width="1.07cm" svg:height="0.842cm" svg:x="12.033cm" svg:y="4.222cm">
          <draw:text-box>
            <text:p><text:span text:style-name="T11">8</text:span></text:p>
          </draw:text-box>
        </draw:frame>
        <draw:frame draw:style-name="gr25" draw:text-style-name="P12" draw:layer="layout" svg:width="1.07cm" svg:height="0.841cm" svg:x="12.514cm" svg:y="4.155cm">
          <draw:text-box>
            <text:p><text:span text:style-name="T12">9</text:span></text:p>
          </draw:text-box>
        </draw:frame>
        <draw:frame draw:style-name="gr26" draw:text-style-name="P12" draw:layer="layout" svg:width="1.07cm" svg:height="0.84cm" svg:x="12.882cm" svg:y="4.098cm">
          <draw:text-box>
            <text:p><text:span text:style-name="T13">10</text:span></text:p>
          </draw:text-box>
        </draw:frame>
        <draw:frame draw:style-name="gr27" draw:text-style-name="P12" draw:layer="layout" svg:width="1.07cm" svg:height="0.842cm" svg:x="13.224cm" svg:y="4.038cm">
          <draw:text-box>
            <text:p><text:span text:style-name="T14">11</text:span></text:p>
          </draw:text-box>
        </draw:frame>
        <draw:frame draw:style-name="gr26" draw:text-style-name="P12" draw:layer="layout" svg:width="1.07cm" svg:height="0.84cm" svg:x="13.509cm" svg:y="3.99cm">
          <draw:text-box>
            <text:p><text:span text:style-name="T15">12</text:span></text:p>
          </draw:text-box>
        </draw:frame>
        <draw:g>
          <svg:title>TexMaths</svg:title>
          <svg:desc>28§display§\omega§svg§600§FALSE§</svg:desc>
          <draw:g>
            <draw:path draw:style-name="gr1" draw:text-style-name="P1" draw:layer="layout" svg:width="0.49cm" svg:height="0.339cm" svg:x="15.097cm" svg:y="6.234cm" svg:viewBox="0 0 491 340" svg:d="M0 0c164 0 327 0 491 0 0 113 0 227 0 340-164 0-327 0-491 0 0-113 0-227 0-340z">
              <text:p/>
            </draw:path>
            <draw:path draw:style-name="gr2" draw:text-style-name="P2" draw:layer="layout" svg:width="0.579cm" svg:height="0.439cm" svg:x="15.058cm" svg:y="6.184cm" svg:viewBox="0 0 580 440" svg:d="M580 67c0-42-17-67-39-67-25 0-53 22-53 45 0 11 6 22 17 30 17 14 33 42 33 81s-19 95-50 139c-28 42-64 75-112 75-55 0-83-36-94-89 11-25 33-86 33-114 0-11-3-19-17-19-8 0-19 0-25 16-11 20-22 81-22 117-33 45-73 89-134 89-64 0-86-58-86-111 0-123 100-223 100-237 0-11-8-19-17-19-14 0-22 14-28 22-47 72-86 187-86 276 0 67 22 139 103 139 70 0 115-47 151-103 8 58 47 103 109 103 75 0 122-58 156-131 25-50 61-181 61-242z">
              <text:p/>
            </draw:path>
          </draw:g>
        </draw:g>
        <draw:line draw:style-name="gr16" draw:text-style-name="P5" draw:layer="layout" svg:x1="15.416cm" svg:y1="7.68cm" svg:x2="15.416cm" svg:y2="11.153cm">
          <text:p/>
        </draw:line>
        <draw:line draw:style-name="gr17" draw:text-style-name="P5" draw:layer="layout" svg:x1="2.758cm" svg:y1="9.417cm" svg:x2="16.958cm" svg:y2="9.417cm">
          <text:p/>
        </draw:line>
        <draw:frame draw:style-name="gr27" draw:text-style-name="P12" draw:layer="layout" svg:width="1.07cm" svg:height="0.842cm" svg:x="12.033cm" svg:y="9.902cm">
          <draw:text-box>
            <text:p><text:span text:style-name="T11">8</text:span></text:p>
          </draw:text-box>
        </draw:frame>
        <draw:frame draw:style-name="gr26" draw:text-style-name="P12" draw:layer="layout" svg:width="1.07cm" svg:height="0.84cm" svg:x="12.882cm" svg:y="9.778cm">
          <draw:text-box>
            <text:p><text:span text:style-name="T13">10</text:span></text:p>
          </draw:text-box>
        </draw:frame>
        <draw:g>
          <svg:title>TexMaths</svg:title>
          <svg:desc>28§display§\color{blue}2\cdot\omega=\omega§svg§600§FALSE§</svg:desc>
          <draw:g>
            <draw:path draw:style-name="gr1" draw:text-style-name="P1" draw:layer="layout" svg:width="3.651cm" svg:height="0.56cm" svg:x="20.106cm" svg:y="6.934cm" svg:viewBox="0 0 3652 561" svg:d="M0 0c1217 0 2434 0 3652 0 0 187 0 374 0 561-1218 0-2435 0-3652 0 0-187 0-374 0-561z">
              <text:p/>
            </draw:path>
            <draw:path draw:style-name="gr28" draw:text-style-name="P13" draw:layer="layout" svg:width="0.391cm" svg:height="0.649cm" svg:x="20.106cm" svg:y="6.884cm" svg:viewBox="0 0 392 650" svg:d="M76 575c34-34 69-67 103-101 154-134 213-187 213-284 0-112-90-190-210-190-109 0-182 89-182 176 0 55 48 55 50 55 17 0 51-11 51-52 0-26-17-51-51-51-8 0-11 0-14 3 23-64 76-100 135-100 89 0 131 78 131 159 0 78-50 156-103 214-64 70-127 140-191 210-8 11-8 14-8 36 121 0 243 0 364 0 9-57 18-114 28-170-9 0-17 0-25 0-6 30-12 72-23 86-5 9-70 9-92 9-59 0-118 0-176 0z">
              <text:p/>
            </draw:path>
            <draw:path draw:style-name="gr28" draw:text-style-name="P13" draw:layer="layout" svg:width="0.103cm" svg:height="0.102cm" svg:x="20.85cm" svg:y="7.238cm" svg:viewBox="0 0 104 103" svg:d="M104 53c0-31-24-53-54-53-29 0-50 24-50 53s21 50 50 50c30 0 54-22 54-50z">
              <text:p/>
            </draw:path>
            <draw:path draw:style-name="gr28" draw:text-style-name="P13" draw:layer="layout" svg:width="0.584cm" svg:height="0.442cm" svg:x="21.267cm" svg:y="7.102cm" svg:viewBox="0 0 585 443" svg:d="M585 70c0-45-20-70-39-70-28 0-54 25-54 47 0 9 6 20 14 28 17 17 37 42 37 84 0 39-20 95-51 139-30 42-67 76-111 76-56 0-87-37-96-90 12-25 34-86 34-114 0-11-6-22-20-22-5 0-16 3-25 17-11 19-22 83-22 119-34 45-73 90-134 90-65 0-84-59-84-112 0-123 98-226 98-240 0-8-6-16-17-16-14 0-20 11-25 22-51 70-90 187-90 276 0 67 22 139 104 139 69 0 117-50 151-103 11 59 47 103 109 103 75 0 123-58 159-133 23-48 62-179 62-240z">
              <text:p/>
            </draw:path>
            <draw:path draw:style-name="gr28" draw:text-style-name="P13" draw:layer="layout" svg:width="0.651cm" svg:height="0.228cm" svg:x="22.233cm" svg:y="7.177cm" svg:viewBox="0 0 652 229" svg:d="M618 39c14 0 34 0 34-19 0-20-20-20-34-20-195 0-391 0-587 0-14 0-31 0-31 20 0 19 17 19 31 19 196 0 392 0 587 0zM618 229c14 0 34 0 34-20 0-19-20-19-34-19-195 0-391 0-587 0-14 0-31 0-31 19 0 20 17 20 31 20 196 0 392 0 587 0z">
              <text:p/>
            </draw:path>
            <draw:path draw:style-name="gr28" draw:text-style-name="P13" draw:layer="layout" svg:width="0.581cm" svg:height="0.442cm" svg:x="23.226cm" svg:y="7.102cm" svg:viewBox="0 0 582 443" svg:d="M582 70c0-45-17-70-39-70-25 0-53 25-53 47 0 9 5 20 16 28 17 17 34 42 34 84 0 39-20 95-50 139-28 42-65 76-112 76-56 0-87-37-95-90 11-25 33-86 33-114 0-11-5-22-17-22-8 0-19 3-28 17-8 19-22 83-22 119-31 45-70 90-131 90-68 0-87-59-87-112 0-123 101-226 101-240 0-8-9-16-20-16s-20 11-25 22c-51 70-87 187-87 276 0 67 22 139 104 139 69 0 114-50 151-103 8 59 47 103 106 103 78 0 126-58 159-133 26-48 62-179 62-240z">
              <text:p/>
            </draw:path>
          </draw:g>
        </draw:g>
        <draw:g>
          <svg:title>TexMaths</svg:title>
          <svg:desc>28§display§2\cdot\omega§svg§600§FALSE§</svg:desc>
          <draw:g>
            <draw:path draw:style-name="gr1" draw:text-style-name="P1" draw:layer="layout" svg:width="1.691cm" svg:height="0.56cm" svg:x="14.524cm" svg:y="11.776cm" svg:viewBox="0 0 1692 561" svg:d="M0 0c564 0 1128 0 1692 0 0 187 0 374 0 561-564 0-1128 0-1692 0 0-187 0-374 0-561z">
              <text:p/>
            </draw:path>
            <draw:path draw:style-name="gr2" draw:text-style-name="P2" draw:layer="layout" svg:width="0.39cm" svg:height="0.649cm" svg:x="14.524cm" svg:y="11.726cm" svg:viewBox="0 0 391 650" svg:d="M75 575c35-34 69-67 104-101 151-134 212-187 212-284 0-112-89-190-209-190-109 0-182 89-182 176 0 55 48 55 50 55 17 0 51-11 51-52 0-26-17-51-51-51-8 0-11 0-14 3 23-64 76-100 135-100 89 0 131 78 131 159 0 78-50 156-103 214-64 70-127 140-191 210-8 11-8 14-8 36 121 0 242 0 364 0 9-57 18-114 27-170-8 0-16 0-25 0-5 30-11 72-22 86-6 9-73 9-92 9-59 0-118 0-177 0z">
              <text:p/>
            </draw:path>
            <draw:path draw:style-name="gr2" draw:text-style-name="P2" draw:layer="layout" svg:width="0.102cm" svg:height="0.102cm" svg:x="15.268cm" svg:y="12.08cm" svg:viewBox="0 0 103 103" svg:d="M103 53c0-31-25-53-53-53s-50 24-50 53 22 50 50 50 53-22 53-50z">
              <text:p/>
            </draw:path>
            <draw:path draw:style-name="gr2" draw:text-style-name="P2" draw:layer="layout" svg:width="0.581cm" svg:height="0.442cm" svg:x="15.684cm" svg:y="11.944cm" svg:viewBox="0 0 582 443" svg:d="M582 70c0-45-17-70-40-70-25 0-53 25-53 47 0 9 6 20 17 28 17 17 34 42 34 84 0 39-20 95-51 139-28 42-64 76-112 76-55 0-83-37-95-90 12-25 34-86 34-114 0-11-3-22-17-22-8 0-19 3-28 17-8 19-22 83-22 119-31 45-70 90-132 90-64 0-86-59-86-112 0-123 100-226 100-240 0-8-8-16-19-16s-20 11-25 22c-51 70-87 187-87 276 0 67 22 139 103 139 70 0 115-50 151-103 9 59 48 103 107 103 78 0 126-58 159-133 25-48 62-179 62-240z">
              <text:p/>
            </draw:path>
          </draw:g>
        </draw:g>
        <draw:line draw:style-name="gr29" draw:text-style-name="P5" draw:layer="layout" svg:x1="19.5cm" svg:y1="6cm" svg:x2="17.5cm" svg:y2="4.376cm">
          <text:p/>
        </draw:line>
        <draw:line draw:style-name="gr29" draw:text-style-name="P5" draw:layer="layout" svg:x1="19.472cm" svg:y1="7cm" svg:x2="17.5cm" svg:y2="9cm">
          <text:p/>
        </draw:line>
        <draw:frame draw:style-name="gr19" draw:text-style-name="P14" draw:layer="layout" svg:width="4.57cm" svg:height="1.432cm" svg:x="19.806cm" svg:y="5.5cm">
          <draw:text-box>
            <text:p><text:span text:style-name="T16">same limit</text:span></text:p>
          </draw:text-box>
        </draw:frame>
        <draw:line draw:style-name="gr16" draw:text-style-name="P5" draw:layer="layout" svg:x1="4.386cm" svg:y1="7.68cm" svg:x2="4.386cm" svg:y2="11.153cm">
          <text:p/>
        </draw:line>
        <draw:line draw:style-name="gr16" draw:text-style-name="P5" draw:layer="layout" svg:x1="7.285cm" svg:y1="8.136cm" svg:x2="7.285cm" svg:y2="10.697cm">
          <text:p/>
        </draw:line>
        <draw:line draw:style-name="gr16" draw:text-style-name="P5" draw:layer="layout" svg:x1="9.492cm" svg:y1="8.483cm" svg:x2="9.492cm" svg:y2="10.35cm">
          <text:p/>
        </draw:line>
        <draw:line draw:style-name="gr16" draw:text-style-name="P5" draw:layer="layout" svg:x1="11.05cm" svg:y1="8.728cm" svg:x2="11.05cm" svg:y2="10.104cm">
          <text:p/>
        </draw:line>
        <draw:line draw:style-name="gr16" draw:text-style-name="P5" draw:layer="layout" svg:x1="12.269cm" svg:y1="8.92cm" svg:x2="12.269cm" svg:y2="9.913cm">
          <text:p/>
        </draw:line>
        <draw:line draw:style-name="gr16" draw:text-style-name="P5" draw:layer="layout" svg:x1="13.098cm" svg:y1="9.05cm" svg:x2="13.098cm" svg:y2="9.782cm">
          <text:p/>
        </draw:line>
        <draw:line draw:style-name="gr16" draw:text-style-name="P5" draw:layer="layout" svg:x1="13.728cm" svg:y1="9.15cm" svg:x2="13.728cm" svg:y2="9.684cm">
          <text:p/>
        </draw:line>
        <draw:line draw:style-name="gr16" draw:text-style-name="P5" draw:layer="layout" svg:x1="14.174cm" svg:y1="9.22cm" svg:x2="14.174cm" svg:y2="9.614cm">
          <text:p/>
        </draw:line>
        <draw:line draw:style-name="gr16" draw:text-style-name="P5" draw:layer="layout" svg:x1="14.5cm" svg:y1="9.271cm" svg:x2="14.5cm" svg:y2="9.562cm">
          <text:p/>
        </draw:line>
        <draw:line draw:style-name="gr16" draw:text-style-name="P5" draw:layer="layout" svg:x1="14.743cm" svg:y1="9.31cm" svg:x2="14.743cm" svg:y2="9.525cm">
          <text:p/>
        </draw:line>
        <draw:line draw:style-name="gr16" draw:text-style-name="P5" draw:layer="layout" svg:x1="14.928cm" svg:y1="9.338cm" svg:x2="14.928cm" svg:y2="9.494cm">
          <text:p/>
        </draw:line>
        <draw:line draw:style-name="gr16" draw:text-style-name="P5" draw:layer="layout" svg:x1="15.058cm" svg:y1="9.359cm" svg:x2="15.058cm" svg:y2="9.474cm">
          <text:p/>
        </draw:line>
        <draw:line draw:style-name="gr16" draw:text-style-name="P5" draw:layer="layout" svg:x1="15.16cm" svg:y1="9.375cm" svg:x2="15.16cm" svg:y2="9.459cm">
          <text:p/>
        </draw:line>
        <draw:line draw:style-name="gr16" draw:text-style-name="P5" draw:layer="layout" svg:x1="15.23cm" svg:y1="9.386cm" svg:x2="15.23cm" svg:y2="9.447cm">
          <text:p/>
        </draw:line>
        <draw:line draw:style-name="gr16" draw:text-style-name="P5" draw:layer="layout" svg:x1="15.258cm" svg:y1="9.39cm" svg:x2="15.258cm" svg:y2="9.442cm">
          <text:p/>
        </draw:line>
        <draw:line draw:style-name="gr16" draw:text-style-name="P5" draw:layer="layout" svg:x1="15.283cm" svg:y1="9.394cm" svg:x2="15.283cm" svg:y2="9.439cm">
          <text:p/>
        </draw:line>
        <draw:line draw:style-name="gr16" draw:text-style-name="P5" draw:layer="layout" svg:x1="15.303cm" svg:y1="9.397cm" svg:x2="15.303cm" svg:y2="9.435cm">
          <text:p/>
        </draw:line>
        <draw:line draw:style-name="gr16" draw:text-style-name="P5" draw:layer="layout" svg:x1="15.32cm" svg:y1="9.4cm" svg:x2="15.32cm" svg:y2="9.433cm">
          <text:p/>
        </draw:line>
        <draw:line draw:style-name="gr16" draw:text-style-name="P5" draw:layer="layout" svg:x1="15.335cm" svg:y1="9.403cm" svg:x2="15.335cm" svg:y2="9.432cm">
          <text:p/>
        </draw:line>
        <draw:frame draw:style-name="gr20" draw:text-style-name="P12" draw:layer="layout" svg:width="1.07cm" svg:height="1.246cm" svg:x="6.954cm" svg:y="10.759cm">
          <draw:text-box>
            <text:p><text:span text:style-name="T5">2</text:span></text:p>
          </draw:text-box>
        </draw:frame>
        <draw:frame draw:style-name="gr24" draw:text-style-name="P12" draw:layer="layout" svg:width="1.07cm" svg:height="0.933cm" svg:x="9.195cm" svg:y="10.363cm">
          <draw:text-box>
            <text:p><text:span text:style-name="T7">4</text:span></text:p>
          </draw:text-box>
        </draw:frame>
        <draw:frame draw:style-name="gr26" draw:text-style-name="P12" draw:layer="layout" svg:width="1.07cm" svg:height="0.84cm" svg:x="10.795cm" svg:y="10.077cm">
          <draw:text-box>
            <text:p><text:span text:style-name="T9">6</text:span></text:p>
          </draw:text-box>
        </draw:frame>
        <draw:frame draw:style-name="gr26" draw:text-style-name="P12" draw:layer="layout" svg:width="1.07cm" svg:height="0.84cm" svg:x="13.51cm" svg:y="9.67cm">
          <draw:text-box>
            <text:p><text:span text:style-name="T15">12</text:span></text:p>
          </draw:text-box>
        </draw:frame>
        <draw:frame draw:style-name="gr18" draw:text-style-name="P12" draw:layer="layout" svg:width="1.07cm" svg:height="1.703cm" svg:x="3.957cm" svg:y="11.273cm">
          <draw:text-box>
            <text:p><text:span text:style-name="T3">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30" draw:text-style-name="P5" draw:layer="layout" svg:x1="1.8cm" svg:y1="6cm" svg:x2="29cm" svg:y2="6cm">
          <text:p/>
        </draw:line>
        <draw:line draw:style-name="gr16" draw:text-style-name="P5" draw:layer="layout" svg:x1="3.427cm" svg:y1="5.704cm" svg:x2="3.427cm" svg:y2="6.362cm">
          <text:p/>
        </draw:line>
        <draw:g>
          <svg:title>TexMaths</svg:title>
          <svg:desc>28§display§f_0§svg§600§FALSE§</svg:desc>
          <draw:g>
            <draw:path draw:style-name="gr1" draw:text-style-name="P1" draw:layer="layout" svg:width="0.73cm" svg:height="0.789cm" svg:x="3cm" svg:y="4.16cm" svg:viewBox="0 0 731 790" svg:d="M0 0c244 0 487 0 731 0 0 263 0 526 0 790-244 0-487 0-731 0 0-264 0-527 0-790z">
              <text:p/>
            </draw:path>
            <draw:path draw:style-name="gr2" draw:text-style-name="P2" draw:layer="layout" svg:width="0.484cm" svg:height="0.889cm" svg:x="3.003cm" svg:y="4.11cm" svg:viewBox="0 0 485 890" svg:d="M307 299c28 0 56 0 84 0 19 0 27 0 27-20 0-11-8-11-25-11-27 0-54 0-81 0 7-37 13-75 20-112 3-19 17-89 22-100 11-20 28-34 48-34 3 0 28 0 47 17-42 3-53 39-53 53 0 22 17 34 36 34 26 0 53-20 53-59 0-45-44-67-83-67-34 0-95 17-126 114-5 20-8 31-30 154-23 0-45 0-67 0-20 0-31 0-31 19 0 12 8 12 28 12 21 0 43 0 64 0-24 128-48 256-73 385-16 94-33 184-86 184-3 0-28 0-45-17 45-3 53-39 53-53 0-22-19-34-36-34-25 0-53 20-53 59 0 45 42 67 81 67 56 0 95-59 112-95 30-61 53-181 55-187 20-103 39-206 59-309z">
              <text:p/>
            </draw:path>
            <draw:path draw:style-name="gr2" draw:text-style-name="P2" draw:layer="layout" svg:width="0.317cm" svg:height="0.468cm" svg:x="3.463cm" svg:y="4.492cm" svg:viewBox="0 0 318 469" svg:d="M318 234c0-75-8-128-39-175-22-31-64-59-120-59-159 0-159 186-159 234 0 49 0 235 159 235s159-184 159-235zM159 449c-31 0-73-19-86-75-9-39-9-98-9-148s0-100 9-140c13-53 58-66 86-66 36 0 73 22 87 61 8 36 11 86 11 145 0 50 0 103-9 145-14 61-61 78-89 78z">
              <text:p/>
            </draw:path>
          </draw:g>
        </draw:g>
        <draw:line draw:style-name="gr16" draw:text-style-name="P5" draw:layer="layout" svg:x1="5.627cm" svg:y1="5.704cm" svg:x2="5.627cm" svg:y2="6.362cm">
          <text:p/>
        </draw:line>
        <draw:line draw:style-name="gr16" draw:text-style-name="P5" draw:layer="layout" svg:x1="7.627cm" svg:y1="5.704cm" svg:x2="7.627cm" svg:y2="6.362cm">
          <text:p/>
        </draw:line>
        <draw:g>
          <svg:title>TexMaths</svg:title>
          <svg:desc>28§display§f_1§svg§600§FALSE§</svg:desc>
          <draw:g>
            <draw:path draw:style-name="gr1" draw:text-style-name="P1" draw:layer="layout" svg:width="0.699cm" svg:height="0.789cm" svg:x="5.25cm" svg:y="4.16cm" svg:viewBox="0 0 700 790" svg:d="M0 0c233 0 467 0 700 0 0 263 0 526 0 790-233 0-467 0-700 0 0-264 0-527 0-790z">
              <text:p/>
            </draw:path>
            <draw:path draw:style-name="gr2" draw:text-style-name="P2" draw:layer="layout" svg:width="0.484cm" svg:height="0.889cm" svg:x="5.253cm" svg:y="4.11cm" svg:viewBox="0 0 485 890" svg:d="M304 299c28 0 56 0 84 0 19 0 30 0 30-20 0-11-11-11-28-11-27 0-53 0-80 0 7-37 14-75 22-112 3-19 17-89 22-100 9-20 25-34 48-34 2 0 27 0 47 17-45 3-53 39-53 53 0 22 17 34 36 34 25 0 53-20 53-59 0-45-44-67-83-67-34 0-95 17-126 114-5 20-8 31-31 154-22 0-44 0-67 0-19 0-30 0-30 19 0 12 8 12 28 12 21 0 42 0 64 0-24 128-49 256-73 385-19 94-36 184-86 184-3 0-28 0-48-17 48-3 56-39 56-53 0-22-19-34-36-34-25 0-53 20-53 59 0 45 42 67 81 67 53 0 92-59 111-95 31-61 53-181 53-187 20-103 39-206 59-309z">
              <text:p/>
            </draw:path>
            <draw:path draw:style-name="gr2" draw:text-style-name="P2" draw:layer="layout" svg:width="0.247cm" svg:height="0.454cm" svg:x="5.752cm" svg:y="4.492cm" svg:viewBox="0 0 248 455" svg:d="M153 20c0-20 0-20-19-20-45 42-106 42-134 42 0 8 0 17 0 25 17 0 61 0 98-20 0 118 0 235 0 352 0 22 0 31-67 31-9 0-17 0-25 0 0 8 0 16 0 25 11-3 94-3 119-3 23 0 109 0 123 3 0-9 0-17 0-25-8 0-17 0-25 0-70 0-70-9-70-31 0-127 0-253 0-379z">
              <text:p/>
            </draw:path>
          </draw:g>
        </draw:g>
        <draw:g>
          <svg:title>TexMaths</svg:title>
          <svg:desc>28§display§f_2§svg§600§FALSE§</svg:desc>
          <draw:g>
            <draw:path draw:style-name="gr1" draw:text-style-name="P1" draw:layer="layout" svg:width="0.722cm" svg:height="0.789cm" svg:x="7.227cm" svg:y="4.16cm" svg:viewBox="0 0 723 790" svg:d="M0 0c241 0 482 0 723 0 0 263 0 526 0 790-241 0-482 0-723 0 0-264 0-527 0-790z">
              <text:p/>
            </draw:path>
            <draw:path draw:style-name="gr2" draw:text-style-name="P2" draw:layer="layout" svg:width="0.485cm" svg:height="0.889cm" svg:x="7.23cm" svg:y="4.11cm" svg:viewBox="0 0 486 890" svg:d="M304 299c29 0 58 0 87 0 19 0 28 0 28-20 0-11-9-11-25-11-27 0-54 0-81 0 6-37 13-75 19-112 3-19 17-89 22-100 9-20 26-34 48-34 3 0 28 0 47 17-44 3-53 39-53 53 0 22 17 34 37 34 25 0 53-20 53-59 0-45-45-67-84-67-34 0-95 17-126 114-5 20-8 31-30 154-23 0-45 0-67 0-20 0-31 0-31 19 0 12 8 12 28 12 21 0 43 0 64 0-24 128-48 256-73 385-19 94-36 184-86 184-3 0-28 0-48-17 48-3 56-39 56-53 0-22-19-34-36-34-25 0-53 20-53 59 0 45 42 67 81 67 56 0 95-59 112-95 30-61 53-181 53-187 19-103 39-206 58-309z">
              <text:p/>
            </draw:path>
            <draw:path draw:style-name="gr2" draw:text-style-name="P2" draw:layer="layout" svg:width="0.3cm" svg:height="0.454cm" svg:x="7.699cm" svg:y="4.492cm" svg:viewBox="0 0 301 455" svg:d="M301 329c-7 0-14 0-22 0-3 14-11 56-19 62-6 5-59 5-67 5-42 0-84 0-126 0 73-64 95-84 137-114 50-42 97-84 97-148 0-84-72-134-159-134-86 0-142 59-142 123 0 33 28 36 36 36 17 0 37-11 37-36 0-11-6-37-42-37 22-47 67-61 100-61 70 0 103 53 103 109 0 59-41 106-64 131-55 54-110 108-164 162-6 5-6 8-6 28 94 0 188 0 282 0 6-42 13-84 19-126z">
              <text:p/>
            </draw:path>
          </draw:g>
        </draw:g>
        <draw:g>
          <svg:title>TexMaths</svg:title>
          <svg:desc>28§display§\cdots§svg§600§FALSE§</svg:desc>
          <draw:g>
            <draw:path draw:style-name="gr1" draw:text-style-name="P1" draw:layer="layout" svg:width="0.957cm" svg:height="0.194cm" svg:x="9.5cm" svg:y="4.55cm" svg:viewBox="0 0 958 195" svg:d="M480 195c-160 0-320 0-480 0 0-65 0-130 0-195 319 0 639 0 958 0 0 65 0 130 0 195-159 0-318 0-478 0z">
              <text:p/>
            </draw:path>
            <draw:path draw:style-name="gr2" draw:text-style-name="P2" draw:layer="layout" svg:width="0.102cm" svg:height="0.102cm" svg:x="9.533cm" svg:y="4.5cm" svg:viewBox="0 0 103 103" svg:d="M103 53c0-28-22-53-50-53s-53 25-53 53 25 50 53 50 50-22 50-50z">
              <text:p/>
            </draw:path>
            <draw:path draw:style-name="gr2" draw:text-style-name="P2" draw:layer="layout" svg:width="0.102cm" svg:height="0.102cm" svg:x="9.969cm" svg:y="4.5cm" svg:viewBox="0 0 103 103" svg:d="M103 53c0-28-21-53-50-53s-53 25-53 53 24 50 53 50 50-22 50-50z">
              <text:p/>
            </draw:path>
            <draw:path draw:style-name="gr2" draw:text-style-name="P2" draw:layer="layout" svg:width="0.102cm" svg:height="0.102cm" svg:x="10.405cm" svg:y="4.5cm" svg:viewBox="0 0 103 103" svg:d="M103 53c0-28-25-53-53-53s-50 25-50 53 22 50 50 50 53-22 53-50z">
              <text:p/>
            </draw:path>
          </draw:g>
        </draw:g>
        <draw:g>
          <svg:title>TexMaths</svg:title>
          <svg:desc>28§display§f_m§svg§600§FALSE§</svg:desc>
          <draw:g>
            <draw:path draw:style-name="gr1" draw:text-style-name="P1" draw:layer="layout" svg:width="1.038cm" svg:height="0.789cm" svg:x="12.911cm" svg:y="4.15cm" svg:viewBox="0 0 1039 790" svg:d="M0 0c346 0 693 0 1039 0 0 263 0 526 0 790-346 0-693 0-1039 0 0-264 0-527 0-790z">
              <text:p/>
            </draw:path>
            <draw:path draw:style-name="gr2" draw:text-style-name="P2" draw:layer="layout" svg:width="0.485cm" svg:height="0.889cm" svg:x="12.914cm" svg:y="4.1cm" svg:viewBox="0 0 486 890" svg:d="M307 299c28 0 56 0 84 0 20 0 28 0 28-20 0-11-8-11-25-11-27 0-54 0-81 0 6-37 13-75 19-112 3-19 17-89 23-100 11-20 25-34 47-34 3 0 28 0 48 17-42 3-53 39-53 53 0 22 16 34 36 34 25 0 53-20 53-59 0-45-45-67-84-67-33 0-95 17-126 114-5 20-8 31-30 154-23 0-45 0-67 0-20 0-31 0-31 19 0 12 8 12 28 12 21 0 43 0 64 0-24 128-48 256-72 385-20 94-34 184-87 184-3 0-28 0-45-17 45-3 53-39 53-53 0-22-19-34-36-34-25 0-53 20-53 59 0 45 42 67 81 67 56 0 95-59 112-95 30-61 53-181 56-187 19-103 39-206 58-309z">
              <text:p/>
            </draw:path>
            <draw:path draw:style-name="gr2" draw:text-style-name="P2" draw:layer="layout" svg:width="0.627cm" svg:height="0.306cm" svg:x="13.372cm" svg:y="4.636cm" svg:viewBox="0 0 628 307" svg:d="M265 246c-2 13-11 36-11 39 0 16 14 22 25 22s21-8 25-14c5-6 9-28 14-42 3-14 12-45 14-64 6-14 9-28 11-45 9-30 9-30 23-53 22-33 56-72 109-72 39 0 42 33 42 50 0 39-31 117-42 145-9 20-11 25-11 36 0 37 30 59 67 59 67 0 97-95 97-103 0-11-8-11-11-11-8 0-11 5-14 13-14 53-44 81-72 81-14 0-17-8-17-22 0-17 5-25 17-56 8-22 36-95 36-134 0-8 0-39-25-58-11-9-31-17-64-17-62 0-98 39-121 67-5-59-55-67-89-67-59 0-95 33-117 61-3-47-45-61-73-61s-44 20-53 36c-17 25-25 64-25 67 0 9 8 9 11 9 11 0 11 0 17-20 8-42 22-75 47-75 20 0 26 16 26 33 0 14-7 41-12 59-4 18-14 44-16 61-8 29-15 58-23 87-3 8-3 18-5 28 0 16 11 22 22 22 14 0 25-8 28-14s8-28 11-42 11-45 17-64c3-14 8-28 11-45 6-28 8-33 28-61s50-64 103-64c39 0 39 36 39 50 0 17 0 25-11 64-9 38-18 76-28 115z">
              <text:p/>
            </draw:path>
          </draw:g>
        </draw:g>
        <draw:g>
          <svg:title>TexMaths</svg:title>
          <svg:desc>28§display§\cdots§svg§600§FALSE§</svg:desc>
          <draw:g>
            <draw:path draw:style-name="gr1" draw:text-style-name="P1" draw:layer="layout" svg:width="0.957cm" svg:height="0.194cm" svg:x="16.5cm" svg:y="4.55cm" svg:viewBox="0 0 958 195" svg:d="M480 195c-160 0-320 0-480 0 0-65 0-130 0-195 319 0 639 0 958 0 0 65 0 130 0 195-159 0-318 0-478 0z">
              <text:p/>
            </draw:path>
            <draw:path draw:style-name="gr2" draw:text-style-name="P2" draw:layer="layout" svg:width="0.102cm" svg:height="0.102cm" svg:x="16.533cm" svg:y="4.5cm" svg:viewBox="0 0 103 103" svg:d="M103 53c0-28-22-53-50-53s-53 25-53 53 25 50 53 50 50-22 50-50z">
              <text:p/>
            </draw:path>
            <draw:path draw:style-name="gr2" draw:text-style-name="P2" draw:layer="layout" svg:width="0.102cm" svg:height="0.102cm" svg:x="16.969cm" svg:y="4.5cm" svg:viewBox="0 0 103 103" svg:d="M103 53c0-28-21-53-50-53s-53 25-53 53 24 50 53 50 50-22 50-50z">
              <text:p/>
            </draw:path>
            <draw:path draw:style-name="gr2" draw:text-style-name="P2" draw:layer="layout" svg:width="0.102cm" svg:height="0.102cm" svg:x="17.405cm" svg:y="4.5cm" svg:viewBox="0 0 103 103" svg:d="M103 53c0-28-25-53-53-53s-50 25-50 53 22 50 50 50 53-22 53-50z">
              <text:p/>
            </draw:path>
          </draw:g>
        </draw:g>
        <draw:g>
          <svg:title>TexMaths</svg:title>
          <svg:desc>28§display§f_{\omega}§svg§600§FALSE§</svg:desc>
          <draw:g>
            <draw:path draw:style-name="gr1" draw:text-style-name="P1" draw:layer="layout" svg:width="0.845cm" svg:height="0.789cm" svg:x="19.104cm" svg:y="4.16cm" svg:viewBox="0 0 846 790" svg:d="M0 0c282 0 564 0 846 0 0 263 0 526 0 790-282 0-564 0-846 0 0-264 0-527 0-790z">
              <text:p/>
            </draw:path>
            <draw:path draw:style-name="gr2" draw:text-style-name="P2" draw:layer="layout" svg:width="0.485cm" svg:height="0.889cm" svg:x="19.107cm" svg:y="4.11cm" svg:viewBox="0 0 486 890" svg:d="M307 299c28 0 56 0 84 0 19 0 28 0 28-20 0-11-9-11-25-11-27 0-54 0-81 0 6-37 13-75 19-112 3-19 17-89 23-100 11-20 27-34 47-34 3 0 28 0 47 17-41 3-53 39-53 53 0 22 17 34 37 34 25 0 53-20 53-59 0-45-45-67-84-67-33 0-95 17-126 114-5 20-8 31-30 154-23 0-45 0-67 0-20 0-31 0-31 19 0 12 8 12 28 12 21 0 43 0 64 0-24 128-48 256-72 385-17 94-34 184-87 184-3 0-28 0-45-17 45-3 53-39 53-53 0-22-19-34-36-34-25 0-53 20-53 59 0 45 42 67 81 67 56 0 95-59 112-95 30-61 53-181 55-187 20-103 40-206 59-309z">
              <text:p/>
            </draw:path>
            <draw:path draw:style-name="gr2" draw:text-style-name="P2" draw:layer="layout" svg:width="0.443cm" svg:height="0.306cm" svg:x="19.556cm" svg:y="4.646cm" svg:viewBox="0 0 444 307" svg:d="M444 47c0-19-8-47-36-47-17 0-37 20-37 36 0 23 37 28 37 76 0 41-42 142-120 142-31 0-59-25-70-53 11-17 25-64 25-81 0-11-6-20-17-20-33 0-36 73-36 98-20 25-56 56-101 56-36 0-64-34-64-81 0-78 73-145 73-156 0-9-9-17-14-17-9 0-11 6-17 11-8 11-17 25-25 39-25 42-42 98-42 148 0 56 22 109 84 109 47 0 86-31 111-67 12 42 42 67 87 67 120 0 162-204 162-260z">
              <text:p/>
            </draw:path>
          </draw:g>
        </draw:g>
        <draw:g>
          <svg:title>TexMaths</svg:title>
          <svg:desc>28§display§f_{\omega+1}§svg§600§FALSE§</svg:desc>
          <draw:g>
            <draw:path draw:style-name="gr1" draw:text-style-name="P1" draw:layer="layout" svg:width="1.825cm" svg:height="0.817cm" svg:x="21.624cm" svg:y="4.132cm" svg:viewBox="0 0 1826 818" svg:d="M0 0c609 0 1217 0 1826 0 0 273 0 545 0 818-609 0-1217 0-1826 0 0-273 0-545 0-818z">
              <text:p/>
            </draw:path>
            <draw:path draw:style-name="gr2" draw:text-style-name="P2" draw:layer="layout" svg:width="0.488cm" svg:height="0.889cm" svg:x="21.627cm" svg:y="4.082cm" svg:viewBox="0 0 489 890" svg:d="M308 299c28 0 55 0 83 0 20 0 28 0 28-20 0-11-8-11-25-11-27 0-54 0-81 0 7-37 13-75 20-112 5-19 19-89 25-100 8-20 25-34 45-34 5 0 30 0 47 17-42 3-53 39-53 53 0 22 20 34 36 34 28 0 56-20 56-59 0-45-44-67-86-67-34 0-95 17-123 114-6 20-12 31-34 154-22 0-45 0-67 0-20 0-31 0-31 19 0 12 9 12 28 12 22 0 43 0 64 0-24 129-48 258-72 387-17 95-34 185-87 185-3 0-28 0-45-20 45-3 53-36 53-53 0-22-16-33-36-33-25 0-53 22-53 58 0 45 42 67 81 67 56 0 95-56 112-95 31-61 53-178 56-187 19-103 39-206 59-309z">
              <text:p/>
            </draw:path>
            <draw:path draw:style-name="gr2" draw:text-style-name="P2" draw:layer="layout" svg:width="0.446cm" svg:height="0.306cm" svg:x="22.077cm" svg:y="4.618cm" svg:viewBox="0 0 447 307" svg:d="M447 47c0-19-11-47-39-47-17 0-33 20-33 36 0 23 36 28 36 76 0 41-45 142-120 142-34 0-62-22-70-53 8-14 25-61 25-81 0-11-6-20-20-20-33 0-36 73-36 98-19 25-53 56-98 56-36 0-64-34-64-81 0-78 70-145 70-156 0-9-6-14-14-14-9 0-11 3-17 8-8 11-17 25-25 39-25 42-42 101-42 148 0 56 22 109 87 109 44 0 84-28 109-67 14 42 44 67 86 67 123 0 165-201 165-260z">
              <text:p/>
            </draw:path>
            <draw:path draw:style-name="gr2" draw:text-style-name="P2" draw:layer="layout" svg:width="0.502cm" svg:height="0.504cm" svg:x="22.622cm" svg:y="4.495cm" svg:viewBox="0 0 503 505" svg:d="M268 271c70 0 140 0 210 0 8 0 25 0 25-17 0-20-14-20-25-20-70 0-140 0-210 0 0-69 0-139 0-209 0-8 0-25-16-25-17 0-17 17-17 25 0 70 0 140 0 209-70 0-140 0-210 0-11 0-25 0-25 17 0 20 14 20 25 20 70 0 140 0 210 0 0 69 0 139 0 209 0 8 0 25 17 25 16 0 16-17 16-25 0-70 0-140 0-209z">
              <text:p/>
            </draw:path>
            <draw:path draw:style-name="gr2" draw:text-style-name="P2" draw:layer="layout" svg:width="0.248cm" svg:height="0.454cm" svg:x="23.251cm" svg:y="4.464cm" svg:viewBox="0 0 249 455" svg:d="M154 20c0-20 0-20-20-20-45 42-106 45-134 45 0 7 0 15 0 22 14 0 62 0 98-17 0 116 0 233 0 349 0 22 0 31-67 31-10 0-19 0-28 0 0 8 0 16 0 25 14 0 98-3 123-3 22 0 109 3 123 3 0-9 0-17 0-25-9 0-17 0-25 0-70 0-70-9-70-31 0-126 0-253 0-379z">
              <text:p/>
            </draw:path>
          </draw:g>
        </draw:g>
        <draw:line draw:style-name="gr16" draw:text-style-name="P5" draw:layer="layout" svg:x1="13.527cm" svg:y1="5.704cm" svg:x2="13.527cm" svg:y2="6.362cm">
          <text:p/>
        </draw:line>
        <draw:line draw:style-name="gr16" draw:text-style-name="P5" draw:layer="layout" svg:x1="19.727cm" svg:y1="5.704cm" svg:x2="19.727cm" svg:y2="6.362cm">
          <text:p/>
        </draw:line>
        <draw:line draw:style-name="gr16" draw:text-style-name="P5" draw:layer="layout" svg:x1="22.627cm" svg:y1="5.704cm" svg:x2="22.627cm" svg:y2="6.362cm">
          <text:p/>
        </draw:line>
        <draw:g>
          <svg:title>TexMaths</svg:title>
          <svg:desc>28§display§n+1§svg§600§FALSE§</svg:desc>
          <draw:g>
            <draw:path draw:style-name="gr1" draw:text-style-name="P1" draw:layer="layout" svg:width="1.449cm" svg:height="0.434cm" svg:x="2.615cm" svg:y="6.904cm" svg:viewBox="0 0 1450 435" svg:d="M0 0c483 0 967 0 1450 0 0 145 0 290 0 435-483 0-967 0-1450 0 0-145 0-290 0-435z">
              <text:p/>
            </draw:path>
            <draw:path draw:style-name="gr2" draw:text-style-name="P2" draw:layer="layout" svg:width="0.366cm" svg:height="0.305cm" svg:x="2.6cm" svg:y="7.019cm" svg:viewBox="0 0 367 306" svg:d="M41 258c-2 12-6 27-6 29 0 13 9 19 19 19 8 0 19-6 25-19 0-2 8-33 14-50 4-20 9-40 13-60 4-15 10-31 12-46 4-12 7-31 9-33 10-21 47-83 110-83 31 0 37 25 37 49 0 40-33 127-44 156-6 15-6 23-6 30 0 33 23 56 54 56 64 0 89-98 89-104 0-7-6-7-8-7-6 0-6 1-10 13-13 46-36 83-69 83-12 0-16-6-16-21 0-18 6-35 12-49 14-36 43-109 43-148 0-46-31-73-80-73-59 0-94 44-106 60-2-39-31-60-62-60-30 0-44 27-50 39-11 23-21 63-21 65 0 8 5 5 8 8 7 0 7-2 11-16 12-48 25-81 50-81 14 0 22 10 22 31 0 14-2 21-12 58-13 51-26 103-38 154z">
              <text:p/>
            </draw:path>
            <draw:path draw:style-name="gr2" draw:text-style-name="P2" draw:layer="layout" svg:width="0.451cm" svg:height="0.448cm" svg:x="3.175cm" svg:y="6.925cm" svg:viewBox="0 0 452 449" svg:d="M239 239c63 0 127 0 190 0 9 0 23 0 23-14 0-13-14-13-23-13-63 0-127 0-190 0 0-63 0-126 0-189 0-10 0-23-13-23-14 0-14 13-14 23 0 63 0 126 0 189-63 0-126 0-189 0-9 0-23 0-23 13 0 14 14 14 23 14 63 0 126 0 189 0 0 62 0 124 0 187 0 9 0 23 14 23 13 0 13-14 13-23 0-63 0-125 0-187z">
              <text:p/>
            </draw:path>
            <draw:path draw:style-name="gr2" draw:text-style-name="P2" draw:layer="layout" svg:width="0.223cm" svg:height="0.448cm" svg:x="3.876cm" svg:y="6.869cm" svg:viewBox="0 0 224 449" svg:d="M139 17c0-15 0-17-15-17-43 42-103 42-124 42 0 7 0 14 0 22 14 0 54 0 89-18 0 116 0 233 0 349 0 25-2 33-64 33-7 0-14 0-21 0 0 7 0 14 0 21 25-2 83-2 110-2s87 0 110 2c0-7 0-14 0-21-7 0-14 0-21 0-62 0-64-8-64-33 0-126 0-252 0-378z">
              <text:p/>
            </draw:path>
          </draw:g>
        </draw:g>
        <draw:g>
          <svg:title>TexMaths</svg:title>
          <svg:desc>28§display§2n§svg§600§FALSE§</svg:desc>
          <draw:g>
            <draw:path draw:style-name="gr1" draw:text-style-name="P1" draw:layer="layout" svg:width="0.715cm" svg:height="0.423cm" svg:x="5.203cm" svg:y="6.838cm" svg:viewBox="0 0 716 424" svg:d="M0 0c239 0 477 0 716 0 0 141 0 283 0 424-239 0-477 0-716 0 0-141 0-283 0-424z">
              <text:p/>
            </draw:path>
            <draw:path draw:style-name="gr2" draw:text-style-name="P2" draw:layer="layout" svg:width="0.293cm" svg:height="0.491cm" svg:x="5.203cm" svg:y="6.8cm" svg:viewBox="0 0 294 492" svg:d="M55 435c27-26 53-51 80-76 114-102 159-142 159-216 0-84-66-143-157-143-84 0-137 68-137 133 0 42 36 42 38 42 13 0 38-8 38-40 0-19-13-38-38-38-6 0-8 0-11 2 17-48 58-76 100-76 67 0 99 59 99 120 0 60-36 119-76 163-48 53-96 105-144 158-6 9-6 11-6 28 91 0 182 0 273 0 7-43 14-86 21-129-7 0-13 0-19 0-2 23-9 55-15 65-6 7-55 7-72 7-44 0-89 0-133 0z">
              <text:p/>
            </draw:path>
            <draw:path draw:style-name="gr2" draw:text-style-name="P2" draw:layer="layout" svg:width="0.4cm" svg:height="0.334cm" svg:x="5.556cm" svg:y="6.965cm" svg:viewBox="0 0 401 335" svg:d="M44 283c-2 12-6 29-6 33 0 13 11 19 21 19 9 0 21-6 28-21 0-2 8-36 12-55 6-21 12-43 17-65 4-17 9-34 13-51 4-12 8-33 10-35 11-24 51-91 121-91 34 0 40 27 40 53 0 44-36 139-49 171-6 16-8 25-8 33 0 36 27 61 61 61 70 0 97-107 97-113 0-7-6-7-8-7-8 0-8 2-11 13-14 50-40 91-76 91-12 0-19-7-19-24 0-19 9-36 15-52 13-40 44-121 44-163 0-50-31-80-84-80-68 0-104 49-116 65-4-42-34-65-68-65s-48 30-55 42c-12 26-23 70-23 72 0 8 6 6 8 8 9 0 9-2 13-17 13-52 28-88 55-88 15 0 23 10 23 34 0 17-2 23-12 63-14 56-29 112-43 169z">
              <text:p/>
            </draw:path>
          </draw:g>
        </draw:g>
        <draw:g>
          <svg:title>TexMaths</svg:title>
          <svg:desc>28§display§2^nn§svg§600§FALSE§</svg:desc>
          <draw:g>
            <draw:path draw:style-name="gr1" draw:text-style-name="P1" draw:layer="layout" svg:width="1.147cm" svg:height="0.475cm" svg:x="7.1cm" svg:y="6.822cm" svg:viewBox="0 0 1148 476" svg:d="M0 0c383 0 765 0 1148 0 0 159 0 317 0 476-383 0-765 0-1148 0 0-159 0-317 0-476z">
              <text:p/>
            </draw:path>
            <draw:path draw:style-name="gr2" draw:text-style-name="P2" draw:layer="layout" svg:width="0.302cm" svg:height="0.503cm" svg:x="7.1cm" svg:y="6.824cm" svg:viewBox="0 0 303 504" svg:d="M58 446c27-26 54-52 80-78 119-104 165-145 165-221 0-86-69-147-162-147-85 0-141 71-141 138 0 42 37 42 39 42 13 0 39-9 39-39 0-20-13-39-39-39-7 0-9 0-11 0 17-50 58-78 104-78 69 0 102 63 102 123 0 61-39 121-80 167-49 54-99 108-148 162-6 9-6 11-6 28 94 0 187 0 281 0 7-44 14-88 22-132-7 0-13 0-20 0-4 24-8 56-17 67-4 7-56 7-71 7-46 0-91 0-137 0z">
              <text:p/>
            </draw:path>
            <draw:path draw:style-name="gr2" draw:text-style-name="P2" draw:layer="layout" svg:width="0.323cm" svg:height="0.237cm" svg:x="7.465cm" svg:y="6.783cm" svg:viewBox="0 0 324 238" svg:d="M39 199c-2 9-3 14-4 22 0 13 8 17 17 17 11 0 19-7 22-11 2-4 6-22 8-32 4-11 9-35 13-48 2-13 7-24 9-37 6-21 6-26 21-47 16-20 41-48 80-48 31 0 33 26 33 37 0 32-24 91-33 112-6 16-8 20-8 29 0 28 24 45 52 45 52 0 75-71 75-80 0-7-6-7-8-7-7 0-7 3-9 9-13 41-37 63-56 63-13 0-15-7-15-18 0-12 4-19 13-43 6-15 28-71 28-101 0-52-41-61-69-61-44 0-74 26-89 48-4-37-37-48-58-48-22 0-35 17-42 28-13 20-19 50-19 52 0 9 6 9 9 9 8 0 8-2 13-18 6-30 17-56 39-56 13 0 17 11 17 26 0 9-6 29-9 43s-8 37-13 48c-6 22-11 45-17 67z">
              <text:p/>
            </draw:path>
            <draw:path draw:style-name="gr2" draw:text-style-name="P2" draw:layer="layout" svg:width="0.41cm" svg:height="0.341cm" svg:x="7.876cm" svg:y="6.995cm" svg:viewBox="0 0 411 342" svg:d="M43 290c-2 11-6 28-6 32 0 13 11 20 21 20 11 0 24-7 28-22 3 0 11-37 16-56 5-22 11-45 17-67 4-17 9-33 13-52 2-11 9-35 9-37 13-24 51-93 125-93 32 0 41 28 41 54 0 48-39 143-50 175-6 18-8 29-8 35 0 37 28 63 62 63 72 0 100-111 100-117 0-7-7-7-9-7-8 0-8 3-11 13-15 52-41 93-77 93-13 0-20-6-20-23 0-20 7-37 15-54 13-42 46-124 46-167 0-50-33-80-87-80-69 0-106 48-119 65-4-41-33-65-69-65s-50 28-58 43c-11 26-22 69-22 74 0 6 6 6 9 6 6 0 8 0 13-17 13-54 28-91 56-91 15 0 21 11 21 35 0 17-2 26-10 65-15 58-31 116-46 175z">
              <text:p/>
            </draw:path>
          </draw:g>
        </draw:g>
        <draw:g>
          <svg:title>TexMaths</svg:title>
          <svg:desc>28§display§2\uparrow^{m-1}n§svg§600§FALSE§</svg:desc>
          <draw:g>
            <draw:path draw:style-name="gr1" draw:text-style-name="P1" draw:layer="layout" svg:width="2.466cm" svg:height="0.625cm" svg:x="12.3cm" svg:y="6.832cm" svg:viewBox="0 0 2467 626" svg:d="M1233 626c-411 0-822 0-1233 0 0-209 0-417 0-626 822 0 1645 0 2467 0 0 209 0 417 0 626-411 0-822 0-1234 0z">
              <text:p/>
            </draw:path>
            <draw:path draw:style-name="gr2" draw:text-style-name="P2" draw:layer="layout" svg:width="0.257cm" svg:height="0.43cm" svg:x="12.3cm" svg:y="6.935cm" svg:viewBox="0 0 258 431" svg:d="M50 381c23-22 45-44 68-66 101-90 140-125 140-190 0-73-59-125-138-125-72 0-120 61-120 118 0 35 31 35 33 35 11 0 35-8 35-33 0-17-13-33-35-33-5 0-5 0-9 0 17-43 52-67 88-67 59 0 87 54 87 105 0 52-33 103-68 144-41 46-82 92-124 138-7 7-7 7-7 24 80 0 160 0 240 0 6-38 12-75 18-113-5 0-11 0-16 0-4 19-8 48-15 57-4 6-46 6-61 6-39 0-78 0-116 0z">
              <text:p/>
            </draw:path>
            <draw:path draw:style-name="gr2" draw:text-style-name="P2" draw:layer="layout" svg:width="0.301cm" svg:height="0.571cm" svg:x="12.781cm" svg:y="6.919cm" svg:viewBox="0 0 302 572" svg:d="M164 88c17 26 35 43 50 56 40 29 79 36 81 36 7 0 7-7 7-13 0-11 0-11-14-14-45-13-70-37-85-52-33-37-41-75-44-95 0-4-4-6-8-6-5 0-5 4-7 11-15 72-61 122-133 142-9 3-11 3-11 14 0 6 0 13 9 13 2 0 39-7 76-35 22-14 40-35 53-57 0 154 0 307 0 460 0 11 0 24 13 24s13-13 13-24c0-153 0-306 0-460z">
              <text:p/>
            </draw:path>
            <draw:path draw:style-name="gr2" draw:text-style-name="P2" draw:layer="layout" svg:width="0.414cm" svg:height="0.203cm" svg:x="13.117cm" svg:y="6.9cm" svg:viewBox="0 0 415 204" svg:d="M175 162c-2 9-7 24-7 28 0 9 9 14 16 14 8 0 14-7 17-11 3-3 7-18 9-27 2-10 8-30 9-41 4-11 6-20 8-31 5-19 5-20 15-33 14-22 36-48 71-48 26 0 28 20 28 31 0 28-20 77-28 96-3 13-5 16-5 24 0 24 18 40 42 40 46 0 65-62 65-70 0-5-6-5-8-5-5 0-5 2-7 7-11 37-29 55-48 55-9 0-11-7-11-16 0-11 2-17 9-37 6-13 24-61 24-86 0-8 0-26-16-39-8-7-21-13-43-13-40 0-64 26-79 46-4-39-37-46-59-46-39 0-63 22-77 40-2-31-30-40-48-40-21 0-30 15-35 24-11 16-17 42-17 44 0 7 6 7 7 7 6 0 8-1 10-14 7-26 16-48 33-48 13 0 15 9 15 22 0 7-5 25-8 37s-7 31-9 40c-5 20-10 40-15 59-2 6-4 17-4 19 0 9 8 14 15 14 8 0 16-7 19-11 2-3 5-18 7-27 2-10 7-30 9-41 4-11 6-20 9-31 4-19 6-22 19-41 13-16 33-40 68-40 26 0 26 22 26 31 0 11 0 17-7 43-7 25-13 50-19 75z">
              <text:p/>
            </draw:path>
            <draw:path draw:style-name="gr2" draw:text-style-name="P2" draw:layer="layout" svg:width="0.305cm" svg:height="0.021cm" svg:x="13.603cm" svg:y="6.976cm" svg:viewBox="0 0 306 22" svg:d="M288 22c7 0 18 0 18-11s-9-11-18-11c-90 0-180 0-270 0-7 0-18 0-18 11s11 11 18 11c90 0 180 0 270 0z">
              <text:p/>
            </draw:path>
            <draw:path draw:style-name="gr2" draw:text-style-name="P2" draw:layer="layout" svg:width="0.163cm" svg:height="0.299cm" svg:x="14.009cm" svg:y="6.799cm" svg:viewBox="0 0 164 300" svg:d="M101 13c0-13 0-13-13-13-29 29-70 29-88 29 0 6 0 11 0 17 11 0 41 0 65-13 0 77 0 153 0 230 0 15 0 20-45 20-5 0-11 0-16 0 0 6 0 11 0 17 7 0 62-2 79-2 15 0 72 2 81 2 0-6 0-11 0-17-5 0-11 0-17 0-46 0-46-5-46-20 0-83 0-167 0-250z">
              <text:p/>
            </draw:path>
            <draw:path draw:style-name="gr2" draw:text-style-name="P2" draw:layer="layout" svg:width="0.351cm" svg:height="0.292cm" svg:x="14.448cm" svg:y="7.081cm" svg:viewBox="0 0 352 293" svg:d="M39 247c-2 9-6 24-6 27 0 13 9 19 19 19 7 0 20-6 24-19 0-2 9-31 12-48 5-19 10-39 15-59 4-12 8-27 9-42 4-11 10-29 10-33 9-18 44-77 105-77 29 0 35 24 35 44 0 40-32 123-43 151-5 15-5 22-5 29 0 30 22 54 53 54 61 0 85-96 85-100 0-7-5-7-7-7-8 0-8 2-11 11-13 44-33 81-67 81-11 0-14-7-14-22s5-31 11-44c13-35 40-107 40-144 0-42-27-68-75-68-58 0-89 40-100 55-4-35-31-55-61-55-29 0-42 26-48 37-11 22-20 59-20 62 0 6 7 6 9 6 6 0 6 0 11-15 11-46 24-75 46-75 13 0 21 7 21 29 0 13-2 20-11 54-13 49-25 99-37 149z">
              <text:p/>
            </draw:path>
          </draw:g>
        </draw:g>
        <draw:frame draw:style-name="gr31" draw:text-style-name="P15" draw:layer="layout" svg:width="8.501cm" svg:height="1.296cm" svg:x="10.199cm" svg:y="7.5cm">
          <draw:text-box>
            <text:p><text:span text:style-name="T17">Knuth’s up-arrow notation</text:span></text:p>
          </draw:text-box>
        </draw:frame>
        <draw:frame draw:style-name="gr32" draw:text-style-name="P17" draw:layer="layout" svg:width="8.501cm" svg:height="1.699cm" svg:x="18.1cm" svg:y="7.501cm">
          <draw:text-box>
            <text:p text:style-name="P16"><text:span text:style-name="T17">arrow</text:span></text:p>
            <text:p text:style-name="P16"><text:span text:style-name="T17">duplicating</text:span></text:p>
          </draw:text-box>
        </draw:frame>
        <draw:frame draw:style-name="gr32" draw:text-style-name="P17" draw:layer="layout" svg:width="8.501cm" svg:height="1.699cm" svg:x="21.501cm" svg:y="7.502cm">
          <draw:text-box>
            <text:p text:style-name="P16"><text:span text:style-name="T17">arrow</text:span></text:p>
            <text:p text:style-name="P16"><text:span text:style-name="T17">nesting</text:span></text:p>
          </draw:text-box>
        </draw:frame>
        <draw:g>
          <svg:title>TexMaths</svg:title>
          <svg:desc>28§display§A(n)§svg§600§FALSE§</svg:desc>
          <draw:g>
            <draw:path draw:style-name="gr1" draw:text-style-name="P1" draw:layer="layout" svg:width="1.364cm" svg:height="0.635cm" svg:x="19.055cm" svg:y="6.794cm" svg:viewBox="0 0 1365 636" svg:d="M683 636c-228 0-455 0-683 0 0-212 0-424 0-636 455 0 910 0 1365 0 0 212 0 424 0 636-227 0-455 0-682 0z">
              <text:p/>
            </draw:path>
            <draw:path draw:style-name="gr2" draw:text-style-name="P2" draw:layer="layout" svg:width="0.486cm" svg:height="0.505cm" svg:x="19.043cm" svg:y="6.782cm" svg:viewBox="0 0 487 506" svg:d="M103 426c-28 46-57 56-87 58-8 2-16 2-16 14 0 4 4 8 10 8 20 0 40-2 61-2 24 0 48 2 70 2 4 0 15 0 15-14 0-6-7-8-13-8-16 0-32-6-32-24 0-8 4-16 10-26 18-30 35-61 53-91 60 0 120 0 179 0 0 16 11 111 11 119 0 20-37 22-51 22-10 0-18 0-18 14 0 8 7 6 10 8 30 0 61-2 89-2 18 0 63 2 81 2 4 0 12 0 12-14 0-8-6-8-16-8-45 0-45-4-47-24-14-147-28-295-42-442-2-14-2-18-14-18-10 0-15 6-19 12-82 138-164 276-246 414zM188 321c46-78 93-155 139-232 8 77 15 154 22 232-53 0-107 0-161 0z">
              <text:p/>
            </draw:path>
            <draw:path draw:style-name="gr2" draw:text-style-name="P2" draw:layer="layout" svg:width="0.163cm" svg:height="0.707cm" svg:x="19.621cm" svg:y="6.758cm" svg:viewBox="0 0 164 708" svg:d="M164 700c0-2 0-2-10-14-89-91-114-224-114-331 0-125 29-248 116-335 8-10 8-10 8-12 0-6-2-8-6-8-9 0-71 48-114 139-36 77-44 156-44 216 0 55 8 139 46 220 43 87 103 133 112 133 4 0 6-2 6-8z">
              <text:p/>
            </draw:path>
            <draw:path draw:style-name="gr2" draw:text-style-name="P2" draw:layer="layout" svg:width="0.383cm" svg:height="0.32cm" svg:x="19.847cm" svg:y="6.976cm" svg:viewBox="0 0 384 321" svg:d="M42 270c-2 12-6 29-6 33 0 12 8 18 21 18 8 0 20-6 26-20 0-2 8-35 12-53 5-21 11-42 16-62 4-17 8-33 12-49 2-12 8-32 10-34 10-22 47-87 115-87 33 0 39 26 39 49 0 44-35 135-47 165-6 16-8 24-8 32 0 35 27 59 59 59 67 0 93-103 93-109s-6-6-8-6c-8 0-8 2-10 12-15 48-39 87-73 87-12 0-18-6-18-23 0-18 8-34 14-50 12-38 42-115 42-155 0-49-30-77-81-77-64 0-99 46-111 63-4-41-32-63-64-63-33 0-47 28-55 40-10 25-20 67-20 69 0 8 6 8 8 8 8 0 8-2 12-16 12-51 26-85 53-85 14 0 22 8 22 32 0 15-2 23-12 59-14 54-27 109-41 163z">
              <text:p/>
            </draw:path>
            <draw:path draw:style-name="gr2" draw:text-style-name="P2" draw:layer="layout" svg:width="0.165cm" svg:height="0.707cm" svg:x="20.291cm" svg:y="6.758cm" svg:viewBox="0 0 166 708" svg:d="M166 355c0-56-8-141-47-222-42-87-105-133-111-133-4 0-8 4-8 8 0 2 0 2 14 16 69 69 109 182 109 331 0 119-26 244-113 333-10 10-10 10-10 12 0 4 4 8 8 8 6 0 71-48 113-139 37-77 45-155 45-214z">
              <text:p/>
            </draw:path>
          </draw:g>
        </draw:g>
        <draw:g>
          <svg:title>TexMaths</svg:title>
          <svg:desc>28§display§B(n)§svg§600§FALSE§</svg:desc>
          <draw:g>
            <draw:path draw:style-name="gr1" draw:text-style-name="P1" draw:layer="layout" svg:width="1.475cm" svg:height="0.665cm" svg:x="21.89cm" svg:y="6.796cm" svg:viewBox="0 0 1476 666" svg:d="M737 666c-246 0-491 0-737 0 0-222 0-444 0-666 492 0 984 0 1476 0 0 222 0 444 0 666-246 0-493 0-739 0z">
              <text:p/>
            </draw:path>
            <draw:path draw:style-name="gr2" draw:text-style-name="P2" draw:layer="layout" svg:width="0.531cm" svg:height="0.504cm" svg:x="21.884cm" svg:y="6.809cm" svg:viewBox="0 0 532 505" svg:d="M87 448c-7 28-9 34-68 34-13 0-19 0-19 15 0 8 6 8 19 8 89 0 178 0 267 0 116 0 205-86 205-160 0-53-44-96-116-104 78-15 157-70 157-140 0-54-51-101-140-101-84 0-167 0-250 0-13 0-21 0-21 15 0 8 6 8 21 8 2 0 15 0 27 0 15 2 22 2 22 13 0 2-3 4-5 15-33 132-66 265-99 397zM199 235c16-62 31-123 47-184 6-26 8-28 40-28s63 0 95 0c66 0 83 43 83 76 0 66-66 136-155 136-37 0-73 0-110 0zM167 482c-10 0-12 0-17 0-8 0-10-2-10-8 0-2 0-2 4-17 17-69 34-137 51-205 47 0 94 0 142 0 70 0 84 52 84 86 0 72-65 144-154 144-33 0-67 0-100 0z">
              <text:p/>
            </draw:path>
            <draw:path draw:style-name="gr2" draw:text-style-name="P2" draw:layer="layout" svg:width="0.171cm" svg:height="0.741cm" svg:x="22.528cm" svg:y="6.758cm" svg:viewBox="0 0 172 742" svg:d="M172 734c0-2 0-2-13-15-93-95-117-235-117-349 0-129 30-258 121-349 9-10 9-10 9-13 0-6-3-8-7-8-8 0-74 51-118 146-39 80-47 163-47 224 0 59 8 148 49 233 44 91 108 139 116 139 4 0 7-2 7-8z">
              <text:p/>
            </draw:path>
            <draw:path draw:style-name="gr2" draw:text-style-name="P2" draw:layer="layout" svg:width="0.401cm" svg:height="0.335cm" svg:x="22.765cm" svg:y="6.986cm" svg:viewBox="0 0 402 336" svg:d="M44 283c-4 13-8 30-8 34 0 13 11 19 23 19 9 0 21-6 28-21 0-2 8-36 13-55 5-22 11-44 16-65 5-17 9-34 13-51 2-13 9-34 9-36 12-23 50-91 122-91 32 0 41 27 41 51 0 46-38 141-49 173-6 17-8 25-8 34 0 36 27 61 61 61 70 0 97-108 97-114s-6-6-8-6c-9 0-9 2-11 12-15 51-40 91-76 91-13 0-19-6-19-23 0-19 8-36 15-53 13-40 44-120 44-163 0-50-31-80-84-80-68 0-104 49-117 66-4-43-34-66-68-66s-48 30-57 42c-10 26-21 70-21 72 0 9 6 9 8 9 9 0 9-2 13-17 13-53 28-89 55-89 15 0 21 8 21 34 0 15-2 23-10 61-14 57-28 114-43 171z">
              <text:p/>
            </draw:path>
            <draw:path draw:style-name="gr2" draw:text-style-name="P2" draw:layer="layout" svg:width="0.173cm" svg:height="0.741cm" svg:x="23.231cm" svg:y="6.758cm" svg:viewBox="0 0 174 742" svg:d="M174 370c0-57-9-146-49-230-45-91-110-140-117-140-4 0-8 4-8 8 0 3 0 3 15 17 72 72 114 191 114 345 0 127-27 258-118 351-11 11-11 11-11 13 0 4 4 8 8 8 7 0 75-51 119-146 38-80 47-163 47-226z">
              <text:p/>
            </draw:path>
          </draw:g>
        </draw:g>
        <draw:custom-shape draw:style-name="gr33" draw:text-style-name="P18" draw:layer="layout" svg:width="2.8cm" svg:height="0.8cm" svg:x="22.7cm" svg:y="5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3.8cm" svg:height="2cm" svg:x="25.5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30" draw:text-style-name="P5" draw:layer="layout" svg:x1="1.8cm" svg:y1="6cm" svg:x2="29cm" svg:y2="6cm">
          <text:p/>
        </draw:line>
        <draw:g>
          <svg:title>TexMaths</svg:title>
          <svg:desc>28§display§f_{\omega}§svg§600§FALSE§</svg:desc>
          <draw:g>
            <draw:path draw:style-name="gr1" draw:text-style-name="P1" draw:layer="layout" svg:width="0.845cm" svg:height="0.789cm" svg:x="6.104cm" svg:y="4.16cm" svg:viewBox="0 0 846 790" svg:d="M0 0c282 0 564 0 846 0 0 263 0 526 0 790-282 0-564 0-846 0 0-264 0-527 0-790z">
              <text:p/>
            </draw:path>
            <draw:path draw:style-name="gr2" draw:text-style-name="P2" draw:layer="layout" svg:width="0.485cm" svg:height="0.889cm" svg:x="6.107cm" svg:y="4.11cm" svg:viewBox="0 0 486 890" svg:d="M307 299c28 0 56 0 84 0 19 0 28 0 28-20 0-11-9-11-25-11-27 0-54 0-81 0 6-37 13-75 19-112 3-19 17-89 23-100 11-20 27-34 47-34 3 0 28 0 47 17-41 3-53 39-53 53 0 22 17 34 37 34 25 0 53-20 53-59 0-45-45-67-84-67-33 0-95 17-126 114-5 20-8 31-30 154-23 0-45 0-67 0-20 0-31 0-31 19 0 12 8 12 28 12 21 0 43 0 64 0-24 128-48 256-72 385-17 94-34 184-87 184-3 0-28 0-45-17 45-3 53-39 53-53 0-22-19-34-36-34-25 0-53 20-53 59 0 45 42 67 81 67 56 0 95-59 112-95 30-61 53-181 55-187 20-103 40-206 59-309z">
              <text:p/>
            </draw:path>
            <draw:path draw:style-name="gr2" draw:text-style-name="P2" draw:layer="layout" svg:width="0.443cm" svg:height="0.306cm" svg:x="6.556cm" svg:y="4.646cm" svg:viewBox="0 0 444 307" svg:d="M444 47c0-19-8-47-36-47-17 0-37 20-37 36 0 23 37 28 37 76 0 41-42 142-120 142-31 0-59-25-70-53 11-17 25-64 25-81 0-11-6-20-17-20-33 0-36 73-36 98-20 25-56 56-101 56-36 0-64-34-64-81 0-78 73-145 73-156 0-9-9-17-14-17-9 0-11 6-17 11-8 11-17 25-25 39-25 42-42 98-42 148 0 56 22 109 84 109 47 0 86-31 111-67 12 42 42 67 87 67 120 0 162-204 162-260z">
              <text:p/>
            </draw:path>
          </draw:g>
        </draw:g>
        <draw:g>
          <svg:title>TexMaths</svg:title>
          <svg:desc>28§display§f_{\omega+1}§svg§600§FALSE§</svg:desc>
          <draw:g>
            <draw:path draw:style-name="gr1" draw:text-style-name="P1" draw:layer="layout" svg:width="1.825cm" svg:height="0.817cm" svg:x="8.624cm" svg:y="4.132cm" svg:viewBox="0 0 1826 818" svg:d="M0 0c609 0 1217 0 1826 0 0 273 0 545 0 818-609 0-1217 0-1826 0 0-273 0-545 0-818z">
              <text:p/>
            </draw:path>
            <draw:path draw:style-name="gr2" draw:text-style-name="P2" draw:layer="layout" svg:width="0.488cm" svg:height="0.889cm" svg:x="8.627cm" svg:y="4.082cm" svg:viewBox="0 0 489 890" svg:d="M308 299c28 0 55 0 83 0 20 0 28 0 28-20 0-11-8-11-25-11-27 0-54 0-81 0 7-37 13-75 20-112 5-19 19-89 25-100 8-20 25-34 45-34 5 0 30 0 47 17-42 3-53 39-53 53 0 22 20 34 36 34 28 0 56-20 56-59 0-45-44-67-86-67-34 0-95 17-123 114-6 20-12 31-34 154-22 0-45 0-67 0-20 0-31 0-31 19 0 12 9 12 28 12 22 0 43 0 64 0-24 129-48 258-72 387-17 95-34 185-87 185-3 0-28 0-45-20 45-3 53-36 53-53 0-22-16-33-36-33-25 0-53 22-53 58 0 45 42 67 81 67 56 0 95-56 112-95 31-61 53-178 56-187 19-103 39-206 59-309z">
              <text:p/>
            </draw:path>
            <draw:path draw:style-name="gr2" draw:text-style-name="P2" draw:layer="layout" svg:width="0.446cm" svg:height="0.306cm" svg:x="9.077cm" svg:y="4.618cm" svg:viewBox="0 0 447 307" svg:d="M447 47c0-19-11-47-39-47-17 0-33 20-33 36 0 23 36 28 36 76 0 41-45 142-120 142-34 0-62-22-70-53 8-14 25-61 25-81 0-11-6-20-20-20-33 0-36 73-36 98-19 25-53 56-98 56-36 0-64-34-64-81 0-78 70-145 70-156 0-9-6-14-14-14-9 0-11 3-17 8-8 11-17 25-25 39-25 42-42 101-42 148 0 56 22 109 87 109 44 0 84-28 109-67 14 42 44 67 86 67 123 0 165-201 165-260z">
              <text:p/>
            </draw:path>
            <draw:path draw:style-name="gr2" draw:text-style-name="P2" draw:layer="layout" svg:width="0.502cm" svg:height="0.504cm" svg:x="9.622cm" svg:y="4.495cm" svg:viewBox="0 0 503 505" svg:d="M268 271c70 0 140 0 210 0 8 0 25 0 25-17 0-20-14-20-25-20-70 0-140 0-210 0 0-69 0-139 0-209 0-8 0-25-16-25-17 0-17 17-17 25 0 70 0 140 0 209-70 0-140 0-210 0-11 0-25 0-25 17 0 20 14 20 25 20 70 0 140 0 210 0 0 69 0 139 0 209 0 8 0 25 17 25 16 0 16-17 16-25 0-70 0-140 0-209z">
              <text:p/>
            </draw:path>
            <draw:path draw:style-name="gr2" draw:text-style-name="P2" draw:layer="layout" svg:width="0.248cm" svg:height="0.454cm" svg:x="10.251cm" svg:y="4.464cm" svg:viewBox="0 0 249 455" svg:d="M154 20c0-20 0-20-20-20-45 42-106 45-134 45 0 7 0 15 0 22 14 0 62 0 98-17 0 116 0 233 0 349 0 22 0 31-67 31-10 0-19 0-28 0 0 8 0 16 0 25 14 0 98-3 123-3 22 0 109 3 123 3 0-9 0-17 0-25-9 0-17 0-25 0-70 0-70-9-70-31 0-126 0-253 0-379z">
              <text:p/>
            </draw:path>
          </draw:g>
        </draw:g>
        <draw:line draw:style-name="gr16" draw:text-style-name="P5" draw:layer="layout" svg:x1="6.727cm" svg:y1="5.704cm" svg:x2="6.727cm" svg:y2="6.362cm">
          <text:p/>
        </draw:line>
        <draw:line draw:style-name="gr16" draw:text-style-name="P5" draw:layer="layout" svg:x1="9.627cm" svg:y1="5.704cm" svg:x2="9.627cm" svg:y2="6.362cm">
          <text:p/>
        </draw:line>
        <draw:custom-shape draw:style-name="gr33" draw:text-style-name="P18" draw:layer="layout" svg:width="2.8cm" svg:height="0.8cm" svg:x="20.327cm" svg:y="5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3.8cm" svg:height="2cm" svg:x="23.1cm" svg:y="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text{Ack}(n)§svg§600§FALSE§</svg:desc>
          <draw:g>
            <draw:path draw:style-name="gr1" draw:text-style-name="P1" draw:layer="layout" svg:width="2.279cm" svg:height="0.71cm" svg:x="5.669cm" svg:y="6.887cm" svg:viewBox="0 0 2280 711" svg:d="M1140 711c-380 0-760 0-1140 0 0-237 0-474 0-711 760 0 1520 0 2280 0 0 237 0 474 0 711-380 0-760 0-1140 0z">
              <text:p/>
            </draw:path>
            <draw:path draw:style-name="gr2" draw:text-style-name="P2" draw:layer="layout" svg:width="0.544cm" svg:height="0.566cm" svg:x="5.653cm" svg:y="6.874cm" svg:viewBox="0 0 545 567" svg:d="M292 16c-5-9-6-16-18-16-13 0-16 5-21 16-54 158-108 316-163 474-15 40-47 52-90 52 0 8 0 16 0 25 20 0 54-3 81-3 25 0 66 3 93 3 0-9 0-17 0-25-41 0-61-18-61-41 0-2 2-9 2-11 12-35 24-69 37-104 65 0 131 0 196 0 14 41 27 81 41 122 2 2 4 7 4 11 0 23-45 23-67 23 0 8 0 16 0 25 29-3 86-3 115-3 34 0 70 0 104 3 0-9 0-17 0-25-5 0-9 0-14 0-47 0-58-5-67-32-58-165-115-329-172-494zM249 104c30 86 60 171 90 257-59 0-119 0-178 0 29-86 58-171 88-257z">
              <text:p/>
            </draw:path>
            <draw:path draw:style-name="gr2" draw:text-style-name="P2" draw:layer="layout" svg:width="0.302cm" svg:height="0.362cm" svg:x="6.25cm" svg:y="7.086cm" svg:viewBox="0 0 303 363" svg:d="M68 183c0-129 63-163 106-163 7 0 57 0 86 30-34 2-38 24-38 36 0 20 13 36 36 36 20 0 36-14 36-36 0-54-59-86-120-86-99 0-174 86-174 183 0 101 79 180 172 180 106 0 131-96 131-103 0-8-7-7-9-7-9 0-9 2-11 7-23 74-75 83-104 83-43 0-111-34-111-160z">
              <text:p/>
            </draw:path>
            <draw:path draw:style-name="gr2" draw:text-style-name="P2" draw:layer="layout" svg:width="0.381cm" svg:height="0.548cm" svg:x="6.578cm" svg:y="6.892cm" svg:viewBox="0 0 382 549" svg:d="M61 490c0 34-9 34-61 34 0 8 0 16 0 25 25 0 63-3 86-3s54 0 88 3c0-9 0-17 0-25-54 0-63 0-63-34 0-28 0-56 0-84 17-14 34-28 52-43 61 84 93 129 93 143 0 15-14 18-28 18 0 8 0 16 0 25 23 0 68-3 86-3 23 0 46 0 68 3 0-9 0-17 0-25-29 0-47 0-77-41-33-47-66-95-99-142-2-2-7-7-7-9s57-50 66-57c49-40 83-43 99-43 0-8 0-16 0-24-23 2-34 2-54 2-30 0-79-2-91-2 0 8 0 16 0 24 16 0 23 10 23 21 0 16-11 25-16 29-38 33-75 65-113 97 0-126 0-253 0-379-38 3-75 6-113 9 0 8 0 17 0 25 54 0 61 4 61 43 0 137 0 275 0 413z">
              <text:p/>
            </draw:path>
            <draw:path draw:style-name="gr2" draw:text-style-name="P2" draw:layer="layout" svg:width="0.182cm" svg:height="0.791cm" svg:x="7.053cm" svg:y="6.847cm" svg:viewBox="0 0 183 792" svg:d="M183 783c0-2 0-2-13-16-100-101-125-250-125-372 0-138 32-275 129-372 9-12 9-12 9-14 0-7-2-9-7-9-9 0-79 54-126 156-41 86-50 174-50 239 0 63 9 158 52 248 48 97 115 149 124 149 5 0 7-2 7-9z">
              <text:p/>
            </draw:path>
            <draw:path draw:style-name="gr2" draw:text-style-name="P2" draw:layer="layout" svg:width="0.429cm" svg:height="0.358cm" svg:x="7.306cm" svg:y="7.09cm" svg:viewBox="0 0 430 359" svg:d="M45 302c-2 14-7 32-7 37 0 13 12 20 25 20 9 0 23-7 30-23 0-2 9-38 13-58 6-24 12-47 18-70 5-18 9-36 14-55 2-13 9-36 9-38 14-25 54-97 131-97 34 0 43 29 43 54 0 50-41 151-52 185-7 18-9 27-9 36 0 39 29 66 66 66 74 0 104-115 104-122s-7-7-9-7c-9 0-9 2-12 14-16 54-43 97-81 97-14 0-20-7-20-25 0-20 9-38 15-56 14-43 48-129 48-174 0-54-34-86-91-86-72 0-110 52-124 70-4-45-35-70-72-70-38 0-52 32-61 45-12 27-23 75-23 77 0 9 7 9 9 9 9 0 9-2 14-18 13-57 29-95 58-95 16 0 23 9 23 36 0 16-2 25-11 66-16 61-32 122-48 182z">
              <text:p/>
            </draw:path>
            <draw:path draw:style-name="gr2" draw:text-style-name="P2" draw:layer="layout" svg:width="0.184cm" svg:height="0.791cm" svg:x="7.804cm" svg:y="6.847cm" svg:viewBox="0 0 185 792" svg:d="M185 395c0-61-9-156-52-246-47-97-117-149-124-149-4 0-9 5-9 9 0 2 0 2 16 18 77 77 122 203 122 368 0 135-29 275-127 375-11 11-11 11-11 13 0 5 5 9 9 9 7 0 79-54 127-155 40-86 49-174 49-242z">
              <text:p/>
            </draw:path>
          </draw:g>
        </draw:g>
        <draw:g>
          <svg:title>TexMaths</svg:title>
          <svg:desc>28§display§g_n§svg§600§FALSE§</svg:desc>
          <draw:g>
            <draw:path draw:style-name="gr1" draw:text-style-name="P1" draw:layer="layout" svg:width="0.726cm" svg:height="0.473cm" svg:x="9.328cm" svg:y="6.993cm" svg:viewBox="0 0 727 474" svg:d="M362 474c-121 0-241 0-362 0 0-158 0-316 0-474 242 0 485 0 727 0 0 158 0 316 0 474-122 0-243 0-365 0z">
              <text:p/>
            </draw:path>
            <draw:path draw:style-name="gr2" draw:text-style-name="P2" draw:layer="layout" svg:width="0.398cm" svg:height="0.562cm" svg:x="9.296cm" svg:y="6.948cm" svg:viewBox="0 0 399 563" svg:d="M397 57c2-5 2-10 2-15 0-15-9-25-24-25-8 0-33 8-35 38-17-33-47-55-82-55-99 0-206 122-206 248 0 84 52 136 114 136 52 0 95-39 102-49-17 77-18 76-27 114-5 7-33 94-127 94-15 0-45 0-69-7 27-10 37-33 37-47 0-13-10-30-35-30-17 0-47 15-47 49 0 38 32 55 117 55 109 0 171-69 183-122 32-128 65-256 97-384zM285 273c-5 22-24 44-44 62-20 15-45 30-72 30-42 0-55-45-55-80 0-42 25-144 47-188 25-42 62-77 100-77 57 0 69 69 69 74s-3 10-3 13c-14 55-28 110-42 166z">
              <text:p/>
            </draw:path>
            <draw:path draw:style-name="gr2" draw:text-style-name="P2" draw:layer="layout" svg:width="0.371cm" svg:height="0.274cm" svg:x="9.728cm" svg:y="7.193cm" svg:viewBox="0 0 372 275" svg:d="M45 231c-3 7-5 22-5 24 0 15 10 20 20 20 12 0 22-6 24-12 3-6 8-25 10-40 3-10 10-39 15-54 3-13 8-25 10-40 5-25 8-30 25-55 17-24 45-57 92-57 34 0 34 33 34 43 0 37-24 104-34 131-8 17-10 22-10 32 0 32 27 52 57 52 62 0 89-84 89-94 0-7-7-7-10-7-10 0-10 5-12 10-13 49-40 74-65 74-12 0-15-8-15-20 0-15 3-22 15-50 8-19 33-84 33-119 0-57-48-69-80-69-52 0-84 32-104 57-3-42-40-57-65-57-24 0-39 20-47 35-15 22-22 57-22 59 0 8 7 8 10 8 10 0 10-3 12-18 10-37 23-67 45-67 17 0 20 15 20 30 0 13-4 36-8 52-3 16-12 40-14 55-7 25-14 51-20 77z">
              <text:p/>
            </draw:path>
          </draw:g>
        </draw:g>
        <draw:frame draw:style-name="gr32" draw:text-style-name="P17" draw:layer="layout" svg:width="8.501cm" svg:height="1.699cm" svg:x="5.2cm" svg:y="7.801cm">
          <draw:text-box>
            <text:p text:style-name="P16"><text:span text:style-name="T17">Ackermann <text:s text:c="3"/>Graham</text:span></text:p>
          </draw:text-box>
        </draw:frame>
        <draw:g>
          <svg:title>TexMaths</svg:title>
          <svg:desc>28§display§f_{\omega^2}§svg§600§FALSE§</svg:desc>
          <draw:g>
            <draw:path draw:style-name="gr1" draw:text-style-name="P1" draw:layer="layout" svg:width="1.184cm" svg:height="0.789cm" svg:x="14.605cm" svg:y="4.161cm" svg:viewBox="0 0 1185 790" svg:d="M0 0c395 0 790 0 1185 0 0 263 0 526 0 790-395 0-790 0-1185 0 0-264 0-527 0-790z">
              <text:p/>
            </draw:path>
            <draw:path draw:style-name="gr2" draw:text-style-name="P2" draw:layer="layout" svg:width="0.485cm" svg:height="0.889cm" svg:x="14.608cm" svg:y="4.111cm" svg:viewBox="0 0 486 890" svg:d="M307 299c28 0 56 0 84 0 20 0 28 0 28-20 0-11-8-11-25-11-27 0-54 0-81 0 6-37 13-75 20-112 2-19 16-89 22-100 11-20 28-34 47-34 3 0 28 0 48 17-42 3-53 39-53 53 0 22 17 34 36 34 25 0 53-20 53-59 0-45-44-67-84-67-33 0-95 17-125 114-6 20-9 31-31 154-22 0-45 0-67 0-20 0-31 0-31 19 0 12 8 12 28 12 21 0 43 0 64 0-24 128-48 256-72 385-17 94-34 184-87 184-3 0-28 0-45-17 45-3 53-39 53-53 0-22-19-34-36-34-25 0-53 20-53 59 0 45 42 67 81 67 56 0 95-59 112-95 31-61 53-181 56-187 19-103 39-206 58-309z">
              <text:p/>
            </draw:path>
            <draw:path draw:style-name="gr2" draw:text-style-name="P2" draw:layer="layout" svg:width="0.443cm" svg:height="0.309cm" svg:x="15.058cm" svg:y="4.672cm" svg:viewBox="0 0 444 310" svg:d="M444 50c0-22-8-50-36-50-17 0-36 22-36 39 0 22 39 28 39 73 0 44-45 142-123 142-31 0-59-22-70-53 11-14 25-62 25-78 0-11-5-23-17-23-33 0-36 76-36 98-20 25-56 56-101 56-36 0-64-34-64-78 0-81 73-145 73-156 0-9-9-17-14-17-9 0-11 3-17 11-8 8-17 25-25 39-25 39-42 98-42 148 0 56 22 109 84 109 47 0 86-31 112-67 11 42 42 67 86 67 120 0 162-204 162-260z">
              <text:p/>
            </draw:path>
            <draw:path draw:style-name="gr2" draw:text-style-name="P2" draw:layer="layout" svg:width="0.242cm" svg:height="0.323cm" svg:x="15.597cm" svg:y="4.454cm" svg:viewBox="0 0 243 324" svg:d="M243 232c-6 0-13 0-19 0-3 8-9 39-14 41-6 6-48 6-54 6-32 0-65 0-97 0 33-25 70-53 100-73 42-30 84-58 84-111 0-62-59-95-128-95-67 0-115 36-115 84 0 28 20 30 28 30 14 0 28-8 28-28 0-16-11-27-28-30 14-20 42-36 75-36 48 0 87 27 87 78 0 39-28 72-64 103-40 33-80 67-120 100-6 6-6 6-6 9 0 4 0 9 0 14 75 0 151 0 226 0 6-31 12-62 17-92z">
              <text:p/>
            </draw:path>
          </draw:g>
        </draw:g>
        <draw:g>
          <svg:title>TexMaths</svg:title>
          <svg:desc>28§display§f_{\omega^{\omega^\omega}}§svg§600§FALSE§</svg:desc>
          <draw:g>
            <draw:path draw:style-name="gr1" draw:text-style-name="P1" draw:layer="layout" svg:width="1.744cm" svg:height="0.809cm" svg:x="19.5cm" svg:y="4.14cm" svg:viewBox="0 0 1745 810" svg:d="M0 0c582 0 1163 0 1745 0 0 270 0 540 0 810-582 0-1163 0-1745 0 0-270 0-540 0-810z">
              <text:p/>
            </draw:path>
            <draw:path draw:style-name="gr2" draw:text-style-name="P2" draw:layer="layout" svg:width="0.488cm" svg:height="0.889cm" svg:x="19.503cm" svg:y="4.09cm" svg:viewBox="0 0 489 890" svg:d="M308 299c28 0 55 0 83 0 20 0 28 0 28-20 0-11-8-11-25-11-27 0-54 0-81 0 7-37 13-74 20-112 5-19 17-89 25-100 8-20 25-34 45-34 2 0 30 0 47 17-42 3-53 39-53 53 0 22 20 34 36 34 26 0 56-20 56-59 0-45-47-67-86-67-34 0-95 17-123 114-9 20-12 31-34 154-22 0-45 0-67 0-20 0-31 0-31 20 0 11 9 11 28 11 22 0 43 0 64 0-24 128-48 256-72 385-17 95-34 184-87 184-3 0-28 0-45-17 45-2 53-39 53-53 0-22-16-33-36-33-25 0-53 19-53 58 0 45 42 67 81 67 56 0 95-58 112-94 31-62 53-182 56-187 19-104 39-207 59-310z">
              <text:p/>
            </draw:path>
            <draw:path draw:style-name="gr2" draw:text-style-name="P2" draw:layer="layout" svg:width="0.444cm" svg:height="0.309cm" svg:x="19.953cm" svg:y="4.69cm" svg:viewBox="0 0 445 310" svg:d="M445 50c0-22-9-50-37-50-17 0-33 22-33 39 0 22 36 28 36 73 0 44-45 142-120 142-34 0-62-22-70-53 8-14 25-61 25-78 0-11-8-23-20-23-33 0-36 76-36 98-19 25-53 56-98 56-39 0-64-33-64-78 0-81 70-145 70-156 0-9-9-17-14-17-9 0-11 5-17 11-8 8-17 25-25 39-25 39-42 98-42 148 0 56 22 109 84 109 47 0 87-31 112-67 14 42 42 67 86 67 121 0 163-204 163-260z">
              <text:p/>
            </draw:path>
            <draw:path draw:style-name="gr2" draw:text-style-name="P2" draw:layer="layout" svg:width="0.354cm" svg:height="0.22cm" svg:x="20.487cm" svg:y="4.581cm" svg:viewBox="0 0 355 221" svg:d="M355 42c0-20-8-42-28-42-14 0-28 14-28 28 0 19 28 22 28 56 0 36-42 95-89 95-25 0-48-12-59-34 6-14 17-39 17-53 0-11-3-19-14-19-31 0-31 50-31 69-14 20-48 37-73 37-33 0-56-25-56-59 0-50 53-95 53-106 0-8-5-11-13-11-6 0-9 3-12 5-28 37-50 81-50 129 0 42 22 84 73 84 39 0 67-26 86-48 14 36 45 48 70 48 51 0 87-45 107-90 14-33 19-67 19-89z">
              <text:p/>
            </draw:path>
            <draw:path draw:style-name="gr2" draw:text-style-name="P2" draw:layer="layout" svg:width="0.354cm" svg:height="0.222cm" svg:x="20.94cm" svg:y="4.436cm" svg:viewBox="0 0 355 223" svg:d="M355 42c0-17-8-42-31-42-11 0-28 14-28 28 0 19 31 22 31 56 0 39-45 97-92 97-25 0-48-14-56-36 6-11 17-39 17-53 0-11-3-19-17-19-28 0-28 50-28 69-17 23-48 37-73 37-33 0-56-23-56-56 0-50 53-98 53-106 0-9-5-14-13-14-6 0-9 5-12 8-30 34-50 81-50 126 0 44 22 86 70 86 42 0 70-25 89-47 14 33 45 47 70 47 51 0 84-44 104-92 14-33 22-67 22-89z">
              <text:p/>
            </draw:path>
          </draw:g>
        </draw:g>
        <draw:frame draw:style-name="gr32" draw:text-style-name="P17" draw:layer="layout" svg:width="8.501cm" svg:height="1.699cm" svg:x="14.399cm" svg:y="6.701cm">
          <draw:text-box>
            <text:p text:style-name="P16"><text:span text:style-name="T6">??? <text:s text:c="16"/>???</text:span></text:p>
          </draw:text-box>
        </draw:frame>
        <draw:line draw:style-name="gr16" draw:text-style-name="P5" draw:layer="layout" svg:x1="15.227cm" svg:y1="5.704cm" svg:x2="15.227cm" svg:y2="6.362cm">
          <text:p/>
        </draw:line>
        <draw:line draw:style-name="gr16" draw:text-style-name="P5" draw:layer="layout" svg:x1="20.227cm" svg:y1="5.704cm" svg:x2="20.227cm" svg:y2="6.362cm">
          <text:p/>
        </draw:line>
        <draw:custom-shape draw:style-name="gr35" draw:text-style-name="P20" draw:layer="layout" svg:width="2.827cm" svg:height="0.8cm" svg:x="3.899cm" svg:y="5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19" draw:layer="layout" svg:width="3.8cm" svg:height="2cm" svg:x="0.1cm" svg:y="5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linear" draw:start="100%" draw:end="0%" draw:angle="270deg" draw:border="0%"/>
    <draw:opacity draw:name="Transparency_20_4" draw:display-name="Transparency 4" draw:style="linear" draw:start="100%" draw:end="0%" draw:angle="9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20" svg:d="M0 20l10-20 10 20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9T18:36:32.986524580</meta:creation-date>
    <dc:date>2024-12-02T20:31:35.997384529</dc:date>
    <meta:editing-duration>PT3H14M21S</meta:editing-duration>
    <meta:editing-cycles>7</meta:editing-cycles>
    <meta:generator>LibreOffice/7.3.7.2$Linux_X86_64 LibreOffice_project/30$Build-2</meta:generator>
    <meta:document-statistic meta:object-count="1263"/>
  </office:meta>
</office:document-meta>
</file>